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150%"/>
      <style:text-properties fo:color="#bf0041" loext:opacity="100%" style:font-name="Arial" fo:font-size="12pt" officeooo:rsid="004047ac" officeooo:paragraph-rsid="004047ac" style:font-size-asian="12pt" style:font-size-complex="12pt"/>
    </style:style>
    <style:style style:name="P2" style:family="paragraph" style:parent-style-name="Standard">
      <style:paragraph-properties fo:line-height="150%"/>
      <style:text-properties fo:color="#bf0041" loext:opacity="100%" style:font-name="Arial" fo:font-size="12pt" style:font-size-asian="12pt" style:font-size-complex="12pt"/>
    </style:style>
    <style:style style:name="P3" style:family="paragraph" style:parent-style-name="Standard">
      <style:paragraph-properties fo:line-height="150%"/>
      <style:text-properties fo:color="#bf0041" loext:opacity="100%" style:font-name="Arial" fo:font-size="12pt" officeooo:rsid="0012fa52" officeooo:paragraph-rsid="0012fa52" style:font-size-asian="12pt" style:font-size-complex="12pt"/>
    </style:style>
    <style:style style:name="P4" style:family="paragraph" style:parent-style-name="Preformatted_20_Text">
      <style:paragraph-properties fo:line-height="150%"/>
      <style:text-properties fo:color="#bf0041" loext:opacity="100%" style:font-name="Arial" fo:font-size="12pt" officeooo:rsid="0012fa52" officeooo:paragraph-rsid="0016b6fd" style:font-size-asian="12pt" style:font-size-complex="12pt"/>
    </style:style>
    <style:style style:name="P5" style:family="paragraph" style:parent-style-name="Standard">
      <style:paragraph-properties fo:line-height="150%"/>
      <style:text-properties fo:color="#bf0041" loext:opacity="100%" style:font-name="Arial" fo:font-size="12pt" officeooo:rsid="00171a9c" officeooo:paragraph-rsid="00171a9c" style:font-size-asian="12pt" style:font-size-complex="12pt"/>
    </style:style>
    <style:style style:name="P6" style:family="paragraph" style:parent-style-name="Standard">
      <style:paragraph-properties fo:line-height="150%"/>
      <style:text-properties fo:color="#bf0041" loext:opacity="100%" style:font-name="Arial" fo:font-size="12pt" officeooo:rsid="0019543a" officeooo:paragraph-rsid="001abfb9" style:font-size-asian="12pt" style:font-size-complex="12pt"/>
    </style:style>
    <style:style style:name="P7" style:family="paragraph" style:parent-style-name="Standard">
      <style:paragraph-properties fo:line-height="150%"/>
      <style:text-properties fo:color="#bf0041" loext:opacity="100%" style:font-name="Arial" fo:font-size="12pt" officeooo:rsid="0019543a" officeooo:paragraph-rsid="0012fa52" style:font-size-asian="12pt" style:font-size-complex="12pt"/>
    </style:style>
    <style:style style:name="P8" style:family="paragraph" style:parent-style-name="Standard">
      <style:paragraph-properties fo:line-height="150%"/>
      <style:text-properties fo:color="#bf0041" loext:opacity="100%" style:font-name="Arial" fo:font-size="12pt" officeooo:rsid="00201898" officeooo:paragraph-rsid="00201898" style:font-size-asian="12pt" style:font-size-complex="12pt"/>
    </style:style>
    <style:style style:name="P9" style:family="paragraph" style:parent-style-name="Standard">
      <style:paragraph-properties fo:line-height="150%"/>
      <style:text-properties fo:color="#bf0041" loext:opacity="100%" style:font-name="Arial" fo:font-size="12pt" officeooo:rsid="0028cad4" officeooo:paragraph-rsid="0028cad4" style:font-size-asian="12pt" style:font-size-complex="12pt"/>
    </style:style>
    <style:style style:name="P10" style:family="paragraph" style:parent-style-name="Standard">
      <style:paragraph-properties fo:line-height="150%"/>
      <style:text-properties fo:color="#bf0041" loext:opacity="100%" style:font-name="Arial" fo:font-size="12pt" officeooo:rsid="0053b820" officeooo:paragraph-rsid="0053b820" style:font-size-asian="12pt" style:font-size-complex="12pt"/>
    </style:style>
    <style:style style:name="P11" style:family="paragraph" style:parent-style-name="Standard">
      <style:paragraph-properties fo:line-height="150%"/>
      <style:text-properties fo:color="#bf0041" loext:opacity="100%" style:font-name="Arial" fo:font-size="12pt" officeooo:rsid="0037d1ba" officeooo:paragraph-rsid="00583458" style:font-size-asian="12pt" style:font-size-complex="12pt"/>
    </style:style>
    <style:style style:name="P12" style:family="paragraph" style:parent-style-name="Preformatted_20_Text">
      <style:paragraph-properties fo:line-height="150%"/>
      <style:text-properties fo:color="#bf0041" loext:opacity="100%" style:font-name="Arial" fo:font-size="12pt" officeooo:rsid="00132765" officeooo:paragraph-rsid="00132765" style:font-size-asian="12pt" style:font-size-complex="12pt"/>
    </style:style>
    <style:style style:name="P13" style:family="paragraph" style:parent-style-name="Standard">
      <style:paragraph-properties fo:line-height="150%"/>
      <style:text-properties fo:color="#bf0041" loext:opacity="100%" style:font-name="Arial" fo:font-size="12pt" officeooo:rsid="0032e856" officeooo:paragraph-rsid="0012fa52" style:font-size-asian="12pt" style:font-size-complex="12pt"/>
    </style:style>
    <style:style style:name="P14" style:family="paragraph" style:parent-style-name="Standard">
      <style:paragraph-properties fo:line-height="150%"/>
      <style:text-properties fo:color="#bf0041" loext:opacity="100%" style:font-name="Arial" fo:font-size="12pt" style:text-underline-style="solid" style:text-underline-width="auto" style:text-underline-color="font-color" fo:font-weight="bold" officeooo:rsid="0032e856" officeooo:paragraph-rsid="00b40024" style:font-size-asian="12pt" style:font-weight-asian="bold" style:font-size-complex="12pt" style:font-weight-complex="bold"/>
    </style:style>
    <style:style style:name="P15" style:family="paragraph" style:parent-style-name="Standard">
      <style:paragraph-properties fo:line-height="150%"/>
      <style:text-properties style:font-name="Arial" fo:font-size="12pt" officeooo:rsid="0012fa52" officeooo:paragraph-rsid="0012fa52" style:font-size-asian="12pt" style:font-size-complex="12pt"/>
    </style:style>
    <style:style style:name="P16" style:family="paragraph" style:parent-style-name="Standard">
      <style:paragraph-properties fo:line-height="150%"/>
      <style:text-properties style:font-name="Arial" fo:font-size="12pt" officeooo:rsid="0012fa52" officeooo:paragraph-rsid="006ce1af" style:font-size-asian="12pt" style:font-size-complex="12pt"/>
    </style:style>
    <style:style style:name="P17" style:family="paragraph" style:parent-style-name="LO-normal">
      <style:paragraph-properties fo:line-height="150%"/>
      <style:text-properties style:font-name="Arial" fo:font-size="12pt" officeooo:rsid="0012fa52" officeooo:paragraph-rsid="00b46dd3" style:font-size-asian="12pt" style:font-size-complex="12pt"/>
    </style:style>
    <style:style style:name="P18"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style:font-name="Arial" fo:font-size="12pt" officeooo:rsid="0012fa52" officeooo:paragraph-rsid="00ce1e1c" style:font-size-asian="12pt" style:font-size-complex="12pt" fo:hyphenate="false" fo:hyphenation-remain-char-count="2" fo:hyphenation-push-char-count="2" loext:hyphenation-no-caps="false"/>
    </style:style>
    <style:style style:name="P19" style:family="paragraph" style:parent-style-name="LO-normal">
      <style:paragraph-properties fo:line-height="150%" style:writing-mode="lr-tb"/>
      <style:text-properties style:font-name="Arial" fo:font-size="12pt" officeooo:rsid="0012fa52" officeooo:paragraph-rsid="00cf94a1" style:font-size-asian="12pt" style:font-size-complex="12pt"/>
    </style:style>
    <style:style style:name="P20" style:family="paragraph" style:parent-style-name="Standard">
      <style:paragraph-properties fo:margin-left="0cm" fo:margin-right="0cm" fo:line-height="150%" fo:text-indent="0cm" style:auto-text-indent="false"/>
      <style:text-properties style:font-name="Arial" fo:font-size="12pt" officeooo:rsid="0012fa52" officeooo:paragraph-rsid="00987873" style:font-size-asian="12pt" style:font-size-complex="12pt"/>
    </style:style>
    <style:style style:name="P21" style:family="paragraph" style:parent-style-name="Standard">
      <style:paragraph-properties fo:line-height="150%"/>
      <style:text-properties style:font-name="Arial" fo:font-size="12pt" style:font-size-asian="12pt" style:font-size-complex="12pt"/>
    </style:style>
    <style:style style:name="P22" style:family="paragraph" style:parent-style-name="Standard">
      <style:paragraph-properties fo:line-height="150%"/>
      <style:text-properties style:font-name="Arial" fo:font-size="12pt" officeooo:rsid="00132765" officeooo:paragraph-rsid="00132765" style:font-size-asian="12pt" style:font-size-complex="12pt"/>
    </style:style>
    <style:style style:name="P23" style:family="paragraph" style:parent-style-name="Standard">
      <style:paragraph-properties fo:line-height="150%"/>
      <style:text-properties style:font-name="Arial" fo:font-size="12pt" officeooo:rsid="0019543a" officeooo:paragraph-rsid="0019543a" style:font-size-asian="12pt" style:font-size-complex="12pt"/>
    </style:style>
    <style:style style:name="P24" style:family="paragraph" style:parent-style-name="Standard">
      <style:paragraph-properties fo:line-height="150%"/>
      <style:text-properties style:font-name="Arial" fo:font-size="12pt" officeooo:rsid="0021ecb9" officeooo:paragraph-rsid="0012fa52" style:font-size-asian="12pt" style:font-size-complex="12pt"/>
    </style:style>
    <style:style style:name="P25" style:family="paragraph" style:parent-style-name="Standard">
      <style:paragraph-properties fo:line-height="150%"/>
      <style:text-properties style:font-name="Arial" fo:font-size="12pt" officeooo:rsid="0053b820" officeooo:paragraph-rsid="0012fa52" style:font-size-asian="12pt" style:font-size-complex="12pt"/>
    </style:style>
    <style:style style:name="P26" style:family="paragraph" style:parent-style-name="Standard">
      <style:paragraph-properties fo:line-height="150%"/>
      <style:text-properties style:font-name="Arial" fo:font-size="12pt" officeooo:rsid="003c327a" officeooo:paragraph-rsid="003c327a" style:font-size-asian="12pt" style:font-size-complex="12pt"/>
    </style:style>
    <style:style style:name="P27" style:family="paragraph" style:parent-style-name="Standard">
      <style:paragraph-properties fo:line-height="150%"/>
      <style:text-properties style:font-name="Arial" fo:font-size="12pt" officeooo:rsid="0079a846" officeooo:paragraph-rsid="0079a846" style:font-size-asian="12pt" style:font-size-complex="12pt"/>
    </style:style>
    <style:style style:name="P28" style:family="paragraph" style:parent-style-name="Standard">
      <style:paragraph-properties fo:line-height="150%"/>
      <style:text-properties style:font-name="Arial" fo:font-size="12pt" officeooo:rsid="00928cc2" officeooo:paragraph-rsid="00928cc2" style:font-size-asian="12pt" style:font-size-complex="12pt"/>
    </style:style>
    <style:style style:name="P29" style:family="paragraph" style:parent-style-name="Standard">
      <style:paragraph-properties fo:line-height="150%"/>
      <style:text-properties style:font-name="Arial" fo:font-size="12pt" officeooo:rsid="00a2a5a3" officeooo:paragraph-rsid="00a2a5a3" style:font-size-asian="12pt" style:font-size-complex="12pt"/>
    </style:style>
    <style:style style:name="P30" style:family="paragraph" style:parent-style-name="Standard">
      <style:paragraph-properties fo:line-height="150%"/>
      <style:text-properties style:font-name="Arial" fo:font-size="12pt" officeooo:rsid="00b46dd3" officeooo:paragraph-rsid="0012fa52" style:font-size-asian="12pt" style:font-size-complex="12pt"/>
    </style:style>
    <style:style style:name="P31" style:family="paragraph" style:parent-style-name="Standard">
      <style:paragraph-properties fo:line-height="150%"/>
      <style:text-properties style:font-name="Arial" fo:font-size="12pt" officeooo:rsid="00b66aad" officeooo:paragraph-rsid="00b66aad" style:font-size-asian="12pt" style:font-size-complex="12pt"/>
    </style:style>
    <style:style style:name="P32" style:family="paragraph" style:parent-style-name="Standard">
      <style:paragraph-properties fo:line-height="150%"/>
      <style:text-properties style:font-name="Arial" fo:font-size="12pt" fo:font-weight="normal" officeooo:rsid="0012fa52" officeooo:paragraph-rsid="0012fa52" style:font-size-asian="12pt" style:font-weight-asian="normal" style:font-size-complex="12pt" style:font-weight-complex="normal"/>
    </style:style>
    <style:style style:name="P33" style:family="paragraph" style:parent-style-name="Standard">
      <style:paragraph-properties fo:line-height="150%"/>
      <style:text-properties style:font-name="Arial" fo:font-size="12pt" style:text-underline-style="none" fo:font-weight="normal" officeooo:rsid="0012fa52" officeooo:paragraph-rsid="0012fa52" style:font-size-asian="12pt" style:font-weight-asian="normal" style:font-size-complex="12pt" style:font-weight-complex="normal"/>
    </style:style>
    <style:style style:name="P34" style:family="paragraph" style:parent-style-name="LO-normal">
      <style:paragraph-properties fo:line-height="150%"/>
      <style:text-properties style:font-name="Arial" officeooo:paragraph-rsid="00cc50bf"/>
    </style:style>
    <style:style style:name="P35" style:family="paragraph" style:parent-style-name="LO-normal">
      <style:paragraph-properties fo:line-height="150%"/>
      <style:text-properties style:font-name="Arial" officeooo:paragraph-rsid="00ed4a32"/>
    </style:style>
    <style:style style:name="P36" style:family="paragraph" style:parent-style-name="Standard">
      <style:paragraph-properties fo:line-height="150%"/>
      <style:text-properties style:font-name="Arial" officeooo:paragraph-rsid="00b598b5"/>
    </style:style>
    <style:style style:name="P37" style:family="paragraph" style:parent-style-name="Standard">
      <style:paragraph-properties fo:line-height="150%"/>
      <style:text-properties style:font-name="Arial" officeooo:paragraph-rsid="00cb8f89"/>
    </style:style>
    <style:style style:name="P38" style:family="paragraph" style:parent-style-name="LO-normal">
      <style:paragraph-properties fo:line-height="150%"/>
      <style:text-properties style:font-name="Arial" fo:font-weight="normal" officeooo:paragraph-rsid="009c682d" style:font-weight-asian="normal" style:font-weight-complex="normal"/>
    </style:style>
    <style:style style:name="P39" style:family="paragraph" style:parent-style-name="LO-normal">
      <style:paragraph-properties fo:line-height="150%"/>
      <style:text-properties style:font-name="Arial" fo:font-weight="normal" officeooo:paragraph-rsid="00d1e581" style:font-weight-asian="normal" style:font-weight-complex="normal"/>
    </style:style>
    <style:style style:name="P40" style:family="paragraph" style:parent-style-name="LO-normal">
      <style:paragraph-properties fo:line-height="150%" style:writing-mode="lr-tb"/>
      <style:text-properties style:font-name="Arial" officeooo:paragraph-rsid="00cf94a1" fo:background-color="transparent" style:font-name-asian="Arial1" style:font-name-complex="Arial1"/>
    </style:style>
    <style:style style:name="P41" style:family="paragraph" style:parent-style-name="Standard">
      <style:paragraph-properties fo:line-height="150%"/>
      <style:text-properties fo:color="#00a933" loext:opacity="100%" style:font-name="Arial" fo:font-size="12pt" officeooo:rsid="0012fa52" officeooo:paragraph-rsid="0012fa52" style:font-size-asian="12pt" style:font-size-complex="12pt"/>
    </style:style>
    <style:style style:name="P42" style:family="paragraph" style:parent-style-name="LO-normal">
      <style:paragraph-properties fo:line-height="150%"/>
      <style:text-properties fo:color="#800080" loext:opacity="100%" style:font-name="Arial" fo:font-size="12pt" officeooo:rsid="00171a9c" officeooo:paragraph-rsid="009c682d" style:font-size-asian="12pt" style:font-size-complex="12pt"/>
    </style:style>
    <style:style style:name="P43" style:family="paragraph" style:parent-style-name="LO-normal">
      <style:paragraph-properties fo:line-height="150%"/>
      <style:text-properties fo:color="#800080" loext:opacity="100%" style:font-name="Arial" fo:font-size="12pt" officeooo:rsid="00171a9c" officeooo:paragraph-rsid="00d1e581" style:font-size-asian="12pt" style:font-size-complex="12pt"/>
    </style:style>
    <style:style style:name="P44" style:family="paragraph" style:parent-style-name="Standard">
      <style:paragraph-properties fo:line-height="150%"/>
      <style:text-properties fo:color="#800080" loext:opacity="100%" style:font-name="Arial" fo:font-size="12pt" officeooo:rsid="00171a9c" officeooo:paragraph-rsid="00905add" style:font-size-asian="12pt" style:font-size-complex="12pt"/>
    </style:style>
    <style:style style:name="P45" style:family="paragraph" style:parent-style-name="Standard">
      <style:paragraph-properties fo:line-height="150%"/>
      <style:text-properties fo:color="#800080" loext:opacity="100%" style:font-name="Arial" fo:font-size="12pt" officeooo:rsid="00171a9c" officeooo:paragraph-rsid="0090bef6" style:font-size-asian="12pt" style:font-size-complex="12pt"/>
    </style:style>
    <style:style style:name="P46" style:family="paragraph" style:parent-style-name="Standard">
      <style:paragraph-properties fo:line-height="150%"/>
      <style:text-properties fo:color="#800080" loext:opacity="100%" style:font-name="Arial" fo:font-size="12pt" officeooo:rsid="00171a9c" officeooo:paragraph-rsid="00ce1e1c" style:font-size-asian="12pt" style:font-size-complex="12pt"/>
    </style:style>
    <style:style style:name="P47" style:family="paragraph" style:parent-style-name="Standard" style:master-page-name="">
      <loext:graphic-properties draw:fill="none"/>
      <style:paragraph-properties fo:margin-left="0.101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800080" loext:opacity="100%" style:font-name="Arial" fo:font-size="12pt" officeooo:rsid="00171a9c" officeooo:paragraph-rsid="00ce1e1c" style:font-size-asian="12pt" style:font-size-complex="12pt"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0.101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800080" loext:opacity="100%" style:font-name="Arial" fo:font-size="12pt" officeooo:rsid="00171a9c" officeooo:paragraph-rsid="00cf94a1" style:font-size-asian="12pt" style:font-size-complex="12pt" fo:hyphenate="false" fo:hyphenation-remain-char-count="2" fo:hyphenation-push-char-count="2" loext:hyphenation-no-caps="false"/>
    </style:style>
    <style:style style:name="P49" style:family="paragraph" style:parent-style-name="Standard">
      <style:paragraph-properties fo:line-height="150%"/>
      <style:text-properties fo:color="#800080" loext:opacity="100%" style:font-name="Arial" fo:font-size="12pt" officeooo:rsid="00171a9c" officeooo:paragraph-rsid="00d039d2" style:font-size-asian="12pt" style:font-size-complex="12pt"/>
    </style:style>
    <style:style style:name="P50" style:family="paragraph" style:parent-style-name="LO-normal">
      <style:paragraph-properties fo:line-height="150%"/>
      <style:text-properties fo:color="#800080" loext:opacity="100%" style:font-name="Arial" fo:font-size="12pt" officeooo:paragraph-rsid="00ae1c5c" style:font-size-asian="12pt" style:font-size-complex="12pt"/>
    </style:style>
    <style:style style:name="P51" style:family="paragraph" style:parent-style-name="LO-normal">
      <style:paragraph-properties fo:line-height="150%"/>
      <style:text-properties fo:color="#800080" loext:opacity="100%" style:font-name="Arial" fo:font-size="12pt" officeooo:paragraph-rsid="00b46dd3" style:font-size-asian="12pt" style:font-size-complex="12pt"/>
    </style:style>
    <style:style style:name="P52" style:family="paragraph" style:parent-style-name="LO-normal">
      <style:paragraph-properties fo:line-height="150%"/>
      <style:text-properties fo:color="#800080" loext:opacity="100%" style:font-name="Arial" fo:font-size="12pt" officeooo:paragraph-rsid="00cc50bf" style:font-size-asian="12pt" style:font-size-complex="12pt"/>
    </style:style>
    <style:style style:name="P53" style:family="paragraph" style:parent-style-name="Standard">
      <style:paragraph-properties fo:line-height="150%"/>
      <style:text-properties fo:color="#800080" loext:opacity="100%" style:font-name="Arial" fo:font-size="12pt" style:font-size-asian="12pt" style:font-size-complex="12pt"/>
    </style:style>
    <style:style style:name="P54" style:family="paragraph" style:parent-style-name="Standard">
      <style:paragraph-properties fo:line-height="150%"/>
      <style:text-properties fo:color="#800080" loext:opacity="100%" style:font-name="Arial" fo:font-size="12pt" officeooo:paragraph-rsid="00473934" style:font-size-asian="12pt" style:font-size-complex="12pt"/>
    </style:style>
    <style:style style:name="P55" style:family="paragraph" style:parent-style-name="Standard">
      <style:paragraph-properties fo:line-height="150%"/>
      <style:text-properties fo:color="#800080" loext:opacity="100%" style:font-name="Arial" fo:font-size="12pt" officeooo:paragraph-rsid="004c5adc" style:font-size-asian="12pt" style:font-size-complex="12pt"/>
    </style:style>
    <style:style style:name="P56" style:family="paragraph" style:parent-style-name="Standard">
      <style:paragraph-properties fo:line-height="150%"/>
      <style:text-properties fo:color="#800080" loext:opacity="100%" style:font-name="Arial" fo:font-size="12pt" officeooo:paragraph-rsid="00521d55" style:font-size-asian="12pt" style:font-size-complex="12pt"/>
    </style:style>
    <style:style style:name="P57" style:family="paragraph" style:parent-style-name="Standard">
      <style:paragraph-properties fo:line-height="150%"/>
      <style:text-properties fo:color="#800080" loext:opacity="100%" style:font-name="Arial" fo:font-size="12pt" officeooo:paragraph-rsid="00521dab" style:font-size-asian="12pt" style:font-size-complex="12pt"/>
    </style:style>
    <style:style style:name="P58" style:family="paragraph" style:parent-style-name="Standard">
      <style:paragraph-properties fo:line-height="150%"/>
      <style:text-properties fo:color="#800080" loext:opacity="100%" style:font-name="Arial" fo:font-size="12pt" officeooo:paragraph-rsid="00568709" style:font-size-asian="12pt" style:font-size-complex="12pt"/>
    </style:style>
    <style:style style:name="P59" style:family="paragraph" style:parent-style-name="Standard">
      <style:paragraph-properties fo:line-height="150%"/>
      <style:text-properties fo:color="#800080" loext:opacity="100%" style:font-name="Arial" fo:font-size="12pt" officeooo:paragraph-rsid="0053b820" style:font-size-asian="12pt" style:font-size-complex="12pt"/>
    </style:style>
    <style:style style:name="P60" style:family="paragraph" style:parent-style-name="Standard">
      <style:paragraph-properties fo:line-height="150%"/>
      <style:text-properties fo:color="#800080" loext:opacity="100%" style:font-name="Arial" fo:font-size="12pt" officeooo:paragraph-rsid="006099a4" style:font-size-asian="12pt" style:font-size-complex="12pt"/>
    </style:style>
    <style:style style:name="P61" style:family="paragraph" style:parent-style-name="Standard">
      <style:paragraph-properties fo:line-height="150%"/>
      <style:text-properties fo:color="#800080" loext:opacity="100%" style:font-name="Arial" fo:font-size="12pt" officeooo:paragraph-rsid="006ce1af" style:font-size-asian="12pt" style:font-size-complex="12pt"/>
    </style:style>
    <style:style style:name="P62" style:family="paragraph" style:parent-style-name="Standard">
      <style:paragraph-properties fo:line-height="150%"/>
      <style:text-properties fo:color="#800080" loext:opacity="100%" style:font-name="Arial" fo:font-size="12pt" officeooo:paragraph-rsid="009e5621" style:font-size-asian="12pt" style:font-size-complex="12pt"/>
    </style:style>
    <style:style style:name="P63" style:family="paragraph" style:parent-style-name="Standard">
      <style:paragraph-properties fo:line-height="150%"/>
      <style:text-properties fo:color="#800080" loext:opacity="100%" style:font-name="Arial" fo:font-size="12pt" officeooo:paragraph-rsid="00b96f32" style:font-size-asian="12pt" style:font-size-complex="12pt"/>
    </style:style>
    <style:style style:name="P64" style:family="paragraph" style:parent-style-name="Standard">
      <style:paragraph-properties fo:line-height="150%"/>
      <style:text-properties fo:color="#800080" loext:opacity="100%" style:font-name="Arial" fo:font-size="12pt" officeooo:rsid="0079a846" officeooo:paragraph-rsid="0079a846" style:font-size-asian="12pt" style:font-size-complex="12pt"/>
    </style:style>
    <style:style style:name="P65" style:family="paragraph" style:parent-style-name="Standard">
      <style:paragraph-properties fo:line-height="150%"/>
      <style:text-properties fo:color="#800080" loext:opacity="100%" style:font-name="Arial" fo:font-size="12pt" officeooo:rsid="0079a846" officeooo:paragraph-rsid="00a70114" style:font-size-asian="12pt" style:font-size-complex="12pt"/>
    </style:style>
    <style:style style:name="P66" style:family="paragraph" style:parent-style-name="Standard">
      <style:paragraph-properties fo:line-height="150%"/>
      <style:text-properties fo:color="#800080" loext:opacity="100%" style:font-name="Arial" fo:font-size="12pt" officeooo:rsid="0079a846" officeooo:paragraph-rsid="00a8cc97" style:font-size-asian="12pt" style:font-size-complex="12pt"/>
    </style:style>
    <style:style style:name="P67" style:family="paragraph" style:parent-style-name="Standard">
      <style:paragraph-properties fo:line-height="150%"/>
      <style:text-properties fo:color="#800080" loext:opacity="100%" style:font-name="Arial" fo:font-size="12pt" officeooo:rsid="0079a846" officeooo:paragraph-rsid="00aaba64" style:font-size-asian="12pt" style:font-size-complex="12pt"/>
    </style:style>
    <style:style style:name="P68" style:family="paragraph" style:parent-style-name="Standard">
      <style:paragraph-properties fo:line-height="150%"/>
      <style:text-properties fo:color="#800080" loext:opacity="100%" style:font-name="Arial" fo:font-size="12pt" officeooo:rsid="007ec786" officeooo:paragraph-rsid="007ec786" style:font-size-asian="12pt" style:font-size-complex="12pt"/>
    </style:style>
    <style:style style:name="P69" style:family="paragraph" style:parent-style-name="Standard">
      <style:paragraph-properties fo:line-height="150%"/>
      <style:text-properties fo:color="#800080" loext:opacity="100%" style:font-name="Arial" fo:font-size="12pt" officeooo:rsid="00810f1d" officeooo:paragraph-rsid="00810f1d" style:font-size-asian="12pt" style:font-size-complex="12pt"/>
    </style:style>
    <style:style style:name="P70" style:family="paragraph" style:parent-style-name="Standard">
      <style:paragraph-properties fo:line-height="150%"/>
      <style:text-properties fo:color="#800080" loext:opacity="100%" style:font-name="Arial" fo:font-size="12pt" officeooo:rsid="0012fa52" officeooo:paragraph-rsid="0012fa52" style:font-size-asian="12pt" style:font-size-complex="12pt"/>
    </style:style>
    <style:style style:name="P71" style:family="paragraph" style:parent-style-name="Standard">
      <style:paragraph-properties fo:line-height="150%"/>
      <style:text-properties fo:color="#800080" loext:opacity="100%" style:font-name="Arial" fo:font-size="12pt" officeooo:rsid="0012fa52" officeooo:paragraph-rsid="0058701f" style:font-size-asian="12pt" style:font-size-complex="12pt"/>
    </style:style>
    <style:style style:name="P72" style:family="paragraph" style:parent-style-name="Standard">
      <style:paragraph-properties fo:line-height="150%"/>
      <style:text-properties fo:color="#800080" loext:opacity="100%" style:font-name="Arial" fo:font-size="12pt" officeooo:rsid="0012fa52" officeooo:paragraph-rsid="00d3c1e4" style:font-size-asian="12pt" style:font-size-complex="12pt"/>
    </style:style>
    <style:style style:name="P73" style:family="paragraph" style:parent-style-name="Standard">
      <style:paragraph-properties fo:line-height="150%"/>
      <style:text-properties fo:color="#800080" loext:opacity="100%" style:font-name="Arial" fo:font-size="12pt" officeooo:rsid="006d6378" officeooo:paragraph-rsid="006d6378" style:font-size-asian="12pt" style:font-size-complex="12pt"/>
    </style:style>
    <style:style style:name="P74" style:family="paragraph" style:parent-style-name="Standard">
      <style:paragraph-properties fo:line-height="150%"/>
      <style:text-properties fo:color="#800080" loext:opacity="100%" style:font-name="Arial" fo:font-size="12pt" officeooo:rsid="00521d55" officeooo:paragraph-rsid="00521d55" style:font-size-asian="12pt" style:font-size-complex="12pt"/>
    </style:style>
    <style:style style:name="P75" style:family="paragraph" style:parent-style-name="Standard">
      <style:paragraph-properties fo:line-height="150%"/>
      <style:text-properties fo:color="#800080" loext:opacity="100%" style:font-name="Arial" fo:font-size="12pt" officeooo:rsid="00201898" officeooo:paragraph-rsid="00521d55" style:font-size-asian="12pt" style:font-size-complex="12pt"/>
    </style:style>
    <style:style style:name="P76" style:family="paragraph" style:parent-style-name="Standard">
      <style:paragraph-properties fo:line-height="150%"/>
      <style:text-properties fo:color="#800080" loext:opacity="100%" style:font-name="Arial" fo:font-size="12pt" officeooo:rsid="002a93b4" officeooo:paragraph-rsid="002a93b4" style:font-size-asian="12pt" style:font-size-complex="12pt"/>
    </style:style>
    <style:style style:name="P77" style:family="paragraph" style:parent-style-name="Standard">
      <style:paragraph-properties fo:line-height="150%"/>
      <style:text-properties fo:color="#800080" loext:opacity="100%" style:font-name="Arial" fo:font-size="12pt" officeooo:rsid="026ac15a" officeooo:paragraph-rsid="002a93b4" style:font-size-asian="12pt" style:font-size-complex="12pt"/>
    </style:style>
    <style:style style:name="P78" style:family="paragraph" style:parent-style-name="Standard">
      <style:paragraph-properties fo:line-height="150%"/>
      <style:text-properties fo:color="#800080" loext:opacity="100%" style:font-name="Arial" fo:font-size="12pt" officeooo:rsid="0053b820" officeooo:paragraph-rsid="0053b820" style:font-size-asian="12pt" style:font-size-complex="12pt"/>
    </style:style>
    <style:style style:name="P79" style:family="paragraph" style:parent-style-name="Standard">
      <style:paragraph-properties fo:line-height="150%"/>
      <style:text-properties fo:color="#800080" loext:opacity="100%" style:font-name="Arial" fo:font-size="12pt" officeooo:rsid="0032e856" officeooo:paragraph-rsid="0032e856" style:font-size-asian="12pt" style:font-size-complex="12pt"/>
    </style:style>
    <style:style style:name="P80" style:family="paragraph" style:parent-style-name="Standard">
      <style:paragraph-properties fo:line-height="150%"/>
      <style:text-properties fo:color="#800080" loext:opacity="100%" style:font-name="Arial" fo:font-size="12pt" officeooo:rsid="0032e856" officeooo:paragraph-rsid="0053b820" style:font-size-asian="12pt" style:font-size-complex="12pt"/>
    </style:style>
    <style:style style:name="P81" style:family="paragraph" style:parent-style-name="Standard">
      <style:paragraph-properties fo:line-height="150%"/>
      <style:text-properties fo:color="#800080" loext:opacity="100%" style:font-name="Arial" fo:font-size="12pt" officeooo:rsid="02792ca4" officeooo:paragraph-rsid="0053b820" style:font-size-asian="12pt" style:font-size-complex="12pt"/>
    </style:style>
    <style:style style:name="P82" style:family="paragraph" style:parent-style-name="Standard">
      <style:paragraph-properties fo:line-height="150%"/>
      <style:text-properties fo:color="#800080" loext:opacity="100%" style:font-name="Arial" fo:font-size="12pt" officeooo:rsid="003389a6" officeooo:paragraph-rsid="003389a6" style:font-size-asian="12pt" style:font-size-complex="12pt"/>
    </style:style>
    <style:style style:name="P83" style:family="paragraph" style:parent-style-name="Standard">
      <style:paragraph-properties fo:line-height="150%"/>
      <style:text-properties fo:color="#800080" loext:opacity="100%" style:font-name="Arial" fo:font-size="12pt" officeooo:rsid="0034e419" officeooo:paragraph-rsid="0034e419" style:font-size-asian="12pt" style:font-size-complex="12pt"/>
    </style:style>
    <style:style style:name="P84" style:family="paragraph" style:parent-style-name="Standard">
      <style:paragraph-properties fo:line-height="150%"/>
      <style:text-properties fo:color="#800080" loext:opacity="100%" style:font-name="Arial" fo:font-size="12pt" officeooo:rsid="0037d1ba" officeooo:paragraph-rsid="00583458" style:font-size-asian="12pt" style:font-size-complex="12pt"/>
    </style:style>
    <style:style style:name="P85" style:family="paragraph" style:parent-style-name="Standard">
      <style:paragraph-properties fo:line-height="150%"/>
      <style:text-properties fo:color="#800080" loext:opacity="100%" style:font-name="Arial" fo:font-size="12pt" officeooo:rsid="0038ee6d" officeooo:paragraph-rsid="003ab340" style:font-size-asian="12pt" style:font-size-complex="12pt"/>
    </style:style>
    <style:style style:name="P86" style:family="paragraph" style:parent-style-name="Standard">
      <style:paragraph-properties fo:line-height="150%"/>
      <style:text-properties fo:color="#800080" loext:opacity="100%" style:font-name="Arial" fo:font-size="12pt" officeooo:rsid="003c327a" officeooo:paragraph-rsid="003c327a" style:font-size-asian="12pt" style:font-size-complex="12pt"/>
    </style:style>
    <style:style style:name="P87" style:family="paragraph" style:parent-style-name="Standard">
      <style:paragraph-properties fo:line-height="150%"/>
      <style:text-properties fo:color="#800080" loext:opacity="100%" style:font-name="Arial" fo:font-size="12pt" officeooo:rsid="003db7c8" officeooo:paragraph-rsid="006ce1af" style:font-size-asian="12pt" style:font-size-complex="12pt"/>
    </style:style>
    <style:style style:name="P88" style:family="paragraph" style:parent-style-name="Standard">
      <style:paragraph-properties fo:line-height="150%"/>
      <style:text-properties fo:color="#800080" loext:opacity="100%" style:font-name="Arial" fo:font-size="12pt" officeooo:rsid="008cbfef" officeooo:paragraph-rsid="008cbfef" style:font-size-asian="12pt" style:font-size-complex="12pt"/>
    </style:style>
    <style:style style:name="P89" style:family="paragraph" style:parent-style-name="Standard">
      <style:paragraph-properties fo:line-height="150%"/>
      <style:text-properties fo:color="#800080" loext:opacity="100%" style:font-name="Arial" fo:font-size="12pt" officeooo:rsid="008cbfef" officeooo:paragraph-rsid="00ac98a5" style:font-size-asian="12pt" style:font-size-complex="12pt"/>
    </style:style>
    <style:style style:name="P90" style:family="paragraph" style:parent-style-name="Standard">
      <style:paragraph-properties fo:line-height="150%"/>
      <style:text-properties fo:color="#800080" loext:opacity="100%" style:font-name="Arial" fo:font-size="12pt" officeooo:rsid="008de06e" officeooo:paragraph-rsid="008de06e" style:font-size-asian="12pt" style:font-size-complex="12pt"/>
    </style:style>
    <style:style style:name="P91" style:family="paragraph" style:parent-style-name="Standard">
      <style:paragraph-properties fo:line-height="150%" fo:text-align="start" style:justify-single-word="false"/>
      <style:text-properties fo:color="#800080" loext:opacity="100%" style:font-name="Arial" fo:font-size="12pt" officeooo:rsid="008de06e" officeooo:paragraph-rsid="008de06e" style:font-size-asian="12pt" style:font-size-complex="12pt"/>
    </style:style>
    <style:style style:name="P92" style:family="paragraph" style:parent-style-name="Standard">
      <style:paragraph-properties fo:line-height="150%"/>
      <style:text-properties fo:color="#800080" loext:opacity="100%" style:font-name="Arial" fo:font-size="12pt" officeooo:rsid="008eb505" officeooo:paragraph-rsid="008eb505" style:font-size-asian="12pt" style:font-size-complex="12pt"/>
    </style:style>
    <style:style style:name="P93" style:family="paragraph" style:parent-style-name="Standard">
      <style:paragraph-properties fo:line-height="150%"/>
      <style:text-properties fo:color="#800080" loext:opacity="100%" style:font-name="Arial" fo:font-size="12pt" officeooo:rsid="00987873" officeooo:paragraph-rsid="00987873" style:font-size-asian="12pt" style:font-size-complex="12pt"/>
    </style:style>
    <style:style style:name="P94" style:family="paragraph" style:parent-style-name="Standard">
      <style:paragraph-properties fo:line-height="150%"/>
      <style:text-properties fo:color="#800080" loext:opacity="100%" style:font-name="Arial" fo:font-size="12pt" officeooo:rsid="00990f7f" officeooo:paragraph-rsid="00990f7f" style:font-size-asian="12pt" style:font-size-complex="12pt"/>
    </style:style>
    <style:style style:name="P95" style:family="paragraph" style:parent-style-name="Standard">
      <style:paragraph-properties fo:line-height="150%"/>
      <style:text-properties fo:color="#800080" loext:opacity="100%" style:font-name="Arial" fo:font-size="12pt" officeooo:rsid="009fef41" officeooo:paragraph-rsid="009fef41" style:font-size-asian="12pt" style:font-size-complex="12pt"/>
    </style:style>
    <style:style style:name="P96" style:family="paragraph" style:parent-style-name="Standard">
      <style:paragraph-properties fo:line-height="150%"/>
      <style:text-properties fo:color="#800080" loext:opacity="100%" style:font-name="Arial" fo:font-size="12pt" officeooo:rsid="009fef41" officeooo:paragraph-rsid="00a1c3c1" style:font-size-asian="12pt" style:font-size-complex="12pt"/>
    </style:style>
    <style:style style:name="P97" style:family="paragraph" style:parent-style-name="Standard">
      <style:paragraph-properties fo:line-height="150%"/>
      <style:text-properties fo:color="#800080" loext:opacity="100%" style:font-name="Arial" fo:font-size="12pt" officeooo:rsid="00a1c3c1" officeooo:paragraph-rsid="00a1c3c1" style:font-size-asian="12pt" style:font-size-complex="12pt"/>
    </style:style>
    <style:style style:name="P98" style:family="paragraph" style:parent-style-name="Standard">
      <style:paragraph-properties fo:line-height="150%"/>
      <style:text-properties fo:color="#800080" loext:opacity="100%" style:font-name="Arial" fo:font-size="12pt" officeooo:rsid="00a2a5a3" officeooo:paragraph-rsid="00a2a5a3" style:font-size-asian="12pt" style:font-size-complex="12pt"/>
    </style:style>
    <style:style style:name="P99" style:family="paragraph" style:parent-style-name="Standard">
      <style:paragraph-properties fo:line-height="150%"/>
      <style:text-properties fo:color="#800080" loext:opacity="100%" style:font-name="Arial" fo:font-size="12pt" officeooo:rsid="00b40024" officeooo:paragraph-rsid="00b40024" style:font-size-asian="12pt" style:font-size-complex="12pt"/>
    </style:style>
    <style:style style:name="P100" style:family="paragraph" style:parent-style-name="Standard">
      <style:paragraph-properties fo:line-height="150%"/>
      <style:text-properties fo:color="#800080" loext:opacity="100%" style:font-name="Arial" fo:font-size="12pt" officeooo:rsid="00b5ea9c" officeooo:paragraph-rsid="00b5ea9c" style:font-size-asian="12pt" style:font-size-complex="12pt"/>
    </style:style>
    <style:style style:name="P101" style:family="paragraph" style:parent-style-name="Standard">
      <style:paragraph-properties fo:line-height="150%"/>
      <style:text-properties fo:color="#800080" loext:opacity="100%" style:font-name="Arial" fo:font-size="12pt" officeooo:rsid="00b66aad" officeooo:paragraph-rsid="00b66aad" style:font-size-asian="12pt" style:font-size-complex="12pt"/>
    </style:style>
    <style:style style:name="P102" style:family="paragraph" style:parent-style-name="Standard">
      <style:paragraph-properties fo:line-height="150%"/>
      <style:text-properties fo:color="#800080" loext:opacity="100%" style:font-name="Arial" fo:font-size="12pt" officeooo:rsid="00bbcd79" officeooo:paragraph-rsid="00bbcd79" style:font-size-asian="12pt" style:font-size-complex="12pt"/>
    </style:style>
    <style:style style:name="P103" style:family="paragraph" style:parent-style-name="Standard">
      <style:paragraph-properties fo:line-height="150%" fo:text-align="start" style:justify-single-word="false"/>
      <style:text-properties fo:color="#800080" loext:opacity="100%" style:font-name="Arial" fo:font-size="12pt" officeooo:rsid="00ce1e1c" officeooo:paragraph-rsid="00ce1e1c" style:font-size-asian="12pt" style:font-size-complex="12pt"/>
    </style:style>
    <style:style style:name="P104" style:family="paragraph" style:parent-style-name="Standard">
      <style:paragraph-properties fo:line-height="150%"/>
      <style:text-properties fo:color="#800080" loext:opacity="100%" style:font-name="Arial" fo:font-size="12pt" officeooo:rsid="009b085f" officeooo:paragraph-rsid="009b085f" style:font-size-asian="12pt" style:font-size-complex="12pt"/>
    </style:style>
    <style:style style:name="P105" style:family="paragraph" style:parent-style-name="Standard">
      <style:paragraph-properties fo:line-height="150%"/>
      <style:text-properties fo:color="#800080" loext:opacity="100%" style:font-name="Arial" fo:font-size="12pt" officeooo:rsid="005fea9e" officeooo:paragraph-rsid="00b96f32" style:font-size-asian="12pt" style:font-size-complex="12pt"/>
    </style:style>
    <style:style style:name="P106" style:family="paragraph" style:parent-style-name="Standard">
      <style:paragraph-properties fo:line-height="150%"/>
      <style:text-properties fo:color="#800080" loext:opacity="100%" style:font-name="Arial" fo:font-size="12pt" fo:font-weight="normal" officeooo:rsid="007ec786" officeooo:paragraph-rsid="007ec786" style:font-size-asian="12pt" style:font-weight-asian="normal" style:font-size-complex="12pt" style:font-weight-complex="normal"/>
    </style:style>
    <style:style style:name="P107" style:family="paragraph" style:parent-style-name="Standard">
      <style:paragraph-properties fo:line-height="150%"/>
      <style:text-properties fo:color="#800080" loext:opacity="100%" style:font-name="Arial" fo:font-size="12pt" fo:font-weight="normal" officeooo:rsid="00171a9c" officeooo:paragraph-rsid="00d039d2" style:font-size-asian="12pt" style:font-weight-asian="normal" style:font-size-complex="12pt" style:font-weight-complex="normal"/>
    </style:style>
    <style:style style:name="P108" style:family="paragraph" style:parent-style-name="LO-normal">
      <style:paragraph-properties fo:line-height="150%"/>
      <style:text-properties fo:color="#800080" loext:opacity="100%" style:font-name="Arial" fo:font-size="12pt" officeooo:rsid="0012fa52" officeooo:paragraph-rsid="00d3c1e4" fo:background-color="transparent" style:font-name-asian="Arial1" style:font-size-asian="12pt" style:font-name-complex="Arial1" style:font-size-complex="12pt"/>
    </style:style>
    <style:style style:name="P109" style:family="paragraph" style:parent-style-name="LO-normal">
      <style:paragraph-properties fo:line-height="150%"/>
      <style:text-properties fo:color="#800080" loext:opacity="100%" style:font-name="Arial" fo:font-size="12pt" style:text-underline-style="solid" style:text-underline-width="auto" style:text-underline-color="font-color" fo:font-weight="bold" officeooo:rsid="02cb4ce9" officeooo:paragraph-rsid="00b598b5" style:font-size-asian="12pt" style:font-weight-asian="bold" style:font-size-complex="12pt" style:font-weight-complex="bold"/>
    </style:style>
    <style:style style:name="P11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8cbfef" officeooo:paragraph-rsid="008cbfef" style:font-size-asian="12pt" style:font-weight-asian="bold" style:font-size-complex="12pt" style:font-weight-complex="bold"/>
    </style:style>
    <style:style style:name="P111"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8cbfef" officeooo:paragraph-rsid="00ac98a5" style:font-size-asian="12pt" style:font-weight-asian="bold" style:font-size-complex="12pt" style:font-weight-complex="bold"/>
    </style:style>
    <style:style style:name="P112"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a1519a" officeooo:paragraph-rsid="00a1519a" style:font-size-asian="12pt" style:font-weight-asian="bold" style:font-size-complex="12pt" style:font-weight-complex="bold"/>
    </style:style>
    <style:style style:name="P113"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1f1c80" style:font-size-asian="12pt" style:font-weight-asian="bold" style:font-size-complex="12pt" style:font-weight-complex="bold"/>
    </style:style>
    <style:style style:name="P11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201898" style:font-size-asian="12pt" style:font-weight-asian="bold" style:font-size-complex="12pt" style:font-weight-complex="bold"/>
    </style:style>
    <style:style style:name="P11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32e856" style:font-size-asian="12pt" style:font-weight-asian="bold" style:font-size-complex="12pt" style:font-weight-complex="bold"/>
    </style:style>
    <style:style style:name="P116"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568709" style:font-size-asian="12pt" style:font-weight-asian="bold" style:font-size-complex="12pt" style:font-weight-complex="bold"/>
    </style:style>
    <style:style style:name="P117"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58cbc9" style:font-size-asian="12pt" style:font-weight-asian="bold" style:font-size-complex="12pt" style:font-weight-complex="bold"/>
    </style:style>
    <style:style style:name="P118"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paragraph-rsid="004047ac" style:font-size-asian="12pt" style:font-weight-asian="bold" style:font-size-complex="12pt" style:font-weight-complex="bold"/>
    </style:style>
    <style:style style:name="P119"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201898" officeooo:paragraph-rsid="00521d55" style:font-size-asian="12pt" style:font-weight-asian="bold" style:font-size-complex="12pt" style:font-weight-complex="bold"/>
    </style:style>
    <style:style style:name="P12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12fa52" officeooo:paragraph-rsid="0012fa52" style:font-size-asian="12pt" style:font-weight-asian="bold" style:font-size-complex="12pt" style:font-weight-complex="bold"/>
    </style:style>
    <style:style style:name="P121"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12fa52" officeooo:paragraph-rsid="00bf8b89" style:font-size-asian="12pt" style:font-weight-asian="bold" style:font-size-complex="12pt" style:font-weight-complex="bold"/>
    </style:style>
    <style:style style:name="P122"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28cad4" officeooo:paragraph-rsid="0028cad4" style:font-size-asian="12pt" style:font-weight-asian="bold" style:font-size-complex="12pt" style:font-weight-complex="bold"/>
    </style:style>
    <style:style style:name="P123"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314f02" officeooo:paragraph-rsid="00521dab" style:font-size-asian="12pt" style:font-weight-asian="bold" style:font-size-complex="12pt" style:font-weight-complex="bold"/>
    </style:style>
    <style:style style:name="P124"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32e856" officeooo:paragraph-rsid="0053b820" style:font-size-asian="12pt" style:font-weight-asian="bold" style:font-size-complex="12pt" style:font-weight-complex="bold"/>
    </style:style>
    <style:style style:name="P125"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b46dd3" officeooo:paragraph-rsid="00b46dd3" style:font-size-asian="12pt" style:font-weight-asian="bold" style:font-size-complex="12pt" style:font-weight-complex="bold"/>
    </style:style>
    <style:style style:name="P126"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79a846" style:font-size-asian="12pt" style:font-weight-asian="bold" style:font-size-complex="12pt" style:font-weight-complex="bold"/>
    </style:style>
    <style:style style:name="P127"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7ec786" style:font-size-asian="12pt" style:font-weight-asian="bold" style:font-size-complex="12pt" style:font-weight-complex="bold"/>
    </style:style>
    <style:style style:name="P128"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79a846" officeooo:paragraph-rsid="00a8cc97" style:font-size-asian="12pt" style:font-weight-asian="bold" style:font-size-complex="12pt" style:font-weight-complex="bold"/>
    </style:style>
    <style:style style:name="P129"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4c5adc" officeooo:paragraph-rsid="00d3c1e4" style:font-size-asian="12pt" style:font-weight-asian="bold" style:font-size-complex="12pt" style:font-weight-complex="bold"/>
    </style:style>
    <style:style style:name="P130" style:family="paragraph" style:parent-style-name="Standard">
      <style:paragraph-properties fo:line-height="150%"/>
      <style:text-properties fo:color="#800080" loext:opacity="100%" style:font-name="Arial" fo:font-size="12pt" style:text-underline-style="solid" style:text-underline-width="auto" style:text-underline-color="font-color" fo:font-weight="bold" officeooo:rsid="009fef41" officeooo:paragraph-rsid="009fef41" style:font-size-asian="12pt" style:font-weight-asian="bold" style:font-size-complex="12pt" style:font-weight-complex="bold"/>
    </style:style>
    <style:style style:name="P131" style:family="paragraph" style:parent-style-name="LO-normal">
      <style:paragraph-properties fo:line-height="150%"/>
      <style:text-properties fo:color="#800080" loext:opacity="100%" style:font-name="Arial" fo:font-size="12pt" style:text-underline-style="none" fo:font-weight="normal" officeooo:rsid="008cbfef" officeooo:paragraph-rsid="00ed4a32" style:font-size-asian="12pt" style:font-weight-asian="normal" style:font-size-complex="12pt" style:font-weight-complex="normal"/>
    </style:style>
    <style:style style:name="P132" style:family="paragraph" style:parent-style-name="Standard">
      <style:paragraph-properties fo:line-height="150%"/>
      <style:text-properties fo:color="#800080" loext:opacity="100%" style:font-name="Arial" fo:font-size="12pt" style:text-underline-style="none" fo:font-weight="normal" officeooo:rsid="00928cc2" officeooo:paragraph-rsid="00928cc2" style:font-size-asian="12pt" style:font-weight-asian="normal" style:font-size-complex="12pt" style:font-weight-complex="normal"/>
    </style:style>
    <style:style style:name="P133" style:family="paragraph" style:parent-style-name="Standard">
      <style:paragraph-properties fo:line-height="150%"/>
      <style:text-properties fo:color="#800080" loext:opacity="100%" style:font-name="Arial" fo:font-size="12pt" style:text-underline-style="none" fo:font-weight="normal" officeooo:rsid="00928cc2" officeooo:paragraph-rsid="00944631" style:font-size-asian="12pt" style:font-weight-asian="normal" style:font-size-complex="12pt" style:font-weight-complex="normal"/>
    </style:style>
    <style:style style:name="P134" style:family="paragraph" style:parent-style-name="Standard">
      <style:paragraph-properties fo:margin-left="0cm" fo:margin-right="0cm" fo:line-height="150%" fo:text-indent="0cm" style:auto-text-indent="false"/>
      <style:text-properties fo:color="#800080" loext:opacity="100%" style:font-name="Arial" fo:font-size="12pt" style:text-underline-style="none" fo:font-weight="normal" officeooo:rsid="00928cc2" officeooo:paragraph-rsid="00928cc2" style:font-name-asian="Arial Unicode MS" style:font-size-asian="12pt" style:font-weight-asian="normal" style:font-name-complex="Arial Unicode MS" style:font-size-complex="12pt" style:font-weight-complex="normal"/>
    </style:style>
    <style:style style:name="P135" style:family="paragraph" style:parent-style-name="Standard">
      <style:paragraph-properties fo:line-height="150%"/>
      <style:text-properties fo:color="#800080" loext:opacity="100%" style:font-name="Arial" fo:font-size="12pt" fo:font-weight="bold" officeooo:rsid="0079a846" officeooo:paragraph-rsid="007ec786" style:font-size-asian="12pt" style:font-weight-asian="bold" style:font-size-complex="12pt" style:font-weight-complex="bold"/>
    </style:style>
    <style:style style:name="P136" style:family="paragraph" style:parent-style-name="Standard">
      <style:paragraph-properties fo:line-height="150%"/>
      <style:text-properties fo:color="#800080" loext:opacity="100%" style:font-name="Arial" fo:font-size="12pt" fo:font-weight="bold" officeooo:rsid="0079a846" officeooo:paragraph-rsid="00810f1d" style:font-size-asian="12pt" style:font-weight-asian="bold" style:font-size-complex="12pt" style:font-weight-complex="bold"/>
    </style:style>
    <style:style style:name="P137" style:family="paragraph" style:parent-style-name="Standard">
      <style:paragraph-properties fo:line-height="150%"/>
      <style:text-properties fo:color="#800080" loext:opacity="100%" style:font-name="Arial" fo:font-size="12pt" fo:font-weight="bold" officeooo:rsid="0079a846" officeooo:paragraph-rsid="00a70114" style:font-size-asian="12pt" style:font-weight-asian="bold" style:font-size-complex="12pt" style:font-weight-complex="bold"/>
    </style:style>
    <style:style style:name="P138" style:family="paragraph" style:parent-style-name="Standard">
      <style:paragraph-properties fo:line-height="150%"/>
      <style:text-properties fo:color="#800080" loext:opacity="100%" style:font-name="Arial" fo:font-size="12pt" fo:font-weight="bold" officeooo:rsid="0079a846" officeooo:paragraph-rsid="00aaba64" style:font-size-asian="12pt" style:font-weight-asian="bold" style:font-size-complex="12pt" style:font-weight-complex="bold"/>
    </style:style>
    <style:style style:name="P139" style:family="paragraph" style:parent-style-name="Standard">
      <style:paragraph-properties fo:margin-left="0cm" fo:margin-right="0cm" fo:line-height="150%" fo:text-indent="0cm" style:auto-text-indent="false"/>
      <style:text-properties fo:color="#800080" loext:opacity="100%" style:font-name="Arial" fo:font-size="12pt" fo:font-weight="bold" officeooo:rsid="00171a9c" officeooo:paragraph-rsid="00987873" style:font-name-asian="Arial Unicode MS" style:font-size-asian="12pt" style:font-weight-asian="bold" style:font-name-complex="Arial Unicode MS" style:font-size-complex="12pt" style:font-weight-complex="bold"/>
    </style:style>
    <style:style style:name="P140" style:family="paragraph" style:parent-style-name="Standard">
      <style:paragraph-properties fo:margin-left="0cm" fo:margin-right="0cm" fo:line-height="150%" fo:text-indent="0cm" style:auto-text-indent="false"/>
      <style:text-properties fo:color="#800080" loext:opacity="100%" style:font-name="Arial" fo:font-size="12pt" officeooo:rsid="00171a9c" officeooo:paragraph-rsid="00928cc2" style:font-name-asian="Arial Unicode MS" style:font-size-asian="12pt" style:font-name-complex="Arial Unicode MS" style:font-size-complex="12pt"/>
    </style:style>
    <style:style style:name="P141" style:family="paragraph" style:parent-style-name="Standard">
      <style:paragraph-properties fo:margin-left="0cm" fo:margin-right="0cm" fo:line-height="150%" fo:text-indent="0cm" style:auto-text-indent="false"/>
      <style:text-properties fo:color="#800080" loext:opacity="100%" style:font-name="Arial" fo:font-size="12pt" officeooo:rsid="00171a9c" officeooo:paragraph-rsid="009bef35" style:font-name-asian="Arial Unicode MS" style:font-size-asian="12pt" style:font-name-complex="Arial Unicode MS" style:font-size-complex="12pt"/>
    </style:style>
    <style:style style:name="P142" style:family="paragraph" style:parent-style-name="Standard">
      <style:paragraph-properties fo:line-height="150%"/>
      <style:text-properties fo:color="#800080" loext:opacity="100%" style:font-name="Arial" fo:font-size="12pt" fo:font-style="normal" officeooo:rsid="00a1c3c1" officeooo:paragraph-rsid="00a1c3c1" style:font-size-asian="12pt" style:font-style-asian="normal" style:font-size-complex="12pt" style:font-style-complex="normal"/>
    </style:style>
    <style:style style:name="P143" style:family="paragraph" style:parent-style-name="Standard">
      <style:paragraph-properties fo:line-height="150%"/>
      <style:text-properties fo:color="#800080" loext:opacity="100%" style:font-name="Arial" fo:font-size="12pt" fo:font-style="normal" officeooo:rsid="005c6bac" officeooo:paragraph-rsid="00b96f32" style:font-size-asian="12pt" style:font-style-asian="normal" style:font-size-complex="12pt" style:font-style-complex="normal"/>
    </style:style>
    <style:style style:name="P144" style:family="paragraph" style:parent-style-name="Standard">
      <style:paragraph-properties fo:line-height="150%"/>
      <style:text-properties fo:color="#800080" loext:opacity="100%" style:font-name="arial" fo:font-size="12pt" officeooo:rsid="0083196a" officeooo:paragraph-rsid="00bc34b8" style:font-size-asian="12pt" style:font-size-complex="12pt"/>
    </style:style>
    <style:style style:name="P145" style:family="paragraph" style:parent-style-name="LO-normal">
      <style:paragraph-properties fo:line-height="150%"/>
      <style:text-properties fo:color="#ff0000" loext:opacity="100%" style:font-name="Arial" fo:font-size="12pt" officeooo:rsid="0012fa52" officeooo:paragraph-rsid="00a2a5a3" fo:background-color="transparent" style:font-name-asian="Arial1" style:font-size-asian="12pt" style:font-name-complex="Arial1" style:font-size-complex="12pt"/>
    </style:style>
    <style:style style:name="P146" style:family="paragraph" style:parent-style-name="LO-normal">
      <style:paragraph-properties fo:line-height="150%" style:writing-mode="lr-tb"/>
      <style:text-properties fo:color="#ff0000" loext:opacity="100%" style:font-name="Arial" fo:font-size="12pt" officeooo:rsid="029baf8c" officeooo:paragraph-rsid="00cf94a1" fo:background-color="transparent" style:font-name-asian="Arial1" style:font-size-asian="12pt" style:font-name-complex="Arial1" style:font-size-complex="12pt"/>
    </style:style>
    <style:style style:name="P147" style:family="paragraph" style:parent-style-name="LO-normal">
      <style:paragraph-properties fo:line-height="150%"/>
      <style:text-properties fo:color="#ff0000" loext:opacity="100%" style:font-name="Arial" fo:font-size="12pt" officeooo:rsid="00201898" officeooo:paragraph-rsid="00d3c1e4" fo:background-color="transparent" style:font-name-asian="Arial1" style:font-size-asian="12pt" style:font-name-complex="Arial1" style:font-size-complex="12pt"/>
    </style:style>
    <style:style style:name="P148" style:family="paragraph" style:parent-style-name="Standard">
      <style:paragraph-properties fo:line-height="150%"/>
      <style:text-properties fo:color="#ff0000" loext:opacity="100%" style:font-name="Arial" fo:font-size="12pt" officeooo:rsid="02b9eceb" officeooo:paragraph-rsid="00a08dec" fo:background-color="transparent" style:font-size-asian="12pt" style:font-size-complex="12pt"/>
    </style:style>
    <style:style style:name="P149" style:family="paragraph" style:parent-style-name="Standard">
      <style:paragraph-properties fo:line-height="150%"/>
      <style:text-properties fo:color="#ff0000" loext:opacity="100%" style:font-name="Arial" fo:font-size="12pt" officeooo:rsid="02b9eceb" officeooo:paragraph-rsid="00b66aad" fo:background-color="transparent" style:font-size-asian="12pt" style:font-size-complex="12pt"/>
    </style:style>
    <style:style style:name="P150" style:family="paragraph" style:parent-style-name="Standard">
      <style:paragraph-properties fo:line-height="150%"/>
      <style:text-properties fo:color="#ff0000" loext:opacity="100%" style:font-name="Arial" fo:font-size="12pt" officeooo:rsid="02b908df" officeooo:paragraph-rsid="00b66aad" fo:background-color="transparent" style:font-size-asian="12pt" style:font-size-complex="12pt"/>
    </style:style>
    <style:style style:name="P151" style:family="paragraph" style:parent-style-name="Standard">
      <style:paragraph-properties fo:line-height="150%"/>
      <style:text-properties fo:color="#ff0000" loext:opacity="100%" style:font-name="Arial" fo:font-size="12pt" officeooo:paragraph-rsid="00a2a5a3" style:font-size-asian="12pt" style:font-size-complex="12pt"/>
    </style:style>
    <style:style style:name="P152" style:family="paragraph" style:parent-style-name="LO-normal">
      <style:paragraph-properties fo:line-height="150%" style:writing-mode="lr-tb"/>
      <style:text-properties fo:color="#ff0000" loext:opacity="100%" style:font-name="Arial" fo:font-size="12pt" officeooo:paragraph-rsid="00a70114" style:font-size-asian="12pt" style:font-size-complex="12pt"/>
    </style:style>
    <style:style style:name="P153" style:family="paragraph" style:parent-style-name="Standard">
      <style:paragraph-properties fo:line-height="150%"/>
      <style:text-properties fo:color="#ff0000" loext:opacity="100%" style:font-name="Arial" fo:font-size="12pt" officeooo:paragraph-rsid="009fef41" style:font-size-asian="12pt" style:font-size-complex="12pt"/>
    </style:style>
    <style:style style:name="P154" style:family="paragraph" style:parent-style-name="Standard">
      <style:paragraph-properties fo:line-height="150%"/>
      <style:text-properties fo:color="#ff0000" loext:opacity="100%" style:font-name="Arial" fo:font-size="12pt" officeooo:paragraph-rsid="001f1c80" style:font-size-asian="12pt" style:font-size-complex="12pt"/>
    </style:style>
    <style:style style:name="P155" style:family="paragraph" style:parent-style-name="Standard">
      <style:paragraph-properties fo:line-height="150%"/>
      <style:text-properties fo:color="#ff0000" loext:opacity="100%" style:font-name="Arial" fo:font-size="12pt" officeooo:paragraph-rsid="00521dab" style:font-size-asian="12pt" style:font-size-complex="12pt"/>
    </style:style>
    <style:style style:name="P156" style:family="paragraph" style:parent-style-name="Standard">
      <style:paragraph-properties fo:line-height="150%"/>
      <style:text-properties fo:color="#ff0000" loext:opacity="100%" style:font-name="Arial" fo:font-size="12pt" officeooo:paragraph-rsid="00b40024" style:font-size-asian="12pt" style:font-size-complex="12pt"/>
    </style:style>
    <style:style style:name="P157" style:family="paragraph" style:parent-style-name="Standard">
      <style:paragraph-properties fo:line-height="150%"/>
      <style:text-properties fo:color="#ff0000" loext:opacity="100%" style:font-name="Arial" fo:font-size="12pt" officeooo:paragraph-rsid="00b598b5" style:font-size-asian="12pt" style:font-size-complex="12pt"/>
    </style:style>
    <style:style style:name="P158" style:family="paragraph" style:parent-style-name="Standard">
      <style:paragraph-properties fo:line-height="150%"/>
      <style:text-properties fo:color="#ff0000" loext:opacity="100%" style:font-name="Arial" fo:font-size="12pt" officeooo:paragraph-rsid="00b66aad" style:font-size-asian="12pt" style:font-size-complex="12pt"/>
    </style:style>
    <style:style style:name="P159" style:family="paragraph" style:parent-style-name="LO-normal">
      <style:paragraph-properties fo:line-height="150%" style:writing-mode="lr-tb"/>
      <style:text-properties fo:color="#ff0000" loext:opacity="100%" style:font-name="Arial" fo:font-size="12pt" officeooo:rsid="0028cad4" officeooo:paragraph-rsid="00ac98a5" style:font-size-asian="12pt" style:font-size-complex="12pt"/>
    </style:style>
    <style:style style:name="P160" style:family="paragraph" style:parent-style-name="LO-normal">
      <style:paragraph-properties fo:line-height="150%"/>
      <style:text-properties fo:color="#ff0000" loext:opacity="100%" style:font-name="Arial" fo:font-size="12pt" officeooo:rsid="02c5cdcd" officeooo:paragraph-rsid="00b32001" style:font-size-asian="12pt" style:font-size-complex="12pt"/>
    </style:style>
    <style:style style:name="P161" style:family="paragraph" style:parent-style-name="LO-normal">
      <style:paragraph-properties fo:line-height="150%"/>
      <style:text-properties fo:color="#ff0000" loext:opacity="100%" style:font-name="Arial" fo:font-size="12pt" officeooo:rsid="02c5cdcd" officeooo:paragraph-rsid="00b37777" style:font-size-asian="12pt" style:font-size-complex="12pt"/>
    </style:style>
    <style:style style:name="P162" style:family="paragraph" style:parent-style-name="LO-normal">
      <style:paragraph-properties fo:line-height="150%"/>
      <style:text-properties fo:color="#ff0000" loext:opacity="100%" style:font-name="Arial" fo:font-size="12pt" officeooo:rsid="02cb4ce9" officeooo:paragraph-rsid="00b598b5" style:font-size-asian="12pt" style:font-size-complex="12pt"/>
    </style:style>
    <style:style style:name="P163" style:family="paragraph" style:parent-style-name="LO-normal">
      <style:paragraph-properties fo:line-height="150%" style:writing-mode="lr-tb"/>
      <style:text-properties fo:color="#ff0000" loext:opacity="100%" style:font-name="Arial" fo:font-size="12pt" officeooo:rsid="0079a846" officeooo:paragraph-rsid="00bf8b89" style:font-size-asian="12pt" style:font-size-complex="12pt"/>
    </style:style>
    <style:style style:name="P164" style:family="paragraph" style:parent-style-name="Standard">
      <style:paragraph-properties fo:line-height="150%"/>
      <style:text-properties fo:color="#ff0000" loext:opacity="100%" style:font-name="Arial" fo:font-size="12pt" officeooo:rsid="0019543a" officeooo:paragraph-rsid="001abfb9" style:font-size-asian="12pt" style:font-size-complex="12pt"/>
    </style:style>
    <style:style style:name="P165" style:family="paragraph" style:parent-style-name="Standard">
      <style:paragraph-properties fo:line-height="150%"/>
      <style:text-properties fo:color="#ff0000" loext:opacity="100%" style:font-name="Arial" fo:font-size="12pt" officeooo:rsid="0019543a" officeooo:paragraph-rsid="009e5621" style:font-size-asian="12pt" style:font-size-complex="12pt"/>
    </style:style>
    <style:style style:name="P166" style:family="paragraph" style:parent-style-name="Standard">
      <style:paragraph-properties fo:line-height="150%"/>
      <style:text-properties fo:color="#ff0000" loext:opacity="100%" style:font-name="Arial" fo:font-size="12pt" officeooo:rsid="0012fa52" officeooo:paragraph-rsid="0012fa52" style:font-size-asian="12pt" style:font-size-complex="12pt"/>
    </style:style>
    <style:style style:name="P167" style:family="paragraph" style:parent-style-name="Standard">
      <style:paragraph-properties fo:line-height="150%"/>
      <style:text-properties fo:color="#ff0000" loext:opacity="100%" style:font-name="Arial" fo:font-size="12pt" officeooo:rsid="004dc442" officeooo:paragraph-rsid="009fef41" style:font-size-asian="12pt" style:font-size-complex="12pt"/>
    </style:style>
    <style:style style:name="P168" style:family="paragraph" style:parent-style-name="Standard">
      <style:paragraph-properties fo:line-height="150%"/>
      <style:text-properties fo:color="#ff0000" loext:opacity="100%" style:font-name="Arial" fo:font-size="12pt" officeooo:rsid="004dc442" officeooo:paragraph-rsid="00b66aad" style:font-size-asian="12pt" style:font-size-complex="12pt"/>
    </style:style>
    <style:style style:name="P169" style:family="paragraph" style:parent-style-name="Standard">
      <style:paragraph-properties fo:line-height="150%"/>
      <style:text-properties fo:color="#ff0000" loext:opacity="100%" style:font-name="Arial" fo:font-size="12pt" officeooo:rsid="009fef41" officeooo:paragraph-rsid="009fef41" style:font-size-asian="12pt" style:font-size-complex="12pt"/>
    </style:style>
    <style:style style:name="P170" style:family="paragraph" style:parent-style-name="Standard">
      <style:paragraph-properties fo:line-height="150%"/>
      <style:text-properties fo:color="#ff0000" loext:opacity="100%" style:font-name="Arial" fo:font-size="12pt" officeooo:rsid="00201898" officeooo:paragraph-rsid="00521d55" style:font-size-asian="12pt" style:font-size-complex="12pt"/>
    </style:style>
    <style:style style:name="P171" style:family="paragraph" style:parent-style-name="Standard">
      <style:paragraph-properties fo:line-height="150%"/>
      <style:text-properties fo:color="#ff0000" loext:opacity="100%" style:font-name="Arial" fo:font-size="12pt" officeooo:rsid="0021a8e5" officeooo:paragraph-rsid="00521d55" style:font-size-asian="12pt" style:font-size-complex="12pt"/>
    </style:style>
    <style:style style:name="P172" style:family="paragraph" style:parent-style-name="Standard">
      <style:paragraph-properties fo:line-height="150%"/>
      <style:text-properties fo:color="#ff0000" loext:opacity="100%" style:font-name="Arial" fo:font-size="12pt" officeooo:rsid="002a93b4" officeooo:paragraph-rsid="00568709" style:font-size-asian="12pt" style:font-size-complex="12pt"/>
    </style:style>
    <style:style style:name="P173" style:family="paragraph" style:parent-style-name="Standard">
      <style:paragraph-properties fo:line-height="150%"/>
      <style:text-properties fo:color="#ff0000" loext:opacity="100%" style:font-name="Arial" fo:font-size="12pt" officeooo:rsid="0032e856" officeooo:paragraph-rsid="0032e856" style:font-size-asian="12pt" style:font-size-complex="12pt"/>
    </style:style>
    <style:style style:name="P174" style:family="paragraph" style:parent-style-name="Standard">
      <style:paragraph-properties fo:line-height="150%"/>
      <style:text-properties fo:color="#ff0000" loext:opacity="100%" style:font-name="Arial" fo:font-size="12pt" officeooo:rsid="0032e856" officeooo:paragraph-rsid="0053b820" style:font-size-asian="12pt" style:font-size-complex="12pt"/>
    </style:style>
    <style:style style:name="P175" style:family="paragraph" style:parent-style-name="Standard">
      <style:paragraph-properties fo:line-height="150%"/>
      <style:text-properties fo:color="#ff0000" loext:opacity="100%" style:font-name="Arial" fo:font-size="12pt" officeooo:rsid="0053b820" officeooo:paragraph-rsid="0053b820" style:font-size-asian="12pt" style:font-size-complex="12pt"/>
    </style:style>
    <style:style style:name="P176" style:family="paragraph" style:parent-style-name="Standard">
      <style:paragraph-properties fo:line-height="150%"/>
      <style:text-properties fo:color="#ff0000" loext:opacity="100%" style:font-name="Arial" fo:font-size="12pt" officeooo:rsid="00a1519a" officeooo:paragraph-rsid="00a1519a" style:font-size-asian="12pt" style:font-size-complex="12pt"/>
    </style:style>
    <style:style style:name="P177" style:family="paragraph" style:parent-style-name="LO-normal">
      <style:paragraph-properties fo:line-height="150%" style:writing-mode="lr-tb"/>
      <style:text-properties fo:color="#ff0000" loext:opacity="100%" style:font-name="Arial" fo:font-size="12pt" officeooo:rsid="02bcd98c" officeooo:paragraph-rsid="00a2a5a3" style:font-size-asian="12pt" style:font-size-complex="12pt"/>
    </style:style>
    <style:style style:name="P178" style:family="paragraph" style:parent-style-name="LO-normal">
      <style:paragraph-properties fo:line-height="150%"/>
      <style:text-properties fo:color="#ff0000" loext:opacity="100%" style:font-name="Arial" fo:font-size="12pt" officeooo:rsid="02c98078" officeooo:paragraph-rsid="00b46dd3" style:font-size-asian="12pt" style:font-size-complex="12pt"/>
    </style:style>
    <style:style style:name="P179" style:family="paragraph" style:parent-style-name="LO-normal">
      <style:paragraph-properties fo:line-height="150%" style:writing-mode="lr-tb"/>
      <style:text-properties fo:color="#ff0000" loext:opacity="100%" style:font-name="Arial" fo:font-size="12pt" style:text-underline-style="none" fo:font-weight="normal" officeooo:rsid="0079a846" officeooo:paragraph-rsid="00c16faa" style:font-size-asian="12pt" style:font-weight-asian="normal" style:font-size-complex="12pt" style:font-weight-complex="normal"/>
    </style:style>
    <style:style style:name="P180" style:family="paragraph" style:parent-style-name="LO-normal">
      <style:paragraph-properties fo:line-height="150%" style:writing-mode="lr-tb"/>
      <style:text-properties fo:color="#ff0000" loext:opacity="100%" style:font-name="Arial" fo:font-size="12pt" style:text-underline-style="none" fo:font-weight="normal" officeooo:rsid="0079a846" officeooo:paragraph-rsid="00c644f6" style:font-size-asian="12pt" style:font-weight-asian="normal" style:font-size-complex="12pt" style:font-weight-complex="normal"/>
    </style:style>
    <style:style style:name="P181" style:family="paragraph" style:parent-style-name="LO-normal">
      <style:paragraph-properties fo:line-height="150%"/>
      <style:text-properties fo:color="#ff0000" loext:opacity="100%" style:font-name="Arial" fo:font-size="12pt" style:text-underline-style="none" fo:font-weight="normal" officeooo:paragraph-rsid="00cb8f89" style:font-size-asian="12pt" style:font-weight-asian="normal" style:font-size-complex="12pt" style:font-weight-complex="normal"/>
    </style:style>
    <style:style style:name="P182" style:family="paragraph" style:parent-style-name="LO-normal">
      <style:paragraph-properties fo:line-height="150%" style:writing-mode="lr-tb"/>
      <style:text-properties fo:color="#ff0000" loext:opacity="100%" style:font-name="Arial" fo:font-size="12pt" style:text-underline-style="none" officeooo:rsid="0012fa52" officeooo:paragraph-rsid="00e7de68" style:font-size-asian="12pt" style:font-size-complex="12pt"/>
    </style:style>
    <style:style style:name="P183" style:family="paragraph" style:parent-style-name="LO-normal">
      <style:paragraph-properties fo:line-height="150%" style:writing-mode="lr-tb"/>
      <style:text-properties fo:color="#ff0000" loext:opacity="100%" style:font-name="Arial" fo:font-size="12pt" style:text-underline-style="none" officeooo:rsid="0012fa52" officeooo:paragraph-rsid="00e853bb" style:font-size-asian="12pt" style:font-size-complex="12pt"/>
    </style:style>
    <style:style style:name="P184" style:family="paragraph" style:parent-style-name="LO-normal">
      <style:paragraph-properties fo:line-height="150%" style:writing-mode="lr-tb"/>
      <style:text-properties fo:color="#ff0000" loext:opacity="100%" style:font-name="Arial" fo:font-size="12pt" fo:font-weight="normal" officeooo:paragraph-rsid="00c2b8a6" style:font-size-asian="12pt" style:font-weight-asian="normal" style:font-size-complex="12pt" style:font-weight-complex="normal"/>
    </style:style>
    <style:style style:name="P185" style:family="paragraph" style:parent-style-name="Standard">
      <style:paragraph-properties fo:line-height="150%"/>
      <style:text-properties fo:color="#ff0000" loext:opacity="100%" style:font-name="Arial" fo:font-size="12pt" fo:font-weight="normal" officeooo:rsid="0032e856" officeooo:paragraph-rsid="00b29017" style:font-size-asian="12pt" style:font-weight-asian="normal" style:font-size-complex="12pt" style:font-weight-complex="normal"/>
    </style:style>
    <style:style style:name="P186" style:family="paragraph" style:parent-style-name="LO-normal">
      <style:paragraph-properties fo:margin-left="0cm" fo:margin-right="0cm" fo:line-height="150%" fo:text-indent="0cm" style:auto-text-indent="false"/>
      <style:text-properties fo:color="#ff0000" loext:opacity="100%" style:font-name="Arial" fo:font-size="12pt" fo:font-weight="normal" officeooo:rsid="02b3dfb3" officeooo:paragraph-rsid="00990f7f" fo:background-color="transparent" style:font-name-asian="Arial1" style:font-size-asian="12pt" style:font-weight-asian="normal" style:font-name-complex="Arial1" style:font-size-complex="12pt" style:font-weight-complex="normal"/>
    </style:style>
    <style:style style:name="P187" style:family="paragraph" style:parent-style-name="Text_20_body">
      <style:paragraph-properties fo:line-height="150%"/>
      <style:text-properties fo:color="#ff0000" loext:opacity="100%" style:font-name="Arial" fo:font-size="12pt" fo:language="en" fo:country="US" officeooo:paragraph-rsid="00c9d5b0" style:letter-kerning="false" style:font-name-asian="Cambria1" style:font-size-asian="12pt" style:language-asian="zh" style:country-asian="CN" style:font-name-complex="Cambria1" style:font-size-complex="12pt" style:language-complex="hi" style:country-complex="IN"/>
    </style:style>
    <style:style style:name="P188" style:family="paragraph" style:parent-style-name="Text_20_body">
      <style:paragraph-properties fo:line-height="150%"/>
      <style:text-properties fo:color="#ff0000" loext:opacity="100%" style:font-name="Arial" fo:font-size="12pt" fo:language="en" fo:country="US" fo:font-weight="normal" officeooo:paragraph-rsid="00c9d5b0" style:letter-kerning="false" style:font-name-asian="Cambria1" style:font-size-asian="12pt" style:language-asian="zh" style:country-asian="CN" style:font-weight-asian="normal" style:font-name-complex="Cambria1" style:font-size-complex="12pt" style:language-complex="hi" style:country-complex="IN" style:font-weight-complex="normal"/>
    </style:style>
    <style:style style:name="P189" style:family="paragraph" style:parent-style-name="Text_20_body">
      <style:paragraph-properties fo:line-height="150%"/>
      <style:text-properties fo:color="#ff0000" loext:opacity="100%" style:font-name="Arial" fo:font-size="12pt" fo:language="en" fo:country="US" fo:font-weight="normal" officeooo:rsid="0079a846" officeooo:paragraph-rsid="00c9d5b0" style:letter-kerning="false" style:font-name-asian="Cambria1" style:font-size-asian="12pt" style:language-asian="zh" style:country-asian="CN" style:font-weight-asian="normal" style:font-name-complex="Cambria1" style:font-size-complex="12pt" style:language-complex="hi" style:country-complex="IN" style:font-weight-complex="normal"/>
    </style:style>
    <style:style style:name="P190"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ff0000" loext:opacity="100%" style:font-name="Arial" fo:font-size="12pt" officeooo:rsid="02ab6b7d" officeooo:paragraph-rsid="00ce1e1c" style:font-name-asian="Arial1" style:font-size-asian="12pt" style:font-name-complex="Arial1" style:font-size-complex="12pt" fo:hyphenate="false" fo:hyphenation-remain-char-count="2" fo:hyphenation-push-char-count="2" loext:hyphenation-no-caps="false"/>
    </style:style>
    <style:style style:name="P191" style:family="paragraph" style:parent-style-name="LO-normal">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punctuation-wrap="simple" style:writing-mode="lr-tb"/>
      <style:text-properties fo:color="#ff0000" loext:opacity="100%" style:font-name="Arial" fo:font-size="12pt" officeooo:rsid="029c6e58" officeooo:paragraph-rsid="00ce1e1c" style:font-name-asian="Arial1" style:font-size-asian="12pt" style:font-name-complex="Arial1" style:font-size-complex="12pt" fo:hyphenate="false" fo:hyphenation-remain-char-count="2" fo:hyphenation-push-char-count="2" loext:hyphenation-no-caps="false"/>
    </style:style>
    <style:style style:name="P192" style:family="paragraph" style:parent-style-name="LO-normal" style:master-page-name="">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punctuation-wrap="simple" style:writing-mode="lr-tb"/>
      <style:text-properties fo:color="#ff0000" loext:opacity="100%" style:font-name="Arial" fo:font-size="12pt" officeooo:rsid="02a51a03" officeooo:paragraph-rsid="00ce1e1c" style:font-name-asian="Arial1" style:font-size-asian="12pt" style:font-name-complex="Arial1" style:font-size-complex="12pt" fo:hyphenate="false" fo:hyphenation-remain-char-count="2" fo:hyphenation-push-char-count="2" loext:hyphenation-no-caps="false"/>
    </style:style>
    <style:style style:name="P193" style:family="paragraph" style:parent-style-name="LO-normal">
      <loext:graphic-properties draw:fill="none"/>
      <style:paragraph-properties fo:margin-left="0cm" fo:margin-right="0cm" fo:margin-top="0cm" fo:margin-bottom="0cm" style:contextual-spacing="false" fo:line-height="150%" fo:text-align="start" style:justify-single-word="false" fo:orphans="2" fo:widows="2" fo:hyphenation-ladder-count="no-limit" fo:text-indent="0cm" style:auto-text-indent="false" fo:background-color="transparent" style:punctuation-wrap="simple" style:writing-mode="lr-tb"/>
      <style:text-properties fo:color="#ff0000" loext:opacity="100%" style:font-name="Arial" fo:font-size="12pt" officeooo:rsid="02a51a03" officeooo:paragraph-rsid="00ce1e1c" style:font-name-asian="Arial1" style:font-size-asian="12pt" style:font-name-complex="Arial1" style:font-size-complex="12pt" fo:hyphenate="false" fo:hyphenation-remain-char-count="2" fo:hyphenation-push-char-count="2" loext:hyphenation-no-caps="false"/>
    </style:style>
    <style:style style:name="P194" style:family="paragraph" style:parent-style-name="LO-normal">
      <style:paragraph-properties fo:line-height="150%"/>
      <style:text-properties fo:color="#ff0000" loext:opacity="100%" style:font-name="Arial" fo:font-size="12pt" fo:font-style="normal" officeooo:rsid="02b9eceb" officeooo:paragraph-rsid="00a1c3c1" style:font-name-asian="Arial1" style:font-size-asian="12pt" style:font-style-asian="normal" style:font-name-complex="Arial1" style:font-size-complex="12pt" style:font-style-complex="normal"/>
    </style:style>
    <style:style style:name="P195" style:family="paragraph" style:parent-style-name="LO-normal">
      <style:paragraph-properties fo:line-height="150%"/>
      <style:text-properties fo:color="#ff0000" loext:opacity="100%" style:font-name="Arial" officeooo:paragraph-rsid="00b598b5"/>
    </style:style>
    <style:style style:name="P196" style:family="paragraph" style:parent-style-name="Standard">
      <style:paragraph-properties fo:line-height="150%"/>
      <style:text-properties fo:color="#ff0000" loext:opacity="100%" style:font-name="Arial" officeooo:paragraph-rsid="00b598b5"/>
    </style:style>
    <style:style style:name="P197" style:family="paragraph" style:parent-style-name="LO-normal">
      <style:paragraph-properties fo:line-height="150%"/>
      <style:text-properties fo:color="#ff0000" loext:opacity="100%" style:font-name="Arial" officeooo:paragraph-rsid="00cc50bf"/>
    </style:style>
    <style:style style:name="P198" style:family="paragraph" style:parent-style-name="LO-normal">
      <style:paragraph-properties fo:line-height="150%"/>
      <style:text-properties fo:color="#ff0000" loext:opacity="100%" style:font-name="Arial" officeooo:paragraph-rsid="00ed4a32"/>
    </style:style>
    <style:style style:name="P199" style:family="paragraph" style:parent-style-name="LO-normal">
      <style:paragraph-properties fo:line-height="150%" style:writing-mode="lr-tb"/>
      <style:text-properties fo:color="#ff0000" loext:opacity="100%" style:font-name="Arial" style:text-underline-style="none" officeooo:paragraph-rsid="00c16faa"/>
    </style:style>
    <style:style style:name="P200" style:family="paragraph" style:parent-style-name="LO-normal">
      <style:paragraph-properties fo:line-height="150%" style:writing-mode="lr-tb"/>
      <style:text-properties fo:color="#ff0000" loext:opacity="100%" style:font-name="Arial" style:text-underline-style="none" officeooo:paragraph-rsid="00c644f6"/>
    </style:style>
    <style:style style:name="P201" style:family="paragraph" style:parent-style-name="LO-normal">
      <style:paragraph-properties fo:line-height="150%" style:writing-mode="lr-tb"/>
      <style:text-properties fo:color="#ff0000" loext:opacity="100%" style:font-name="Arial" style:text-underline-style="none" officeooo:paragraph-rsid="00e7de68"/>
    </style:style>
    <style:style style:name="P202" style:family="paragraph" style:parent-style-name="LO-normal">
      <style:paragraph-properties fo:line-height="150%" style:writing-mode="lr-tb"/>
      <style:text-properties fo:color="#ff0000" loext:opacity="100%" style:font-name="Arial" style:text-underline-style="none" officeooo:paragraph-rsid="00e853bb"/>
    </style:style>
    <style:style style:name="P203" style:family="paragraph" style:parent-style-name="LO-normal">
      <style:paragraph-properties fo:line-height="150%" style:writing-mode="lr-tb"/>
      <style:text-properties fo:color="#ff0000" loext:opacity="100%" style:font-name="Arial" style:text-underline-style="none" fo:font-weight="normal" officeooo:paragraph-rsid="00c16faa" style:font-weight-asian="normal" style:font-weight-complex="normal"/>
    </style:style>
    <style:style style:name="P204" style:family="paragraph" style:parent-style-name="LO-normal">
      <style:paragraph-properties fo:line-height="150%" style:writing-mode="lr-tb"/>
      <style:text-properties fo:color="#ff0000" loext:opacity="100%" style:font-name="Arial" style:text-underline-style="none" fo:font-weight="normal" officeooo:paragraph-rsid="00c644f6" style:font-weight-asian="normal" style:font-weight-complex="normal"/>
    </style:style>
    <style:style style:name="P205" style:family="paragraph" style:parent-style-name="LO-normal">
      <style:paragraph-properties fo:line-height="150%"/>
      <style:text-properties fo:color="#ff0000" loext:opacity="100%" style:font-name="Arial" fo:font-style="normal" style:text-underline-style="none" fo:font-weight="normal" officeooo:rsid="024d6c9e" officeooo:paragraph-rsid="00cb8f89" style:font-style-asian="normal" style:font-weight-asian="normal" style:font-style-complex="normal" style:font-weight-complex="normal"/>
    </style:style>
    <style:style style:name="P206" style:family="paragraph" style:parent-style-name="LO-normal">
      <style:paragraph-properties fo:line-height="150%" style:writing-mode="lr-tb"/>
      <style:text-properties fo:color="#ff0000" loext:opacity="100%" style:text-underline-style="none" officeooo:paragraph-rsid="00c16faa"/>
    </style:style>
    <style:style style:name="P207" style:family="paragraph" style:parent-style-name="LO-normal">
      <style:paragraph-properties fo:line-height="150%"/>
      <style:text-properties fo:color="#ff0000" loext:opacity="100%" style:text-position="0% 100%" style:font-name="Arial" fo:font-size="12pt" officeooo:rsid="0299af1a" officeooo:paragraph-rsid="00cc50bf" style:font-size-asian="12pt"/>
    </style:style>
    <style:style style:name="P208" style:family="paragraph" style:parent-style-name="LO-normal">
      <style:paragraph-properties fo:line-height="150%"/>
      <style:text-properties fo:color="#ff0000" loext:opacity="100%" style:text-position="0% 100%" style:font-name="Arial" fo:font-size="12pt" officeooo:rsid="0299af1a" officeooo:paragraph-rsid="00ed4a32" style:font-size-asian="12pt"/>
    </style:style>
    <style:style style:name="P209" style:family="paragraph" style:parent-style-name="LO-normal">
      <style:paragraph-properties fo:line-height="150%"/>
      <style:text-properties fo:color="#ff0000" loext:opacity="100%" style:text-position="0% 100%" style:font-name="Arial" fo:font-size="12pt" officeooo:rsid="02a119a9" officeooo:paragraph-rsid="00cc50bf" fo:background-color="transparent" style:font-name-asian="Arial1" style:font-size-asian="12pt" style:font-name-complex="Arial1"/>
    </style:style>
    <style:style style:name="P210" style:family="paragraph" style:parent-style-name="LO-normal">
      <style:paragraph-properties fo:line-height="150%"/>
      <style:text-properties fo:color="#ff0000" loext:opacity="100%" style:text-position="0% 100%" style:font-name="Arial" fo:font-size="12pt" officeooo:rsid="02a119a9" officeooo:paragraph-rsid="00ed4a32" fo:background-color="transparent" style:font-name-asian="Arial1" style:font-size-asian="12pt" style:font-name-complex="Arial1"/>
    </style:style>
    <style:style style:name="P211" style:family="paragraph" style:parent-style-name="LO-normal">
      <style:paragraph-properties fo:line-height="150%"/>
      <style:text-properties fo:color="#ff0000" loext:opacity="100%" style:text-position="0% 100%" style:font-name="Arial" fo:font-size="12pt" fo:font-weight="normal" officeooo:rsid="02b082de" officeooo:paragraph-rsid="00d1e581" style:font-name-asian="Arial1" style:font-size-asian="12pt" style:font-weight-asian="normal" style:font-name-complex="Arial1" style:font-weight-complex="normal"/>
    </style:style>
    <style:style style:name="P212" style:family="paragraph" style:parent-style-name="LO-normal">
      <style:paragraph-properties fo:line-height="150%"/>
      <style:text-properties fo:color="#ff0000" loext:opacity="100%" style:text-position="0% 100%" style:font-name="Arial" fo:font-size="12pt" fo:font-weight="normal" officeooo:rsid="02b082de" officeooo:paragraph-rsid="009c682d" style:font-name-asian="Arial1" style:font-size-asian="12pt" style:font-weight-asian="normal" style:font-name-complex="Arial1" style:font-weight-complex="normal"/>
    </style:style>
    <style:style style:name="P213" style:family="paragraph" style:parent-style-name="LO-normal">
      <style:paragraph-properties fo:line-height="150%"/>
      <style:text-properties fo:color="#ff0000" loext:opacity="100%" style:text-position="0% 100%" style:font-name="Arial" fo:font-size="12pt" fo:font-weight="bold" officeooo:rsid="02adb522" officeooo:paragraph-rsid="009c682d" style:font-name-asian="Arial1" style:font-size-asian="12pt" style:font-weight-asian="bold" style:font-name-complex="Arial1" style:font-size-complex="12pt" style:font-weight-complex="bold"/>
    </style:style>
    <style:style style:name="P214" style:family="paragraph" style:parent-style-name="Standard">
      <style:paragraph-properties fo:margin-left="0cm" fo:margin-right="0cm" fo:line-height="150%" fo:text-indent="0cm" style:auto-text-indent="false"/>
      <style:text-properties fo:color="#ff0000" loext:opacity="100%" style:text-position="0% 100%" style:font-name="Arial" fo:font-size="12pt" style:text-underline-style="none" fo:font-weight="normal" officeooo:rsid="02b374a6" officeooo:paragraph-rsid="009bef35" style:font-name-asian="Arial1" style:font-size-asian="12pt" style:font-weight-asian="normal" style:font-name-complex="Arial1" style:font-size-complex="12pt" style:font-weight-complex="normal"/>
    </style:style>
    <style:style style:name="P215" style:family="paragraph" style:parent-style-name="Standard">
      <style:paragraph-properties fo:line-height="150%"/>
      <style:text-properties style:text-underline-style="solid" style:text-underline-width="auto" style:text-underline-color="font-color" fo:font-weight="bold" officeooo:paragraph-rsid="0032e856" style:font-weight-asian="bold" style:font-weight-complex="bold"/>
    </style:style>
    <style:style style:name="P216" style:family="paragraph" style:parent-style-name="Standard">
      <style:paragraph-properties fo:line-height="150%"/>
      <style:text-properties style:text-underline-style="solid" style:text-underline-width="auto" style:text-underline-color="font-color" fo:font-weight="bold" officeooo:paragraph-rsid="00b37777" style:font-weight-asian="bold" style:font-weight-complex="bold"/>
    </style:style>
    <style:style style:name="P217" style:family="paragraph" style:parent-style-name="Standard">
      <style:paragraph-properties fo:line-height="150%"/>
      <style:text-properties style:text-underline-style="solid" style:text-underline-width="auto" style:text-underline-color="font-color" fo:font-weight="bold" officeooo:paragraph-rsid="00b66aad" style:font-weight-asian="bold" style:font-weight-complex="bold"/>
    </style:style>
    <style:style style:name="P218" style:family="paragraph" style:parent-style-name="Standard">
      <style:paragraph-properties fo:line-height="150%"/>
      <style:text-properties style:use-window-font-color="true" loext:opacity="0%" style:font-name="Arial" fo:font-size="12pt" officeooo:rsid="0012fa52" officeooo:paragraph-rsid="0012fa52" style:font-size-asian="12pt" style:font-size-complex="12pt"/>
    </style:style>
    <style:style style:name="P219" style:family="paragraph" style:parent-style-name="Standard">
      <style:paragraph-properties fo:line-height="150%"/>
      <style:text-properties fo:color="#c9211e" loext:opacity="100%" style:font-name="Arial" fo:font-size="12pt" officeooo:rsid="001dbd69" officeooo:paragraph-rsid="00a1519a" style:font-name-asian="Arial1" style:font-size-asian="12pt" style:font-name-complex="Arial1" style:font-size-complex="12pt"/>
    </style:style>
    <style:style style:name="P220" style:family="paragraph" style:parent-style-name="Standard">
      <style:paragraph-properties fo:line-height="150%"/>
      <style:text-properties fo:color="#c9211e" loext:opacity="100%" style:font-name="Arial" fo:font-size="12pt" officeooo:rsid="001f1c80" officeooo:paragraph-rsid="001f1c80" style:font-size-asian="12pt" style:font-size-complex="12pt"/>
    </style:style>
    <style:style style:name="P221" style:family="paragraph" style:parent-style-name="Heading_20_2">
      <style:paragraph-properties fo:line-height="150%"/>
      <style:text-properties style:font-name="Arial"/>
    </style:style>
    <style:style style:name="P222" style:family="paragraph" style:parent-style-name="Heading_20_2">
      <style:paragraph-properties fo:line-height="150%" fo:break-before="page"/>
      <style:text-properties style:font-name="Arial"/>
    </style:style>
    <style:style style:name="P223" style:family="paragraph" style:parent-style-name="LO-normal" style:list-style-name="L1">
      <style:paragraph-properties fo:line-height="150%"/>
      <style:text-properties fo:color="#ff0000" loext:opacity="100%" style:font-name="Arial" style:text-underline-style="none" officeooo:paragraph-rsid="00cb8f89"/>
    </style:style>
    <style:style style:name="P224" style:family="paragraph" style:parent-style-name="LO-normal" style:list-style-name="L1" style:master-page-name="">
      <loext:graphic-properties draw:fill="none"/>
      <style:paragraph-properties fo:margin-left="0.7cm" fo:margin-right="0cm" fo:margin-top="0cm" fo:margin-bottom="0cm" style:contextual-spacing="false" fo:line-height="150%" fo:text-align="start" style:justify-single-word="false" fo:orphans="2" fo:widows="2" fo:hyphenation-ladder-count="no-limit" fo:text-indent="-0.6cm" style:auto-text-indent="false" style:page-number="auto" fo:background-color="transparent" style:punctuation-wrap="simple" style:writing-mode="lr-tb"/>
      <style:text-properties fo:color="#ff0000" loext:opacity="100%" style:font-name="Arial" style:text-underline-style="none" officeooo:paragraph-rsid="00cb8f89" fo:hyphenate="false" fo:hyphenation-remain-char-count="2" fo:hyphenation-push-char-count="2" loext:hyphenation-no-caps="false"/>
    </style:style>
    <style:style style:name="P225" style:family="paragraph" style:parent-style-name="LO-normal" style:list-style-name="L1">
      <style:paragraph-properties fo:line-height="150%"/>
      <style:text-properties fo:color="#ff0000" loext:opacity="100%" style:font-name="Arial" fo:font-style="normal" style:text-underline-style="none" officeooo:rsid="024d6c9e" officeooo:paragraph-rsid="00cb8f89" style:font-style-asian="normal" style:font-style-complex="normal"/>
    </style:style>
    <style:style style:name="P226" style:family="paragraph" style:parent-style-name="LO-normal">
      <style:paragraph-properties fo:line-height="150%" style:writing-mode="lr-tb"/>
      <style:text-properties fo:color="#ff0000" loext:opacity="100%" style:text-underline-style="none" officeooo:paragraph-rsid="010bb94a"/>
    </style:style>
    <style:style style:name="P227" style:family="paragraph" style:parent-style-name="LO-normal">
      <style:paragraph-properties fo:line-height="150%" style:writing-mode="lr-tb"/>
      <style:text-properties fo:color="#ff0000" loext:opacity="100%" style:text-underline-style="none" officeooo:paragraph-rsid="010d2eab"/>
    </style:style>
    <style:style style:name="P228" style:family="paragraph" style:parent-style-name="LO-normal">
      <style:paragraph-properties fo:line-height="150%" style:writing-mode="lr-tb"/>
      <style:text-properties fo:color="#ff0000" loext:opacity="100%" style:text-underline-style="none" officeooo:paragraph-rsid="010dfae6"/>
    </style:style>
    <style:style style:name="P229" style:family="paragraph" style:parent-style-name="LO-normal">
      <style:paragraph-properties fo:line-height="150%" style:writing-mode="lr-tb"/>
      <style:text-properties fo:color="#ff0000" loext:opacity="100%" style:text-underline-style="none" officeooo:paragraph-rsid="010e4fe6"/>
    </style:style>
    <style:style style:name="P230" style:family="paragraph" style:parent-style-name="Standard" style:list-style-name="WWNum2" style:master-page-name="">
      <loext:graphic-properties draw:fill="none"/>
      <style:paragraph-properties fo:margin-left="0cm" fo:margin-right="0cm" fo:line-height="150%" fo:text-indent="0cm" style:auto-text-indent="false" style:page-number="auto" fo:background-color="transparent" style:writing-mode="lr-tb"/>
      <style:text-properties style:font-name="Arial" officeooo:paragraph-rsid="00cf94a1"/>
    </style:style>
    <style:style style:name="P231" style:family="paragraph" style:parent-style-name="Standard">
      <style:paragraph-properties fo:line-height="150%"/>
      <style:text-properties style:font-name="Arial" fo:font-size="12pt" officeooo:rsid="0116fa32" officeooo:paragraph-rsid="0116fa32" style:font-size-asian="12pt" style:font-size-complex="12pt"/>
    </style:style>
    <style:style style:name="P232" style:family="paragraph" style:parent-style-name="Standard">
      <style:paragraph-properties fo:line-height="150%"/>
      <style:text-properties style:font-name="Arial" fo:font-size="12pt" officeooo:rsid="0012fa52" officeooo:paragraph-rsid="0012fa52" style:font-size-asian="12pt" style:font-size-complex="12pt"/>
    </style:style>
    <style:style style:name="P233" style:family="paragraph" style:parent-style-name="Standard">
      <style:paragraph-properties fo:line-height="150%"/>
      <style:text-properties fo:color="#ff0000" loext:opacity="100%" style:font-name="Arial" fo:font-size="12pt" officeooo:rsid="02b908df" officeooo:paragraph-rsid="010fd3d7" fo:background-color="transparent" style:font-size-asian="12pt" style:font-size-complex="12pt"/>
    </style:style>
    <style:style style:name="P2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2fa5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5fea9e" style:font-weight-asian="bold" style:font-weight-complex="bold"/>
    </style:style>
    <style:style style:name="T5" style:family="text">
      <style:text-properties style:text-underline-style="solid" style:text-underline-width="auto" style:text-underline-color="font-color" fo:font-weight="bold" officeooo:rsid="008eb505" style:font-weight-asian="bold" style:font-weight-complex="bold"/>
    </style:style>
    <style:style style:name="T6" style:family="text">
      <style:text-properties style:text-underline-style="solid" style:text-underline-width="auto" style:text-underline-color="font-color" fo:font-weight="bold" officeooo:rsid="00905add" style:font-weight-asian="bold" style:font-weight-complex="bold"/>
    </style:style>
    <style:style style:name="T7" style:family="text">
      <style:text-properties style:text-underline-style="solid" style:text-underline-width="auto" style:text-underline-color="font-color" fo:font-weight="bold" officeooo:rsid="004c5adc" style:font-weight-asian="bold" style:font-weight-complex="bold"/>
    </style:style>
    <style:style style:name="T8" style:family="text">
      <style:text-properties style:text-underline-style="solid" style:text-underline-width="auto" style:text-underline-color="font-color" fo:font-weight="bold" officeooo:rsid="001abfb9" style:font-weight-asian="bold" style:font-weight-complex="bold"/>
    </style:style>
    <style:style style:name="T9" style:family="text">
      <style:text-properties style:text-underline-style="solid" style:text-underline-width="auto" style:text-underline-color="font-color" fo:font-weight="bold" officeooo:rsid="00990f7f" style:font-weight-asian="bold" style:font-weight-complex="bold"/>
    </style:style>
    <style:style style:name="T10" style:family="text">
      <style:text-properties style:text-underline-style="solid" style:text-underline-width="auto" style:text-underline-color="font-color" fo:font-weight="bold" officeooo:rsid="009abe96" style:font-weight-asian="bold" style:font-weight-complex="bold"/>
    </style:style>
    <style:style style:name="T11" style:family="text">
      <style:text-properties style:text-underline-style="solid" style:text-underline-width="auto" style:text-underline-color="font-color" fo:font-weight="bold" officeooo:rsid="009bef35" style:font-weight-asian="bold" style:font-weight-complex="bold"/>
    </style:style>
    <style:style style:name="T12" style:family="text">
      <style:text-properties style:text-underline-style="solid" style:text-underline-width="auto" style:text-underline-color="font-color" fo:font-weight="bold" officeooo:rsid="009e5621" style:font-weight-asian="bold" style:font-weight-complex="bold"/>
    </style:style>
    <style:style style:name="T13" style:family="text">
      <style:text-properties style:text-underline-style="solid" style:text-underline-width="auto" style:text-underline-color="font-color" fo:font-weight="bold" officeooo:rsid="0021a8e5" style:font-weight-asian="bold" style:font-weight-complex="bold"/>
    </style:style>
    <style:style style:name="T14" style:family="text">
      <style:text-properties style:text-underline-style="solid" style:text-underline-width="auto" style:text-underline-color="font-color" fo:font-weight="bold" officeooo:rsid="00521dab" style:font-weight-asian="bold" style:font-weight-complex="bold"/>
    </style:style>
    <style:style style:name="T15" style:family="text">
      <style:text-properties style:text-underline-style="solid" style:text-underline-width="auto" style:text-underline-color="font-color" fo:font-weight="bold" officeooo:rsid="00cb8f89" style:font-weight-asian="bold" style:font-weight-complex="bold"/>
    </style:style>
    <style:style style:name="T16" style:family="text">
      <style:text-properties style:text-underline-style="solid" style:text-underline-width="auto" style:text-underline-color="font-color" fo:font-weight="bold" officeooo:rsid="00ce1e1c" style:font-weight-asian="bold" style:font-weight-complex="bold"/>
    </style:style>
    <style:style style:name="T17" style:family="text">
      <style:text-properties style:text-underline-style="solid" style:text-underline-width="auto" style:text-underline-color="font-color" fo:font-weight="bold" officeooo:rsid="00d3370b" style:font-weight-asian="bold" style:font-weight-complex="bold"/>
    </style:style>
    <style:style style:name="T18" style:family="text">
      <style:text-properties style:text-underline-style="solid" style:text-underline-width="auto" style:text-underline-color="font-color" fo:font-weight="bold" officeooo:rsid="00d3c1e4" style:font-weight-asian="bold" style:font-weight-complex="bold"/>
    </style:style>
    <style:style style:name="T19" style:family="text">
      <style:text-properties style:text-underline-style="solid" style:text-underline-width="auto" style:text-underline-color="font-color" fo:font-weight="bold" officeooo:rsid="00d43d91" style:font-weight-asian="bold" style:font-weight-complex="bold"/>
    </style:style>
    <style:style style:name="T20" style:family="text">
      <style:text-properties style:text-underline-style="solid" style:text-underline-width="auto" style:text-underline-color="font-color" fo:font-weight="bold" officeooo:rsid="00d74077" style:font-weight-asian="bold" style:font-weight-complex="bold"/>
    </style:style>
    <style:style style:name="T21" style:family="text">
      <style:text-properties style:text-underline-style="solid" style:text-underline-width="auto" style:text-underline-color="font-color" fo:font-weight="bold" officeooo:rsid="00d744f5" style:font-weight-asian="bold" style:font-weight-complex="bold"/>
    </style:style>
    <style:style style:name="T22" style:family="text">
      <style:text-properties style:text-underline-style="solid" style:text-underline-width="auto" style:text-underline-color="font-color" fo:font-weight="bold" officeooo:rsid="00d9f494" style:font-weight-asian="bold" style:font-weight-complex="bold"/>
    </style:style>
    <style:style style:name="T23" style:family="text">
      <style:text-properties style:text-underline-style="solid" style:text-underline-width="auto" style:text-underline-color="font-color" fo:font-weight="bold" officeooo:rsid="00de12c2" style:font-weight-asian="bold" style:font-weight-complex="bold"/>
    </style:style>
    <style:style style:name="T24" style:family="text">
      <style:text-properties style:text-underline-style="solid" style:text-underline-width="auto" style:text-underline-color="font-color" fo:font-weight="bold" officeooo:rsid="00e1ae4e" style:font-weight-asian="bold" style:font-weight-complex="bold"/>
    </style:style>
    <style:style style:name="T25" style:family="text">
      <style:text-properties style:text-underline-style="solid" style:text-underline-width="auto" style:text-underline-color="font-color" fo:font-weight="bold" officeooo:rsid="00e22d11" style:font-weight-asian="bold" style:font-weight-complex="bold"/>
    </style:style>
    <style:style style:name="T26" style:family="text">
      <style:text-properties style:text-underline-style="solid" style:text-underline-width="auto" style:text-underline-color="font-color" fo:font-weight="bold" officeooo:rsid="00e2c947" style:font-weight-asian="bold" style:font-weight-complex="bold"/>
    </style:style>
    <style:style style:name="T27" style:family="text">
      <style:text-properties style:text-underline-style="solid" style:text-underline-width="auto" style:text-underline-color="font-color" fo:font-weight="bold" officeooo:rsid="00e497b7" style:font-weight-asian="bold" style:font-weight-complex="bold"/>
    </style:style>
    <style:style style:name="T28" style:family="text">
      <style:text-properties style:text-underline-style="solid" style:text-underline-width="auto" style:text-underline-color="font-color" fo:font-weight="bold" officeooo:rsid="00e59227" style:font-weight-asian="bold" style:font-weight-complex="bold"/>
    </style:style>
    <style:style style:name="T29" style:family="text">
      <style:text-properties style:text-underline-style="solid" style:text-underline-width="auto" style:text-underline-color="font-color" fo:font-weight="bold" officeooo:rsid="00ebf479" style:font-weight-asian="bold" style:font-weight-complex="bold"/>
    </style:style>
    <style:style style:name="T30" style:family="text">
      <style:text-properties style:text-underline-style="solid" style:text-underline-width="auto" style:text-underline-color="font-color" fo:font-weight="bold" officeooo:rsid="00ef2ab8" style:font-weight-asian="bold" style:font-weight-complex="bold"/>
    </style:style>
    <style:style style:name="T31" style:family="text">
      <style:text-properties style:text-underline-style="solid" style:text-underline-width="auto" style:text-underline-color="font-color" fo:font-weight="bold" officeooo:rsid="02a51a03" style:font-name-asian="Arial1" style:font-weight-asian="bold" style:font-name-complex="Arial1" style:font-weight-complex="bold"/>
    </style:style>
    <style:style style:name="T32" style:family="text">
      <style:text-properties style:text-underline-style="solid" style:text-underline-width="auto" style:text-underline-color="font-color" fo:font-weight="bold" officeooo:rsid="008eb505" style:font-name-asian="Arial1" style:font-weight-asian="bold" style:font-name-complex="Arial1" style:font-weight-complex="bold"/>
    </style:style>
    <style:style style:name="T33" style:family="text">
      <style:text-properties style:text-underline-style="solid" style:text-underline-width="auto" style:text-underline-color="font-color" fo:font-weight="bold" officeooo:rsid="00ce1e1c" style:font-name-asian="Arial1" style:font-weight-asian="bold" style:font-name-complex="Arial1" style:font-weight-complex="bold"/>
    </style:style>
    <style:style style:name="T34" style:family="text">
      <style:text-properties style:text-underline-style="solid" style:text-underline-width="auto" style:text-underline-color="font-color" fo:font-weight="bold" officeooo:rsid="00cf94a1" style:font-name-asian="Arial1" style:font-weight-asian="bold" style:font-name-complex="Arial1" style:font-weight-complex="bold"/>
    </style:style>
    <style:style style:name="T35" style:family="text">
      <style:text-properties style:text-underline-style="solid" style:text-underline-width="auto" style:text-underline-color="font-color" fo:font-weight="bold" officeooo:rsid="00e497b7" style:font-name-asian="Arial1" style:font-weight-asian="bold" style:font-name-complex="Arial1" style:font-weight-complex="bold"/>
    </style:style>
    <style:style style:name="T36" style:family="text">
      <style:text-properties style:text-underline-style="solid" style:text-underline-width="auto" style:text-underline-color="font-color" officeooo:rsid="008eb505"/>
    </style:style>
    <style:style style:name="T37" style:family="text">
      <style:text-properties style:text-underline-style="solid" style:text-underline-width="auto" style:text-underline-color="font-color" officeooo:rsid="00986a7d"/>
    </style:style>
    <style:style style:name="T38" style:family="text">
      <style:text-properties style:text-underline-style="solid" style:text-underline-width="auto" style:text-underline-color="font-color" officeooo:rsid="00987873"/>
    </style:style>
    <style:style style:name="T39" style:family="text">
      <style:text-properties style:text-underline-style="solid" style:text-underline-width="auto" style:text-underline-color="font-color" officeooo:rsid="00990f7f"/>
    </style:style>
    <style:style style:name="T40" style:family="text">
      <style:text-properties style:text-underline-style="solid" style:text-underline-width="auto" style:text-underline-color="font-color" officeooo:rsid="00e2c947"/>
    </style:style>
    <style:style style:name="T41" style:family="text">
      <style:text-properties fo:font-style="italic" style:font-style-asian="italic" style:font-style-complex="italic"/>
    </style:style>
    <style:style style:name="T42" style:family="text">
      <style:text-properties fo:font-style="italic" officeooo:rsid="001f1c80" style:font-style-asian="italic" style:font-style-complex="italic"/>
    </style:style>
    <style:style style:name="T43" style:family="text">
      <style:text-properties fo:font-style="italic" officeooo:rsid="00201898" style:font-style-asian="italic" style:font-style-complex="italic"/>
    </style:style>
    <style:style style:name="T44" style:family="text">
      <style:text-properties fo:font-style="italic" officeooo:rsid="0051c7bf" style:font-style-asian="italic" style:font-style-complex="italic"/>
    </style:style>
    <style:style style:name="T45" style:family="text">
      <style:text-properties fo:font-style="italic" officeooo:rsid="005fea9e" style:font-style-asian="italic" style:font-style-complex="italic"/>
    </style:style>
    <style:style style:name="T46" style:family="text">
      <style:text-properties fo:font-style="italic" officeooo:rsid="00b96f32" style:font-style-asian="italic" style:font-style-complex="italic"/>
    </style:style>
    <style:style style:name="T47" style:family="text">
      <style:text-properties fo:font-style="italic" officeooo:rsid="024d6c9e" style:font-style-asian="italic" style:font-style-complex="italic"/>
    </style:style>
    <style:style style:name="T48" style:family="text">
      <style:text-properties fo:font-style="italic" officeooo:rsid="029765c8" style:font-style-asian="italic" style:font-style-complex="italic"/>
    </style:style>
    <style:style style:name="T49" style:family="text">
      <style:text-properties fo:font-style="italic" officeooo:rsid="025e1a48" style:font-style-asian="italic" style:font-style-complex="italic"/>
    </style:style>
    <style:style style:name="T50" style:family="text">
      <style:text-properties fo:font-style="italic" officeooo:rsid="001dbd69" style:font-name-asian="Arial1" style:font-style-asian="italic" style:font-name-complex="Arial1" style:font-style-complex="italic"/>
    </style:style>
    <style:style style:name="T51" style:family="text">
      <style:text-properties fo:font-style="italic" style:text-underline-style="solid" style:text-underline-width="auto" style:text-underline-color="font-color" style:font-style-asian="italic" style:font-style-complex="italic"/>
    </style:style>
    <style:style style:name="T52" style:family="text">
      <style:text-properties fo:font-style="italic" style:text-underline-style="solid" style:text-underline-width="auto" style:text-underline-color="font-color" officeooo:rsid="025e1a48" style:font-style-asian="italic" style:font-style-complex="italic"/>
    </style:style>
    <style:style style:name="T53" style:family="text">
      <style:text-properties officeooo:rsid="004dc442"/>
    </style:style>
    <style:style style:name="T54" style:family="text">
      <style:text-properties officeooo:rsid="00521d55"/>
    </style:style>
    <style:style style:name="T55" style:family="text">
      <style:text-properties officeooo:rsid="0053b820"/>
    </style:style>
    <style:style style:name="T56" style:family="text">
      <style:text-properties officeooo:rsid="0032e856"/>
    </style:style>
    <style:style style:name="T57" style:family="text">
      <style:text-properties officeooo:rsid="0056b064"/>
    </style:style>
    <style:style style:name="T58" style:family="text">
      <style:text-properties officeooo:rsid="00583458"/>
    </style:style>
    <style:style style:name="T59" style:family="text">
      <style:text-properties officeooo:rsid="0058cbc9"/>
    </style:style>
    <style:style style:name="T60" style:family="text">
      <style:text-properties officeooo:rsid="001c7697"/>
    </style:style>
    <style:style style:name="T61" style:family="text">
      <style:text-properties officeooo:rsid="001abfb9"/>
    </style:style>
    <style:style style:name="T62" style:family="text">
      <style:text-properties officeooo:rsid="026ac15a"/>
    </style:style>
    <style:style style:name="T63" style:family="text">
      <style:text-properties fo:font-weight="bold" officeooo:rsid="0012fa52" style:font-name-asian="Noto Sans CJK SC" style:font-weight-asian="bold" style:font-name-complex="Lohit Devanagari1" style:font-weight-complex="bold"/>
    </style:style>
    <style:style style:name="T64" style:family="text">
      <style:text-properties fo:font-weight="bold" style:font-weight-asian="bold" style:font-weight-complex="bold"/>
    </style:style>
    <style:style style:name="T65" style:family="text">
      <style:text-properties fo:font-weight="bold" officeooo:rsid="002a93b4" style:font-weight-asian="bold" style:font-weight-complex="bold"/>
    </style:style>
    <style:style style:name="T66" style:family="text">
      <style:text-properties fo:font-weight="bold" officeooo:rsid="006099a4" style:font-weight-asian="bold" style:font-weight-complex="bold"/>
    </style:style>
    <style:style style:name="T67" style:family="text">
      <style:text-properties fo:font-weight="bold" officeooo:rsid="02a51a03" style:font-name-asian="Arial1" style:font-weight-asian="bold" style:font-name-complex="Arial1" style:font-weight-complex="bold"/>
    </style:style>
    <style:style style:name="T68" style:family="text">
      <style:text-properties fo:language="en" fo:country="US" fo:font-style="normal" style:text-underline-style="solid" style:text-underline-width="auto" style:text-underline-color="font-color" officeooo:rsid="024ee57b" style:letter-kerning="false" style:font-name-asian="Cambria1" style:language-asian="zh" style:country-asian="CN" style:font-style-asian="normal" style:font-name-complex="Cambria1" style:language-complex="hi" style:country-complex="IN" style:font-style-complex="normal"/>
    </style:style>
    <style:style style:name="T69" style:family="text">
      <style:text-properties fo:language="en" fo:country="US" fo:font-style="normal" style:text-underline-style="solid" style:text-underline-width="auto" style:text-underline-color="font-color" officeooo:rsid="025e1a48" style:letter-kerning="false" style:font-name-asian="Cambria1" style:language-asian="zh" style:country-asian="CN" style:font-style-asian="normal" style:font-name-complex="Cambria1" style:language-complex="hi" style:country-complex="IN" style:font-style-complex="normal"/>
    </style:style>
    <style:style style:name="T70" style:family="text">
      <style:text-properties fo:language="en" fo:country="US" fo:font-style="normal" officeooo:rsid="024ee57b" style:letter-kerning="false" style:font-name-asian="Cambria1" style:language-asian="zh" style:country-asian="CN" style:font-style-asian="normal" style:font-name-complex="Cambria1" style:language-complex="hi" style:country-complex="IN" style:font-style-complex="normal"/>
    </style:style>
    <style:style style:name="T71" style:family="text">
      <style:text-properties fo:language="en" fo:country="US" fo:font-style="normal" officeooo:rsid="025e1a48" style:letter-kerning="false" style:font-name-asian="Cambria1" style:language-asian="zh" style:country-asian="CN" style:font-style-asian="normal" style:font-name-complex="Cambria1" style:language-complex="hi" style:country-complex="IN" style:font-style-complex="normal"/>
    </style:style>
    <style:style style:name="T72" style:family="text">
      <style:text-properties officeooo:rsid="006ec03e"/>
    </style:style>
    <style:style style:name="T73" style:family="text">
      <style:text-properties style:font-name="Arial"/>
    </style:style>
    <style:style style:name="T74" style:family="text">
      <style:text-properties style:font-name="Arial" fo:font-size="12pt" fo:language="en" fo:country="US" officeooo:rsid="028d3a2b" style:letter-kerning="false" style:font-name-asian="Cambria1" style:font-size-asian="12pt" style:language-asian="zh" style:country-asian="CN" style:font-name-complex="Cambria1" style:font-size-complex="12pt" style:language-complex="hi" style:country-complex="IN"/>
    </style:style>
    <style:style style:name="T75" style:family="text">
      <style:text-properties style:font-name="Arial" fo:font-size="12pt" fo:language="en" fo:country="US" officeooo:rsid="028bf42e" style:letter-kerning="false" style:font-name-asian="Cambria1" style:font-size-asian="12pt" style:language-asian="zh" style:country-asian="CN" style:font-name-complex="Cambria1" style:font-size-complex="12pt" style:language-complex="hi" style:country-complex="IN"/>
    </style:style>
    <style:style style:name="T76" style:family="text">
      <style:text-properties style:font-name="Arial" officeooo:rsid="028d3a2b"/>
    </style:style>
    <style:style style:name="T77" style:family="text">
      <style:text-properties style:font-name="Arial" fo:font-style="italic" style:font-style-asian="italic" style:font-style-complex="italic"/>
    </style:style>
    <style:style style:name="T78" style:family="text">
      <style:text-properties style:font-name="Arial" officeooo:rsid="028bf42e"/>
    </style:style>
    <style:style style:name="T79" style:family="text">
      <style:text-properties style:font-name="Arial" officeooo:rsid="010b592e"/>
    </style:style>
    <style:style style:name="T80" style:family="text">
      <style:text-properties style:font-name="Arial" officeooo:rsid="02e4ef52"/>
    </style:style>
    <style:style style:name="T81" style:family="text">
      <style:text-properties style:font-name="Arial" officeooo:rsid="02e76526"/>
    </style:style>
    <style:style style:name="T82" style:family="text">
      <style:text-properties officeooo:rsid="007ec786"/>
    </style:style>
    <style:style style:name="T83" style:family="text">
      <style:text-properties officeooo:rsid="0046ae4c"/>
    </style:style>
    <style:style style:name="T84" style:family="text">
      <style:text-properties officeooo:rsid="00845473"/>
    </style:style>
    <style:style style:name="T85" style:family="text">
      <style:text-properties officeooo:rsid="00855fe4"/>
    </style:style>
    <style:style style:name="T86" style:family="text">
      <style:text-properties officeooo:rsid="0086a54b"/>
    </style:style>
    <style:style style:name="T87" style:family="text">
      <style:text-properties officeooo:rsid="00876439"/>
    </style:style>
    <style:style style:name="T88" style:family="text">
      <style:text-properties officeooo:rsid="0088df95"/>
    </style:style>
    <style:style style:name="T89" style:family="text">
      <style:text-properties officeooo:rsid="00473934"/>
    </style:style>
    <style:style style:name="T90" style:family="text">
      <style:text-properties officeooo:rsid="00189fbf"/>
    </style:style>
    <style:style style:name="T91" style:family="text">
      <style:text-properties officeooo:rsid="005fea9e"/>
    </style:style>
    <style:style style:name="T92" style:family="text">
      <style:text-properties officeooo:rsid="0014457d"/>
    </style:style>
    <style:style style:name="T93" style:family="text">
      <style:text-properties fo:color="#800080" loext:opacity="100%" style:font-name="Arial" fo:font-size="12pt" officeooo:rsid="0056731a" style:font-size-asian="12pt" style:font-size-complex="12pt"/>
    </style:style>
    <style:style style:name="T94" style:family="text">
      <style:text-properties fo:color="#800080" loext:opacity="100%" style:font-name="Arial" fo:font-size="12pt" officeooo:rsid="00b32001" style:font-size-asian="12pt" style:font-size-complex="12pt"/>
    </style:style>
    <style:style style:name="T95" style:family="text">
      <style:text-properties fo:color="#800080" loext:opacity="100%" style:font-name="Arial" fo:font-size="12pt" officeooo:rsid="00b66aad" style:font-size-asian="12pt" style:font-size-complex="12pt"/>
    </style:style>
    <style:style style:name="T96" style:family="text">
      <style:text-properties fo:color="#800080" loext:opacity="100%" style:font-name="Arial" fo:font-size="12pt" officeooo:rsid="00f917f7" style:font-size-asian="12pt" style:font-size-complex="12pt"/>
    </style:style>
    <style:style style:name="T97" style:family="text">
      <style:text-properties fo:color="#800080" loext:opacity="100%" style:font-name="Arial" fo:font-size="12pt" officeooo:rsid="00faf66a" style:font-size-asian="12pt" style:font-size-complex="12pt"/>
    </style:style>
    <style:style style:name="T98" style:family="text">
      <style:text-properties fo:color="#800080" loext:opacity="100%" style:font-name="Arial" fo:font-size="12pt" officeooo:rsid="0106efa0" style:font-size-asian="12pt" style:font-size-complex="12pt"/>
    </style:style>
    <style:style style:name="T99" style:family="text">
      <style:text-properties fo:color="#800080" loext:opacity="100%" style:font-name="Arial" fo:font-size="12pt" officeooo:rsid="0118dca0" style:font-size-asian="12pt" style:font-size-complex="12pt"/>
    </style:style>
    <style:style style:name="T100" style:family="text">
      <style:text-properties fo:color="#800080" loext:opacity="100%" style:font-name="Arial" fo:font-size="12pt" officeooo:rsid="011a583c" style:font-size-asian="12pt" style:font-size-complex="12pt"/>
    </style:style>
    <style:style style:name="T101" style:family="text">
      <style:text-properties fo:color="#800080" loext:opacity="100%" officeooo:rsid="0056731a"/>
    </style:style>
    <style:style style:name="T102" style:family="text">
      <style:text-properties fo:color="#800080" loext:opacity="100%" officeooo:rsid="00b32001"/>
    </style:style>
    <style:style style:name="T103" style:family="text">
      <style:text-properties fo:color="#800080" loext:opacity="100%" officeooo:rsid="00b40024"/>
    </style:style>
    <style:style style:name="T104" style:family="text">
      <style:text-properties fo:color="#800080" loext:opacity="100%" officeooo:rsid="00fcb16e"/>
    </style:style>
    <style:style style:name="T105" style:family="text">
      <style:text-properties fo:color="#800080" loext:opacity="100%" officeooo:rsid="00fe8e98"/>
    </style:style>
    <style:style style:name="T106" style:family="text">
      <style:text-properties officeooo:rsid="0051c7bf"/>
    </style:style>
    <style:style style:name="T107" style:family="text">
      <style:text-properties officeooo:rsid="004f639b"/>
    </style:style>
    <style:style style:name="T108" style:family="text">
      <style:text-properties fo:font-style="normal" officeooo:rsid="005fea9e" style:font-style-asian="normal" style:font-style-complex="normal"/>
    </style:style>
    <style:style style:name="T109" style:family="text">
      <style:text-properties fo:font-style="normal" officeooo:rsid="024d6c9e" style:font-style-asian="normal" style:font-style-complex="normal"/>
    </style:style>
    <style:style style:name="T110" style:family="text">
      <style:text-properties fo:font-style="normal" officeooo:rsid="025668c4" style:font-style-asian="normal" style:font-style-complex="normal"/>
    </style:style>
    <style:style style:name="T111" style:family="text">
      <style:text-properties fo:font-style="normal" officeooo:rsid="024ee57b" style:font-style-asian="normal" style:font-style-complex="normal"/>
    </style:style>
    <style:style style:name="T112" style:family="text">
      <style:text-properties fo:font-style="normal" officeooo:rsid="025e1a48" style:font-style-asian="normal" style:font-style-complex="normal"/>
    </style:style>
    <style:style style:name="T113" style:family="text">
      <style:text-properties fo:font-style="normal" officeooo:rsid="024fef41" style:font-style-asian="normal" style:font-style-complex="normal"/>
    </style:style>
    <style:style style:name="T114" style:family="text">
      <style:text-properties fo:font-style="normal" officeooo:rsid="025d77e8" style:font-style-asian="normal" style:font-style-complex="normal"/>
    </style:style>
    <style:style style:name="T115" style:family="text">
      <style:text-properties fo:font-style="normal" officeooo:rsid="02584073" style:font-style-asian="normal" style:font-style-complex="normal"/>
    </style:style>
    <style:style style:name="T116" style:family="text">
      <style:text-properties fo:font-style="normal" officeooo:rsid="0259da5d" style:font-style-asian="normal" style:font-style-complex="normal"/>
    </style:style>
    <style:style style:name="T117" style:family="text">
      <style:text-properties fo:font-style="normal" style:text-underline-style="solid" style:text-underline-width="auto" style:text-underline-color="font-color" officeooo:rsid="024ee57b" style:font-style-asian="normal" style:font-style-complex="normal"/>
    </style:style>
    <style:style style:name="T118" style:family="text">
      <style:text-properties fo:font-style="normal" style:text-underline-style="solid" style:text-underline-width="auto" style:text-underline-color="font-color" officeooo:rsid="024d6c9e" style:font-style-asian="normal" style:font-style-complex="normal"/>
    </style:style>
    <style:style style:name="T119" style:family="text">
      <style:text-properties fo:font-style="normal" style:text-underline-style="solid" style:text-underline-width="auto" style:text-underline-color="font-color" officeooo:rsid="025e1a48" style:font-style-asian="normal" style:font-style-complex="normal"/>
    </style:style>
    <style:style style:name="T120" style:family="text">
      <style:text-properties fo:font-style="normal" style:text-underline-style="solid" style:text-underline-width="auto" style:text-underline-color="font-color" officeooo:rsid="024fef41" style:font-style-asian="normal" style:font-style-complex="normal"/>
    </style:style>
    <style:style style:name="T121" style:family="text">
      <style:text-properties fo:font-style="normal" style:text-underline-style="solid" style:text-underline-width="auto" style:text-underline-color="font-color" officeooo:rsid="025d77e8" style:font-style-asian="normal" style:font-style-complex="normal"/>
    </style:style>
    <style:style style:name="T122" style:family="text">
      <style:text-properties fo:font-style="normal" style:text-underline-style="solid" style:text-underline-width="auto" style:text-underline-color="font-color" officeooo:rsid="02584073" style:font-style-asian="normal" style:font-style-complex="normal"/>
    </style:style>
    <style:style style:name="T123" style:family="text">
      <style:text-properties fo:font-style="normal" style:text-underline-style="solid" style:text-underline-width="auto" style:text-underline-color="font-color" officeooo:rsid="0259da5d" style:font-style-asian="normal" style:font-style-complex="normal"/>
    </style:style>
    <style:style style:name="T124" style:family="text">
      <style:text-properties officeooo:rsid="001f1c80"/>
    </style:style>
    <style:style style:name="T125" style:family="text">
      <style:text-properties officeooo:rsid="004fc8c5"/>
    </style:style>
    <style:style style:name="T126" style:family="text">
      <style:text-properties officeooo:rsid="00201898"/>
    </style:style>
    <style:style style:name="T127" style:family="text">
      <style:text-properties officeooo:rsid="00521dab"/>
    </style:style>
    <style:style style:name="T128" style:family="text">
      <style:text-properties officeooo:rsid="0028cad4"/>
    </style:style>
    <style:style style:name="T129" style:family="text">
      <style:text-properties officeooo:rsid="00305116"/>
    </style:style>
    <style:style style:name="T130" style:family="text">
      <style:text-properties officeooo:rsid="002a93b4"/>
    </style:style>
    <style:style style:name="T131" style:family="text">
      <style:text-properties officeooo:rsid="00314f02"/>
    </style:style>
    <style:style style:name="T132" style:family="text">
      <style:text-properties officeooo:rsid="006099a4"/>
    </style:style>
    <style:style style:name="T133" style:family="text">
      <style:text-properties officeooo:rsid="002c38e1"/>
    </style:style>
    <style:style style:name="T134" style:family="text">
      <style:text-properties officeooo:rsid="0056731a"/>
    </style:style>
    <style:style style:name="T135" style:family="text">
      <style:text-properties officeooo:rsid="02792ca4"/>
    </style:style>
    <style:style style:name="T136" style:family="text">
      <style:text-properties officeooo:rsid="027ab799"/>
    </style:style>
    <style:style style:name="T137" style:family="text">
      <style:text-properties officeooo:rsid="00568709"/>
    </style:style>
    <style:style style:name="T138" style:family="text">
      <style:text-properties officeooo:rsid="0034e419"/>
    </style:style>
    <style:style style:name="T139" style:family="text">
      <style:text-properties officeooo:rsid="003c327a"/>
    </style:style>
    <style:style style:name="T140" style:family="text">
      <style:text-properties fo:font-size="12pt" officeooo:rsid="003db7c8" style:font-size-asian="12pt" style:font-size-complex="12pt"/>
    </style:style>
    <style:style style:name="T141" style:family="text">
      <style:text-properties fo:font-size="12pt" officeooo:rsid="003c327a" style:font-size-asian="12pt" style:font-size-complex="12pt"/>
    </style:style>
    <style:style style:name="T142" style:family="text">
      <style:text-properties fo:font-size="12pt" officeooo:rsid="02cbf640" style:font-size-asian="12pt" style:font-size-complex="12pt"/>
    </style:style>
    <style:style style:name="T143" style:family="text">
      <style:text-properties fo:font-size="12pt" fo:language="en" fo:country="US" officeooo:rsid="02520427" style:letter-kerning="false" style:font-name-asian="Cambria1" style:font-size-asian="12pt" style:language-asian="zh" style:country-asian="CN" style:font-name-complex="Cambria1" style:font-size-complex="12pt" style:language-complex="hi" style:country-complex="IN"/>
    </style:style>
    <style:style style:name="T144" style:family="text">
      <style:text-properties fo:font-size="12pt" fo:language="en" fo:country="US" officeooo:rsid="0253cf40" style:letter-kerning="false" style:font-name-asian="Cambria1" style:font-size-asian="12pt" style:language-asian="zh" style:country-asian="CN" style:font-name-complex="Cambria1" style:font-size-complex="12pt" style:language-complex="hi" style:country-complex="IN"/>
    </style:style>
    <style:style style:name="T145" style:family="text">
      <style:text-properties officeooo:rsid="003db7c8"/>
    </style:style>
    <style:style style:name="T146" style:family="text">
      <style:text-properties officeooo:rsid="00944631"/>
    </style:style>
    <style:style style:name="T147" style:family="text">
      <style:text-properties officeooo:rsid="0095fc58"/>
    </style:style>
    <style:style style:name="T148" style:family="text">
      <style:text-properties officeooo:rsid="009751f1"/>
    </style:style>
    <style:style style:name="T149" style:family="text">
      <style:text-properties officeooo:rsid="00986a7d"/>
    </style:style>
    <style:style style:name="T150" style:family="text">
      <style:text-properties fo:color="#ff0000" loext:opacity="100%"/>
    </style:style>
    <style:style style:name="T151" style:family="text">
      <style:text-properties fo:color="#ff0000" loext:opacity="100%" officeooo:rsid="029baf8c" fo:background-color="transparent" loext:char-shading-value="0" style:font-name-asian="Arial1" style:font-name-complex="Arial1"/>
    </style:style>
    <style:style style:name="T152" style:family="text">
      <style:text-properties fo:color="#ff0000" loext:opacity="100%" officeooo:rsid="029e6a9d" fo:background-color="transparent" loext:char-shading-value="0" style:font-name-asian="Arial1" style:font-name-complex="Arial1"/>
    </style:style>
    <style:style style:name="T153" style:family="text">
      <style:text-properties fo:color="#ff0000" loext:opacity="100%" officeooo:rsid="029cb77d" fo:background-color="transparent" loext:char-shading-value="0" style:font-name-asian="Arial1" style:font-name-complex="Arial1"/>
    </style:style>
    <style:style style:name="T154" style:family="text">
      <style:text-properties fo:color="#ff0000" loext:opacity="100%" officeooo:rsid="029dfb21" fo:background-color="transparent" loext:char-shading-value="0" style:font-name-asian="Arial1" style:font-name-complex="Arial1"/>
    </style:style>
    <style:style style:name="T155" style:family="text">
      <style:text-properties fo:color="#ff0000" loext:opacity="100%" officeooo:rsid="02a6d315" fo:background-color="transparent" loext:char-shading-value="0" style:font-name-asian="Arial1" style:font-name-complex="Arial1"/>
    </style:style>
    <style:style style:name="T156" style:family="text">
      <style:text-properties fo:color="#ff0000" loext:opacity="100%" officeooo:rsid="02a75753" fo:background-color="transparent" loext:char-shading-value="0" style:font-name-asian="Arial1" style:font-name-complex="Arial1"/>
    </style:style>
    <style:style style:name="T157" style:family="text">
      <style:text-properties fo:color="#ff0000" loext:opacity="100%" officeooo:rsid="02a7dd40" fo:background-color="transparent" loext:char-shading-value="0" style:font-name-asian="Arial1" style:font-name-complex="Arial1"/>
    </style:style>
    <style:style style:name="T158" style:family="text">
      <style:text-properties fo:color="#ff0000" loext:opacity="100%" officeooo:rsid="02a9b1d0" fo:background-color="transparent" loext:char-shading-value="0" style:font-name-asian="Arial1" style:font-name-complex="Arial1"/>
    </style:style>
    <style:style style:name="T159" style:family="text">
      <style:text-properties fo:color="#ff0000" loext:opacity="100%" officeooo:rsid="00cf94a1" fo:background-color="transparent" loext:char-shading-value="0" style:font-name-asian="Arial1" style:font-name-complex="Arial1"/>
    </style:style>
    <style:style style:name="T160" style:family="text">
      <style:text-properties fo:color="#ff0000" loext:opacity="100%" officeooo:rsid="002e9fc1" fo:background-color="transparent" loext:char-shading-value="0"/>
    </style:style>
    <style:style style:name="T161" style:family="text">
      <style:text-properties fo:color="#ff0000" loext:opacity="100%" officeooo:rsid="02c2ac1d" fo:background-color="transparent" loext:char-shading-value="0"/>
    </style:style>
    <style:style style:name="T162" style:family="text">
      <style:text-properties fo:color="#ff0000" loext:opacity="100%" officeooo:rsid="0032e856" fo:background-color="transparent" loext:char-shading-value="0"/>
    </style:style>
    <style:style style:name="T163" style:family="text">
      <style:text-properties fo:color="#ff0000" loext:opacity="100%" officeooo:rsid="0031b76f" fo:background-color="transparent" loext:char-shading-value="0"/>
    </style:style>
    <style:style style:name="T164" style:family="text">
      <style:text-properties fo:color="#ff0000" loext:opacity="100%" officeooo:rsid="0053b820" fo:background-color="transparent" loext:char-shading-value="0"/>
    </style:style>
    <style:style style:name="T165" style:family="text">
      <style:text-properties fo:color="#ff0000" loext:opacity="100%" officeooo:rsid="02c3404c" fo:background-color="transparent" loext:char-shading-value="0"/>
    </style:style>
    <style:style style:name="T166" style:family="text">
      <style:text-properties fo:color="#ff0000" loext:opacity="100%" style:text-position="0% 100%" fo:font-size="12pt" officeooo:rsid="02b082de" style:font-name-asian="Arial1" style:font-size-asian="12pt" style:font-name-complex="Arial1"/>
    </style:style>
    <style:style style:name="T167" style:family="text">
      <style:text-properties fo:color="#ff0000" loext:opacity="100%" style:text-position="0% 100%" fo:font-size="12pt" officeooo:rsid="02adb522" style:font-name-asian="Arial1" style:font-size-asian="12pt" style:font-name-complex="Arial1"/>
    </style:style>
    <style:style style:name="T168" style:family="text">
      <style:text-properties fo:color="#ff0000" loext:opacity="100%" style:text-position="0% 100%" fo:font-size="12pt" officeooo:rsid="02afd905" style:font-name-asian="Arial1" style:font-size-asian="12pt" style:font-name-complex="Arial1"/>
    </style:style>
    <style:style style:name="T169" style:family="text">
      <style:text-properties fo:color="#ff0000" loext:opacity="100%" style:text-position="0% 100%" fo:font-size="12pt" officeooo:rsid="0299af1a" style:font-size-asian="12pt"/>
    </style:style>
    <style:style style:name="T170" style:family="text">
      <style:text-properties fo:color="#ff0000" loext:opacity="100%" style:text-position="0% 100%" fo:font-size="12pt" officeooo:rsid="029baf8c" style:font-size-asian="12pt"/>
    </style:style>
    <style:style style:name="T171" style:family="text">
      <style:text-properties fo:color="#ff0000" loext:opacity="100%" style:text-position="0% 100%" style:text-underline-style="none" fo:font-weight="normal" officeooo:rsid="02b082de" style:font-name-asian="Arial1" style:font-weight-asian="normal" style:font-name-complex="Arial1" style:font-weight-complex="normal"/>
    </style:style>
    <style:style style:name="T172" style:family="text">
      <style:text-properties fo:color="#ff0000" loext:opacity="100%" style:text-position="0% 100%" style:text-underline-style="none" fo:font-weight="normal" officeooo:rsid="02b374a6" style:font-name-asian="Arial1" style:font-weight-asian="normal" style:font-name-complex="Arial1" style:font-weight-complex="normal"/>
    </style:style>
    <style:style style:name="T173" style:family="text">
      <style:text-properties fo:color="#ff0000" loext:opacity="100%" style:text-position="0% 100%" style:text-underline-style="none" fo:font-weight="normal" officeooo:rsid="0299af1a" style:font-weight-asian="normal" style:font-weight-complex="normal"/>
    </style:style>
    <style:style style:name="T174" style:family="text">
      <style:text-properties fo:color="#ff0000" loext:opacity="100%" style:text-position="0% 100%" fo:font-style="italic" fo:font-weight="normal" officeooo:rsid="0048ccd0" style:font-name-asian="Arial1" style:font-style-asian="italic" style:font-weight-asian="normal" style:font-name-complex="Arial1" style:font-style-complex="italic" style:font-weight-complex="normal"/>
    </style:style>
    <style:style style:name="T175" style:family="text">
      <style:text-properties fo:color="#ff0000" loext:opacity="100%" style:text-position="0% 100%" fo:font-weight="normal" officeooo:rsid="0048ccd0" style:font-name-asian="Arial1" style:font-weight-asian="normal" style:font-name-complex="Arial1" style:font-weight-complex="normal"/>
    </style:style>
    <style:style style:name="T176" style:family="text">
      <style:text-properties fo:color="#ff0000" loext:opacity="100%" style:text-position="0% 100%" fo:font-weight="normal" officeooo:rsid="004a786d" style:font-name-asian="Arial1" style:font-weight-asian="normal" style:font-name-complex="Arial1" style:font-weight-complex="normal"/>
    </style:style>
    <style:style style:name="T177" style:family="text">
      <style:text-properties fo:color="#ff0000" loext:opacity="100%" style:text-position="0% 100%" fo:font-weight="normal" officeooo:rsid="02adb522" style:font-name-asian="Arial1" style:font-weight-asian="normal" style:font-name-complex="Arial1" style:font-weight-complex="normal"/>
    </style:style>
    <style:style style:name="T178" style:family="text">
      <style:text-properties fo:color="#ff0000" loext:opacity="100%" style:text-position="0% 100%" fo:font-weight="normal" officeooo:rsid="02b187e9" style:font-name-asian="Arial1" style:font-weight-asian="normal" style:font-name-complex="Arial1" style:font-weight-complex="normal"/>
    </style:style>
    <style:style style:name="T179" style:family="text">
      <style:text-properties fo:color="#ff0000" loext:opacity="100%" style:text-position="0% 100%" officeooo:rsid="0299af1a"/>
    </style:style>
    <style:style style:name="T180" style:family="text">
      <style:text-properties fo:color="#ff0000" loext:opacity="100%" officeooo:rsid="02b749d0"/>
    </style:style>
    <style:style style:name="T181" style:family="text">
      <style:text-properties fo:color="#ff0000" loext:opacity="100%" officeooo:rsid="029765c8"/>
    </style:style>
    <style:style style:name="T182" style:family="text">
      <style:text-properties fo:color="#ff0000" loext:opacity="100%" fo:font-size="12pt" officeooo:rsid="003db7c8" style:font-size-asian="12pt" style:font-size-complex="12pt"/>
    </style:style>
    <style:style style:name="T183" style:family="text">
      <style:text-properties fo:color="#ff0000" loext:opacity="100%" fo:font-size="12pt" officeooo:rsid="003e88fb" style:font-size-asian="12pt" style:font-size-complex="12pt"/>
    </style:style>
    <style:style style:name="T184" style:family="text">
      <style:text-properties fo:color="#ff0000" loext:opacity="100%" fo:font-size="12pt" officeooo:rsid="00b598b5" style:font-size-asian="12pt" style:font-size-complex="12pt"/>
    </style:style>
    <style:style style:name="T185" style:family="text">
      <style:text-properties fo:color="#ff0000" loext:opacity="100%" fo:font-size="12pt" fo:language="en" fo:country="US" fo:font-style="normal" style:text-underline-style="none" officeooo:rsid="024d6c9e" style:letter-kerning="false" style:font-name-asian="Cambria1" style:font-size-asian="12pt" style:language-asian="zh" style:country-asian="CN" style:font-style-asian="normal" style:font-name-complex="Cambria1" style:font-size-complex="12pt" style:language-complex="hi" style:country-complex="IN" style:font-style-complex="normal"/>
    </style:style>
    <style:style style:name="T186" style:family="text">
      <style:text-properties fo:color="#ff0000" loext:opacity="100%" officeooo:rsid="02695f8a"/>
    </style:style>
    <style:style style:name="T187" style:family="text">
      <style:text-properties fo:color="#ff0000" loext:opacity="100%" officeooo:rsid="0056b064"/>
    </style:style>
    <style:style style:name="T188" style:family="text">
      <style:text-properties fo:color="#ff0000" loext:opacity="100%" officeooo:rsid="02c98078"/>
    </style:style>
    <style:style style:name="T189" style:family="text">
      <style:text-properties fo:color="#ff0000" loext:opacity="100%" officeooo:rsid="02cb4ce9"/>
    </style:style>
    <style:style style:name="T190" style:family="text">
      <style:text-properties fo:color="#ff0000" loext:opacity="100%" fo:language="en" fo:country="US" officeooo:rsid="027b505c" style:letter-kerning="false" style:font-name-asian="Cambria1" style:language-asian="zh" style:country-asian="CN" style:font-name-complex="Cambria1" style:language-complex="hi" style:country-complex="IN"/>
    </style:style>
    <style:style style:name="T191" style:family="text">
      <style:text-properties fo:color="#ff0000" loext:opacity="100%" fo:language="en" fo:country="US" officeooo:rsid="025fe329" style:letter-kerning="false" style:font-name-asian="Arial Unicode MS" style:language-asian="zh" style:country-asian="CN" style:font-name-complex="Arial Unicode MS" style:language-complex="hi" style:country-complex="IN"/>
    </style:style>
    <style:style style:name="T192" style:family="text">
      <style:text-properties fo:color="#ff0000" loext:opacity="100%" fo:language="en" fo:country="US" officeooo:rsid="02ab6b7d" style:letter-kerning="false" style:font-name-asian="Arial Unicode MS" style:language-asian="zh" style:country-asian="CN" style:font-name-complex="Arial Unicode MS" style:language-complex="hi" style:country-complex="IN"/>
    </style:style>
    <style:style style:name="T193" style:family="text">
      <style:text-properties fo:color="#ff0000" loext:opacity="100%" fo:language="en" fo:country="US" style:text-underline-style="none" officeooo:rsid="025fe329" style:letter-kerning="false" style:font-name-asian="Arial Unicode MS" style:language-asian="zh" style:country-asian="CN" style:font-name-complex="Arial Unicode MS" style:language-complex="hi" style:country-complex="IN"/>
    </style:style>
    <style:style style:name="T194" style:family="text">
      <style:text-properties fo:color="#ff0000" loext:opacity="100%" officeooo:rsid="027b505c"/>
    </style:style>
    <style:style style:name="T195" style:family="text">
      <style:text-properties fo:color="#ff0000" loext:opacity="100%" officeooo:rsid="00362362"/>
    </style:style>
    <style:style style:name="T196" style:family="text">
      <style:text-properties fo:color="#ff0000" loext:opacity="100%" officeooo:rsid="0038ee6d"/>
    </style:style>
    <style:style style:name="T197" style:family="text">
      <style:text-properties fo:color="#ff0000" loext:opacity="100%" officeooo:rsid="0058701f"/>
    </style:style>
    <style:style style:name="T198" style:family="text">
      <style:text-properties fo:color="#ff0000" loext:opacity="100%" fo:font-style="normal" style:text-underline-style="none" officeooo:rsid="024d6c9e" style:font-style-asian="normal" style:font-style-complex="normal"/>
    </style:style>
    <style:style style:name="T199" style:family="text">
      <style:text-properties fo:color="#ff0000" loext:opacity="100%" fo:font-style="normal" style:text-underline-style="none" officeooo:rsid="025b65e6" style:font-style-asian="normal" style:font-style-complex="normal"/>
    </style:style>
    <style:style style:name="T200" style:family="text">
      <style:text-properties fo:color="#ff0000" loext:opacity="100%" fo:font-style="italic" style:text-underline-style="none" officeooo:rsid="024d6c9e" style:font-style-asian="italic" style:font-style-complex="italic"/>
    </style:style>
    <style:style style:name="T201" style:family="text">
      <style:text-properties fo:color="#ff0000" loext:opacity="100%" fo:font-style="italic" officeooo:rsid="029baf8c" fo:background-color="transparent" loext:char-shading-value="0" style:font-name-asian="Arial1" style:font-style-asian="italic" style:font-name-complex="Arial1" style:font-style-complex="italic"/>
    </style:style>
    <style:style style:name="T202" style:family="text">
      <style:text-properties fo:color="#ff0000" loext:opacity="100%" fo:font-style="italic" officeooo:rsid="00201898" style:font-style-asian="italic" style:font-style-complex="italic"/>
    </style:style>
    <style:style style:name="T203" style:family="text">
      <style:text-properties fo:color="#ff0000" loext:opacity="100%" fo:font-style="italic" officeooo:rsid="0051c7bf" style:font-style-asian="italic" style:font-style-complex="italic"/>
    </style:style>
    <style:style style:name="T204" style:family="text">
      <style:text-properties fo:color="#ff0000" loext:opacity="100%" style:text-underline-style="none"/>
    </style:style>
    <style:style style:name="T205" style:family="text">
      <style:text-properties fo:color="#ff0000" loext:opacity="100%" style:text-underline-style="none" fo:font-weight="normal" officeooo:rsid="029765c8" style:font-weight-asian="normal" style:font-weight-complex="normal"/>
    </style:style>
    <style:style style:name="T206" style:family="text">
      <style:text-properties fo:color="#ff0000" loext:opacity="100%" style:text-underline-style="none" fo:font-weight="normal" officeooo:rsid="02995b27" style:font-weight-asian="normal" style:font-weight-complex="normal"/>
    </style:style>
    <style:style style:name="T207" style:family="text">
      <style:text-properties fo:color="#ff0000" loext:opacity="100%" style:text-underline-style="none" fo:font-weight="normal" officeooo:rsid="0299af1a" style:font-weight-asian="normal" style:font-weight-complex="normal"/>
    </style:style>
    <style:style style:name="T208" style:family="text">
      <style:text-properties fo:color="#ff0000" loext:opacity="100%" style:text-underline-style="none" fo:font-weight="normal" officeooo:rsid="02d5ecc4" style:font-weight-asian="normal" style:font-weight-complex="normal"/>
    </style:style>
    <style:style style:name="T209" style:family="text">
      <style:text-properties fo:color="#ff0000" loext:opacity="100%" style:text-underline-style="none" fo:font-weight="normal" officeooo:rsid="02b51886" style:font-weight-asian="normal" style:font-weight-complex="normal"/>
    </style:style>
    <style:style style:name="T210" style:family="text">
      <style:text-properties fo:color="#ff0000" loext:opacity="100%" officeooo:rsid="02995b27"/>
    </style:style>
    <style:style style:name="T211" style:family="text">
      <style:text-properties fo:color="#ff0000" loext:opacity="100%" officeooo:rsid="0299af1a"/>
    </style:style>
    <style:style style:name="T212" style:family="text">
      <style:text-properties fo:color="#ff0000" loext:opacity="100%" officeooo:rsid="02d5ecc4"/>
    </style:style>
    <style:style style:name="T213" style:family="text">
      <style:text-properties fo:color="#ff0000" loext:opacity="100%" style:text-position="super 58%" officeooo:rsid="0299af1a"/>
    </style:style>
    <style:style style:name="T214" style:family="text">
      <style:text-properties fo:color="#ff0000" loext:opacity="100%" style:text-position="super 58%" style:text-underline-style="none" fo:font-weight="normal" officeooo:rsid="0299af1a" style:font-weight-asian="normal" style:font-weight-complex="normal"/>
    </style:style>
    <style:style style:name="T215" style:family="text">
      <style:text-properties fo:color="#ff0000" loext:opacity="100%" officeooo:rsid="02b51886"/>
    </style:style>
    <style:style style:name="T216" style:family="text">
      <style:text-properties fo:color="#ff0000" loext:opacity="100%" officeooo:rsid="029baf8c" style:font-name-asian="Arial1" style:font-name-complex="Arial1"/>
    </style:style>
    <style:style style:name="T217" style:family="text">
      <style:text-properties fo:color="#ff0000" loext:opacity="100%" officeooo:rsid="029c6e58" style:font-name-asian="Arial1" style:font-name-complex="Arial1"/>
    </style:style>
    <style:style style:name="T218" style:family="text">
      <style:text-properties fo:color="#ff0000" loext:opacity="100%" officeooo:rsid="02a51a03" style:font-name-asian="Arial1" style:font-name-complex="Arial1"/>
    </style:style>
    <style:style style:name="T219" style:family="text">
      <style:text-properties fo:color="#ff0000" loext:opacity="100%" officeooo:rsid="02bcd98c"/>
    </style:style>
    <style:style style:name="T220" style:family="text">
      <style:text-properties fo:color="#ff0000" loext:opacity="100%" officeooo:rsid="02bf41ea"/>
    </style:style>
    <style:style style:name="T221" style:family="text">
      <style:text-properties fo:color="#ff0000" loext:opacity="100%" officeooo:rsid="00201898"/>
    </style:style>
    <style:style style:name="T222" style:family="text">
      <style:text-properties fo:color="#ff0000" loext:opacity="100%" officeooo:rsid="0051c7bf"/>
    </style:style>
    <style:style style:name="T223" style:family="text">
      <style:text-properties fo:font-weight="normal" style:font-weight-asian="normal" style:font-weight-complex="normal"/>
    </style:style>
    <style:style style:name="T224" style:family="text">
      <style:text-properties style:text-underline-style="none" officeooo:rsid="001dbd69" style:font-name-asian="Arial1" style:font-name-complex="Arial1"/>
    </style:style>
    <style:style style:name="T225" style:family="text">
      <style:text-properties style:text-underline-style="none" officeooo:rsid="02b9eceb" style:font-name-asian="Arial1" style:font-name-complex="Arial1"/>
    </style:style>
    <style:style style:name="T226" style:family="text">
      <style:text-properties officeooo:rsid="02b749d0"/>
    </style:style>
    <style:style style:name="T227" style:family="text">
      <style:text-properties officeooo:rsid="029765c8"/>
    </style:style>
    <style:style style:name="T228" style:family="text">
      <style:text-properties officeooo:rsid="02b9d73d"/>
    </style:style>
    <style:style style:name="T229" style:family="text">
      <style:text-properties officeooo:rsid="001dbd69" style:font-name-asian="Arial1" style:font-name-complex="Arial1"/>
    </style:style>
    <style:style style:name="T230" style:family="text">
      <style:text-properties officeooo:rsid="00635e32" style:font-name-asian="Arial1" style:font-name-complex="Arial1"/>
    </style:style>
    <style:style style:name="T231" style:family="text">
      <style:text-properties officeooo:rsid="02a51a03" style:font-name-asian="Arial1" style:font-name-complex="Arial1"/>
    </style:style>
    <style:style style:name="T232" style:family="text">
      <style:text-properties officeooo:rsid="00a1c3c1"/>
    </style:style>
    <style:style style:name="T233" style:family="text">
      <style:text-properties officeooo:rsid="00a2a5a3"/>
    </style:style>
    <style:style style:name="T234" style:family="text">
      <style:text-properties officeooo:rsid="00a3ad7b"/>
    </style:style>
    <style:style style:name="T235" style:family="text">
      <style:text-properties officeooo:rsid="02bcd98c"/>
    </style:style>
    <style:style style:name="T236" style:family="text">
      <style:text-properties officeooo:rsid="02bf41ea"/>
    </style:style>
    <style:style style:name="T237" style:family="text">
      <style:text-properties officeooo:rsid="00a6f106"/>
    </style:style>
    <style:style style:name="T238" style:family="text">
      <style:text-properties officeooo:rsid="00a70114"/>
    </style:style>
    <style:style style:name="T239" style:family="text">
      <style:text-properties officeooo:rsid="02c12325"/>
    </style:style>
    <style:style style:name="T240" style:family="text">
      <style:text-properties officeooo:rsid="00ab5091"/>
    </style:style>
    <style:style style:name="T241" style:family="text">
      <style:text-properties officeooo:rsid="00ac98a5"/>
    </style:style>
    <style:style style:name="T242" style:family="text">
      <style:text-properties officeooo:rsid="02c2ac1d"/>
    </style:style>
    <style:style style:name="T243" style:family="text">
      <style:text-properties officeooo:rsid="00ae1c5c"/>
    </style:style>
    <style:style style:name="T244" style:family="text">
      <style:text-properties officeooo:rsid="02c55a50"/>
    </style:style>
    <style:style style:name="T245" style:family="text">
      <style:text-properties officeooo:rsid="00b29017"/>
    </style:style>
    <style:style style:name="T246" style:family="text">
      <style:text-properties officeooo:rsid="00b46dd3"/>
    </style:style>
    <style:style style:name="T247" style:family="text">
      <style:text-properties officeooo:rsid="00b598b5"/>
    </style:style>
    <style:style style:name="T248" style:family="text">
      <style:text-properties officeooo:rsid="02cbf640"/>
    </style:style>
    <style:style style:name="T249" style:family="text">
      <style:text-properties officeooo:rsid="00b96f32"/>
    </style:style>
    <style:style style:name="T250" style:family="text">
      <style:text-properties officeooo:rsid="00bc61ac"/>
    </style:style>
    <style:style style:name="T251" style:family="text">
      <style:text-properties officeooo:rsid="00bdf711"/>
    </style:style>
    <style:style style:name="T252" style:family="text">
      <style:text-properties officeooo:rsid="00bf8b89"/>
    </style:style>
    <style:style style:name="T253" style:family="text">
      <style:text-properties officeooo:rsid="0290c222"/>
    </style:style>
    <style:style style:name="T254" style:family="text">
      <style:text-properties officeooo:rsid="00c2b8a6"/>
    </style:style>
    <style:style style:name="T255" style:family="text">
      <style:text-properties officeooo:rsid="02922120"/>
    </style:style>
    <style:style style:name="T256" style:family="text">
      <style:text-properties officeooo:rsid="00c2bc71"/>
    </style:style>
    <style:style style:name="T257" style:family="text">
      <style:text-properties officeooo:rsid="00c4b442"/>
    </style:style>
    <style:style style:name="T258" style:family="text">
      <style:text-properties officeooo:rsid="00c9d5b0"/>
    </style:style>
    <style:style style:name="T259" style:family="text">
      <style:text-properties officeooo:rsid="0293e906"/>
    </style:style>
    <style:style style:name="T260" style:family="text">
      <style:text-properties officeooo:rsid="02932d69"/>
    </style:style>
    <style:style style:name="T261" style:family="text">
      <style:text-properties officeooo:rsid="0296a39a"/>
    </style:style>
    <style:style style:name="T262" style:family="text">
      <style:text-properties officeooo:rsid="0295a0c6"/>
    </style:style>
    <style:style style:name="T263" style:family="text">
      <style:text-properties style:text-position="0% 100%"/>
    </style:style>
    <style:style style:name="T264" style:family="text">
      <style:text-properties style:text-position="0% 100%" fo:font-style="normal" style:text-underline-style="solid" style:text-underline-width="auto" style:text-underline-color="font-color" officeooo:rsid="024ee57b" style:font-style-asian="normal" style:font-style-complex="normal"/>
    </style:style>
    <style:style style:name="T265" style:family="text">
      <style:text-properties style:text-position="0% 100%" fo:font-style="normal" officeooo:rsid="024ee57b" style:font-style-asian="normal" style:font-style-complex="normal"/>
    </style:style>
    <style:style style:name="T266" style:family="text">
      <style:text-properties style:text-position="0% 100%" fo:font-size="12pt" style:font-size-asian="12pt"/>
    </style:style>
    <style:style style:name="T267" style:family="text">
      <style:text-properties style:text-position="0% 100%" fo:font-size="12pt" officeooo:rsid="0299af1a" style:font-size-asian="12pt"/>
    </style:style>
    <style:style style:name="T268" style:family="text">
      <style:text-properties style:text-position="0% 100%" fo:font-size="12pt" officeooo:rsid="02d58f25" style:font-size-asian="12pt"/>
    </style:style>
    <style:style style:name="T269" style:family="text">
      <style:text-properties style:text-position="0% 100%" fo:font-size="12pt" officeooo:rsid="0299c7ed" style:font-size-asian="12pt"/>
    </style:style>
    <style:style style:name="T270" style:family="text">
      <style:text-properties style:text-position="0% 100%" fo:font-size="12pt" officeooo:rsid="029baf8c" style:font-size-asian="12pt"/>
    </style:style>
    <style:style style:name="T271" style:family="text">
      <style:text-properties style:text-position="0% 100%" fo:font-size="12pt" officeooo:rsid="02a013ab" style:font-size-asian="12pt"/>
    </style:style>
    <style:style style:name="T272" style:family="text">
      <style:text-properties style:text-position="0% 100%" fo:font-size="12pt" officeooo:rsid="029cb77d" fo:background-color="transparent" loext:char-shading-value="0" style:font-name-asian="Arial1" style:font-size-asian="12pt" style:font-name-complex="Arial1"/>
    </style:style>
    <style:style style:name="T273" style:family="text">
      <style:text-properties style:text-position="0% 100%" fo:font-size="12pt" officeooo:rsid="029dfb21" fo:background-color="transparent" loext:char-shading-value="0" style:font-name-asian="Arial1" style:font-size-asian="12pt" style:font-name-complex="Arial1"/>
    </style:style>
    <style:style style:name="T274" style:family="text">
      <style:text-properties style:text-position="0% 100%" fo:font-size="12pt" officeooo:rsid="02a0182b" fo:background-color="transparent" loext:char-shading-value="0" style:font-name-asian="Arial1" style:font-size-asian="12pt" style:font-name-complex="Arial1"/>
    </style:style>
    <style:style style:name="T275" style:family="text">
      <style:text-properties style:text-position="0% 100%" fo:font-size="12pt" officeooo:rsid="02a0b8fe" fo:background-color="transparent" loext:char-shading-value="0" style:font-name-asian="Arial1" style:font-size-asian="12pt" style:font-name-complex="Arial1"/>
    </style:style>
    <style:style style:name="T276" style:family="text">
      <style:text-properties style:text-position="0% 100%" fo:font-size="12pt" officeooo:rsid="02a119a9" fo:background-color="transparent" loext:char-shading-value="0" style:font-name-asian="Arial1" style:font-size-asian="12pt" style:font-name-complex="Arial1"/>
    </style:style>
    <style:style style:name="T277" style:family="text">
      <style:text-properties style:text-position="0% 100%" fo:font-size="12pt" officeooo:rsid="02a2b36d" fo:background-color="transparent" loext:char-shading-value="0" style:font-name-asian="Arial1" style:font-size-asian="12pt" style:font-name-complex="Arial1"/>
    </style:style>
    <style:style style:name="T278" style:family="text">
      <style:text-properties style:text-position="0% 100%" fo:font-size="12pt" fo:font-style="italic" officeooo:rsid="02a2b36d" fo:background-color="transparent" loext:char-shading-value="0" style:font-name-asian="Arial1" style:font-size-asian="12pt" style:font-style-asian="italic" style:font-name-complex="Arial1" style:font-style-complex="italic"/>
    </style:style>
    <style:style style:name="T279" style:family="text">
      <style:text-properties officeooo:rsid="024fef41"/>
    </style:style>
    <style:style style:name="T280" style:family="text">
      <style:text-properties officeooo:rsid="00cc50bf"/>
    </style:style>
    <style:style style:name="T281" style:family="text">
      <style:text-properties officeooo:rsid="02972ffd"/>
    </style:style>
    <style:style style:name="T282" style:family="text">
      <style:text-properties fo:color="#2e2a25" loext:opacity="100%" fo:language="en" fo:country="US" officeooo:rsid="025fe329" style:letter-kerning="false" style:font-name-asian="Arial Unicode MS" style:language-asian="zh" style:country-asian="CN" style:font-name-complex="Arial Unicode MS" style:language-complex="hi" style:country-complex="IN"/>
    </style:style>
    <style:style style:name="T283" style:family="text">
      <style:text-properties officeooo:rsid="00d2b740"/>
    </style:style>
    <style:style style:name="T284" style:family="text">
      <style:text-properties officeooo:rsid="00d5741a"/>
    </style:style>
    <style:style style:name="T285" style:family="text">
      <style:text-properties officeooo:rsid="00d8bd37"/>
    </style:style>
    <style:style style:name="T286" style:family="text">
      <style:text-properties style:use-window-font-color="true" loext:opacity="0%" fo:font-style="italic" style:font-style-asian="italic" style:font-style-complex="italic"/>
    </style:style>
    <style:style style:name="T287" style:family="text">
      <style:text-properties officeooo:rsid="00dd977a"/>
    </style:style>
    <style:style style:name="T288" style:family="text">
      <style:text-properties officeooo:rsid="00e1ae4e"/>
    </style:style>
    <style:style style:name="T289" style:family="text">
      <style:text-properties officeooo:rsid="00e59227"/>
    </style:style>
    <style:style style:name="T290" style:family="text">
      <style:text-properties officeooo:rsid="00e5ec9e"/>
    </style:style>
    <style:style style:name="T291" style:family="text">
      <style:text-properties officeooo:rsid="00e6390b"/>
    </style:style>
    <style:style style:name="T292" style:family="text">
      <style:text-properties officeooo:rsid="00e7de68"/>
    </style:style>
    <style:style style:name="T293" style:family="text">
      <style:text-properties officeooo:rsid="00e853bb"/>
    </style:style>
    <style:style style:name="T294" style:family="text">
      <style:text-properties officeooo:rsid="00f07227"/>
    </style:style>
    <style:style style:name="T295" style:family="text">
      <style:text-properties officeooo:rsid="00f10829"/>
    </style:style>
    <style:style style:name="T296" style:family="text">
      <style:text-properties officeooo:rsid="00f1f47b"/>
    </style:style>
    <style:style style:name="T297" style:family="text">
      <style:text-properties officeooo:rsid="00f3642e"/>
    </style:style>
    <style:style style:name="T298" style:family="text">
      <style:text-properties officeooo:rsid="00f55d38"/>
    </style:style>
    <style:style style:name="T299" style:family="text">
      <style:text-properties officeooo:rsid="00f64dd6"/>
    </style:style>
    <style:style style:name="T300" style:family="text">
      <style:text-properties officeooo:rsid="00f834b0"/>
    </style:style>
    <style:style style:name="T301" style:family="text">
      <style:text-properties officeooo:rsid="00fd4623"/>
    </style:style>
    <style:style style:name="T302" style:family="text">
      <style:text-properties officeooo:rsid="00ffe585"/>
    </style:style>
    <style:style style:name="T303" style:family="text">
      <style:text-properties officeooo:rsid="01005bb7"/>
    </style:style>
    <style:style style:name="T304" style:family="text">
      <style:text-properties officeooo:rsid="01018641"/>
    </style:style>
    <style:style style:name="T305" style:family="text">
      <style:text-properties officeooo:rsid="0102d914"/>
    </style:style>
    <style:style style:name="T306" style:family="text">
      <style:text-properties officeooo:rsid="0103c7e6"/>
    </style:style>
    <style:style style:name="T307" style:family="text">
      <style:text-properties officeooo:rsid="01052e6d"/>
    </style:style>
    <style:style style:name="T308" style:family="text">
      <style:text-properties officeooo:rsid="02eb1590"/>
    </style:style>
    <style:style style:name="T309" style:family="text">
      <style:text-properties officeooo:rsid="0111dc58"/>
    </style:style>
    <style:style style:name="T310" style:family="text">
      <style:text-properties officeooo:rsid="01134596"/>
    </style:style>
    <style:style style:name="T311" style:family="text">
      <style:text-properties officeooo:rsid="011502c4"/>
    </style:style>
    <style:style style:name="T312" style:family="text">
      <style:text-properties officeooo:rsid="0116fa32"/>
    </style:style>
    <style:style style:name="T3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1" text:outline-level="2"><text:span text:style-name="T63">Prof. </text:span>Abraham <text:span text:style-name="T1">Nixon (Examiner)</text:span></text:h>
      <text:p text:style-name="P15"/>
      <text:p text:style-name="P15">1. Author reports that different operant conditioning including stimulus detection tasks,</text:p>
      <text:p text:style-name="P15">Delayed Non-Match to Sample (DNMS), as well as Go/No-Go tasks were tried as part</text:p>
      <text:p text:style-name="P15">of optimization. Author concluded these tasks as failed ones. However, clear reasoning</text:p>
      <text:p text:style-name="P15">for the failure is not explained. It would be useful if author explains this with <office:annotation office:name="__Annotation__20130_4190327941" loext:resolved="true"><dc:creator>Upinder Bhalla</dc:creator><dc:date>2023-07-12T11:44:18.889113388</dc:date><meta:creator-initials>USB</meta:creator-initials><text:p text:style-name="P234"><text:span text:style-name="T313">Ananth, this is a well reasoned response, but it should be in the thesis.</text:span></text:p></office:annotation>details<office:annotation-end office:name="__Annotation__20130_4190327941"/>.</text:p>
      <text:p text:style-name="P27"/>
      <text:p text:style-name="P64">New section added: “Operant conditi<text:span text:style-name="T238">o</text:span>ning experiments failed to match requirements” to Chapter 2 – “Behaviour”.</text:p>
      <text:p text:style-name="P126"/>
      <text:p text:style-name="P126">*** ADDED (to line<text:span text:style-name="T290">s </text:span>~<text:span text:style-name="T238">205</text:span><text:span text:style-name="T252">2</text:span>-<text:span text:style-name="T238">20</text:span><text:span text:style-name="T252">80</text:span>):</text:p>
      <text:p text:style-name="P206"><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text:span><text:span text:style-name="T79">-photon 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9"/>
      <text:p text:style-name="P199">One alternative that we could have tried was to train the animals to expert levels of performance, and subsequently performed the hippocampus prep. The issue(s) with this is that,</text:p>
      <text:p text:style-name="P199">a) We wanted to study the hippocampal CA1 network during the learning or acquisition phase of behavioural training, as a distinct experiment from those published in literature.</text:p>
      <text:p text:style-name="P199">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3">c) We suspected that there could be unknown effects on behaivoural performance, post surgery, complicating the analysis and insights we aimed to study.</text:p>
      <text:p text:style-name="P203"/>
      <text:p text:style-name="P179">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5"/>
      <text:p text:style-name="P15"><text:soft-page-break/>2. Page 75, line no. 1681 &amp; Page 79, line no. 1755: Author used only 2-4 mice for the</text:p>
      <text:p text:style-name="P15">stimulus detection tasks and concluded as the failed ones. Making conclusions from this</text:p>
      <text:p text:style-name="P15">low number of experimental animals is not convincing. What was the reason for using</text:p>
      <text:p text:style-name="P15">only 2 mice for certain protocols and 4 mice for the other <office:annotation office:name="__Annotation__20131_4190327941" loext:resolved="true"><dc:creator>Upinder Bhalla</dc:creator><dc:date>2023-07-12T11:47:03.465067087</dc:date><meta:creator-initials>USB</meta:creator-initials><text:p text:style-name="P234"><text:span text:style-name="T313">This argument too belongs in the thesis.</text:span></text:p></office:annotation>ones<office:annotation-end office:name="__Annotation__20131_4190327941"/>?</text:p>
      <text:p text:style-name="P121"/>
      <text:p text:style-name="P121">*** <text:span text:style-name="T238">ADDED (to line</text:span><text:span text:style-name="T290">s</text:span><text:span text:style-name="T238"> ~1874-1877):</text:span></text:p>
      <text:p text:style-name="P163"><text:span text:style-name="T239">Each animal was presented with 600 training trials/day (1 session/day). </text:span>Th<text:span text:style-name="T239">e</text:span> <text:span text:style-name="T239">inability to behaviourally discriminate or </text:span>withhold <text:span text:style-name="T239">incorrect or unrewarded </text:span>licks on for 7-14 sessions, <text:span text:style-name="T239">was considered and</text:span> the task was ultimately unsuccessful.</text:p>
      <text:p text:style-name="P65"/>
      <text:p text:style-name="P65">New section added: “Operant conditi<text:span text:style-name="T238">o</text:span>ning experiments failed to match requirements” to Chapter 2 – “Behaviour”.</text:p>
      <text:p text:style-name="P137"/>
      <text:p text:style-name="P137">*** ADDED (to line<text:span text:style-name="T290">s</text:span> ~<text:span text:style-name="T238">205</text:span><text:span text:style-name="T257">2</text:span>-<text:span text:style-name="T238">20</text:span><text:span text:style-name="T257">78</text:span>)</text:p>
      <text:p text:style-name="P226"><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199"/>
      <text:p text:style-name="P199">One alternative that we could have tried was to train the animals to expert levels of performance, and subsequently performed the hippocampus prep. The issue(s) with this is that,</text:p>
      <text:p text:style-name="P199">a) We wanted to study the hippocampal CA1 network during the learning or acquisition phase of behavioural training, as a distinct experiment from those published in literature.</text:p>
      <text:p text:style-name="P199">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3">c) We suspected that there could be unknown effects on behaivoural performance, post surgery, complicating the analysis and insights we aimed to study.</text:p>
      <text:p text:style-name="P203"/>
      <text:p text:style-name="P179"><text:soft-page-break/>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5"/>
      <text:p text:style-name="P15">3. Page 79, line no. 1771: What was the reasoning for selecting specific frequencies in the</text:p>
      <text:p text:style-name="P15">audible range? Please <office:annotation office:name="__Annotation__20132_4190327941" loext:resolved="true"><dc:creator>Upinder Bhalla</dc:creator><dc:date>2023-07-12T11:48:15.156317775</dc:date><meta:creator-initials>USB</meta:creator-initials><text:p text:style-name="P234"><text:span text:style-name="T313">Put in thesis.</text:span></text:p></office:annotation>explain<office:annotation-end office:name="__Annotation__20132_4190327941"/>.</text:p>
      <text:p text:style-name="P1"/>
      <text:p text:style-name="P68">We attempted to follow Jaramillo &amp; Zador (2014) for the specific values used.</text:p>
      <text:p text:style-name="P118"/>
      <text:p text:style-name="P118"><text:span text:style-name="T83">*** </text:span><text:span text:style-name="T82">ADDED (to line</text:span><text:span text:style-name="T290">s</text:span><text:span text:style-name="T82"> ~1</text:span><text:span text:style-name="T254">965</text:span><text:span text:style-name="T82">-1</text:span><text:span text:style-name="T254">972</text:span><text:span text:style-name="T82">):</text:span></text:p>
      <text:p text:style-name="P184"><text:span text:style-name="T255">We referenced previously published protocols (Jaramillo and Zador, 2014) for the selection of auditory tone frequencies. We had designed the experiment in such a way that the animal could behaviourally express a response to the perception of the various stimuli presented, as well as having learnt the overall task. </text:span>We tried to incorporate more tones, in the hope that this may improve the chances of the animals focusing on the task specifics, instead of producing licks to just any particular stimulus.</text:p>
      <text:p text:style-name="P32"/>
      <text:p text:style-name="P15">4. Page 80, line no. 1789: Please explain the reasons for the failure of DNMS ta<office:annotation loext:resolved="true"><dc:creator>Upinder Bhalla</dc:creator><dc:date>2023-07-12T11:48:31.747236908</dc:date><meta:creator-initials>USB</meta:creator-initials><text:p text:style-name="P234"><text:span text:style-name="T313">Put in thesis.</text:span></text:p></office:annotation>sk.</text:p>
      <text:p text:style-name="P1"/>
      <text:p text:style-name="P68">The reasoning to abandon the Operant Conditioning paradigm was the same for DNMS, Go/No-Go, or Stimulus detection, viz., lack of behavioural discrimination within 1-2 weeks of training. </text:p>
      <text:p text:style-name="P106"><text:span text:style-name="T83">R</text:span>esponse included in new added text. Please see response to comment 1.</text:p>
      <text:p text:style-name="P135"/>
      <text:p text:style-name="P127">*** ADDED (to line<text:span text:style-name="T290">s</text:span> ~<text:span text:style-name="T256">2052-2078</text:span>):</text:p>
      <text:p text:style-name="P227"><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200"/>
      <text:p text:style-name="P200"><text:soft-page-break/>One alternative that we could have tried was to train the animals to expert levels of performance, and subsequently performed the hippocampus prep. The issue(s) with this is that,</text:p>
      <text:p text:style-name="P200">a) We wanted to study the hippocampal CA1 network during the learning or acquisition phase of behavioural training, as a distinct experiment from those published in literature.</text:p>
      <text:p text:style-name="P200">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4">c) We suspected that there could be unknown effects on behaivoural performance, post surgery, complicating the analysis and insights we aimed to study.</text:p>
      <text:p text:style-name="P204"/>
      <text:p text:style-name="P180">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80"/>
      <text:p text:style-name="P15">5. Are there any alternative methods with better temporal resolution to study the time cells’</text:p>
      <text:p text:style-name="P15">representation under various behavioral contexts? Please disc<office:annotation loext:resolved="true"><dc:creator>Upinder Bhalla</dc:creator><dc:date>2023-07-12T11:49:34.192007180</dc:date><meta:creator-initials>USB</meta:creator-initials><text:p text:style-name="P234"><text:span text:style-name="T313">OK, this response refers to content in the thesis. Ideally it should be cut-pasted from the thesis.</text:span></text:p></office:annotation>uss.</text:p>
      <text:p text:style-name="P15"/>
      <text:p text:style-name="P69"><text:span text:style-name="T83">N</text:span>ew section added: “Better temporal resolution requires new techniques” to Chapter 5 – “Discussion”.</text:p>
      <text:p text:style-name="P136">*** ADDED (to line<text:span text:style-name="T290">s</text:span> ~<text:span text:style-name="T258">3275-3305</text:span>):</text:p>
      <text:p text:style-name="P187">There are many other techniques that experimenters in the field have employed to record activity. Many of these techniques do, in fact, achieve much better temporal resolution. Here are some examples:</text:p>
      <text:p text:style-name="P187">1) Resonant Scanning based 2p calcium imaging can achieve even up to 30 Hz for 4x larger fields of view, or more frame rates for smaller fields of view <text:span text:style-name="T260">(Leybaert et al., 2005; Nguyen et al., 2001; Bonin et al., 2011; Rochefort et al., 2009)</text:span>. At the time when we started the experiments for the thesis, Resonant scanning microscopes<text:span text:style-name="T260"> required a lot of additional, expensive components to be purchased. Towards this, we co-wrote a sanctioned DBT grant application (BT/PR12255/MED/122/8/2016) and began setting up the new microscope. However, we did not have this technology available for experiments before 2020.</text:span></text:p>
      <text:p text:style-name="P187">2) High-density tetrodes can be used to perform electrical recordings at &gt;=20 kHz, as <text:span text:style-name="T262">compared</text:span> to ~14.5 Hz for our galvo-scanning 2p calcium imaging experiments. This <text:soft-page-break/>technique typically achieves yields of ~40 cells for hippocampal recordings, and we argued that we could achieve a higher yield (&gt;100 cells) with galvo-scanning 2p calcium imaging. The relative sparsity of the hippocampal neural code in terms of cells participating in any engram, mandates high-yield recordings to identify the full temporal sequence of CA1 activations (Foster 2017).</text:p>
      <text:p text:style-name="P187">3) Neuropixels <text:span text:style-name="T255">(Jun et al., 2017) </text:span>can be used to perform electrical recordings at &gt;=20 kHz. At the time when we started the experiments for the thesis, these sorts of electrical probes <text:span text:style-name="T223">had yet to be successfully deployed in published literature.</text:span></text:p>
      <text:p text:style-name="P188"/>
      <text:p text:style-name="P189">We discuss all of these techniques while comparing electrical vs imaging based recording strategies in Chapter 1 – “Introduction”. <text:span text:style-name="T259">Fundamentally, g</text:span><text:span text:style-name="T260">iven the technological constraints at the time, we </text:span><text:span text:style-name="T259">had </text:span><text:span text:style-name="T260">devised combined behaviour with galvo-scan</text:span><text:span text:style-name="T261">ing</text:span><text:span text:style-name="T260"> 2p calcium imaging as the principle for the experiments </text:span><text:span text:style-name="T259">described in this thesis</text:span><text:span text:style-name="T260">.</text:span></text:p>
      <text:h text:style-name="P222" text:outline-level="2">Prof. Arvind Kumar <text:span text:style-name="T1">(Examiner)</text:span></text:h>
      <text:p text:style-name="P15"/>
      <text:p text:style-name="P15">Introduction:</text:p>
      <text:p text:style-name="P15">This chapter is very poorly written. Most of the text feels like it is notes that a student might use to construct the introduction. This is by no means a scientifically meaningful summary of the research area in which the student is working. A number of paras are either irrelevant or not integrated with the test. Perhaps more crucially it never becomes clear why and what needs to be standardized in both behavioural experiments and imaging of brain activity. The student also has done a rather poor job in integrating his work with the literature. So I strong recommend a complete rewrite of the text in which various argues are logically linked.</text:p>
      <text:p text:style-name="P41"/>
      <text:p text:style-name="P15">- I think the section title 'Project and overall goals' is not needed. Its presence makes a rather awkward start to the thesis.</text:p>
      <text:p text:style-name="P15"/>
      <text:p text:style-name="P144">We had <text:span text:style-name="T89">chosen</text:span> to <text:span text:style-name="T89">stat</text:span>e the various projects early in the Introduction <text:span text:style-name="T89">with the idea to help </text:span><text:span text:style-name="T250">define</text:span><text:span text:style-name="T89"> scope.</text:span></text:p>
      <text:p text:style-name="P21"/>
      <text:p text:style-name="P15">- The section 'Neural systems and behavior' hardly says anything about neural systems or behavior.</text:p>
      <text:p text:style-name="P12"/>
      <text:p text:style-name="P53"><text:span text:style-name="T89">We agree</text:span>. <text:span text:style-name="T84">Section</text:span><text:span text:style-name="T90"> heading</text:span> <text:span text:style-name="T85">changed </text:span><text:span text:style-name="T89">to </text:span>“A toolkit to study time cells: <text:span text:style-name="T91">Thesis </text:span>Objectives”, <text:span text:style-name="T84">along with additional text.</text:span></text:p>
      <text:p text:style-name="P54"><text:span text:style-name="T3">*** ADDED (</text:span><text:span text:style-name="T15">to</text:span><text:span text:style-name="T3"> line</text:span><text:span text:style-name="T15">s</text:span><text:span text:style-name="T3"> ~1</text:span><text:span text:style-name="T4">69-186</text:span><text:span text:style-name="T3">):</text:span></text:p>
      <text:p text:style-name="P37"><text:span text:style-name="T198">It </text:span><text:span text:style-name="T185">ha</text:span><text:span text:style-name="T198">s been an important goal to study memory and the</text:span><text:span text:style-name="T199"> </text:span><text:span text:style-name="T198">neural code in terms of finer temporal order, </text:span><text:span text:style-name="T200">viz.</text:span><text:span text:style-name="T198">, behavioural time scales (~ms to s). </text:span><text:span text:style-name="T204">Combining</text:span></text:p>
      <text:list xml:id="list647639480" text:style-name="L1">
        <text:list-item>
          <text:p text:style-name="P223">stable, adaptable <text:span text:style-name="T143">t</text:span><text:span text:style-name="T279">race </text:span><text:span text:style-name="T143">e</text:span><text:span text:style-name="T279">ye-</text:span><text:span text:style-name="T143">b</text:span><text:span text:style-name="T279">link </text:span><text:span text:style-name="T143">c</text:span><text:span text:style-name="T279">onditioning </text:span>behaviour, <text:span text:style-name="T144">and, </text:span></text:p>
        </text:list-item>
        <text:list-item>
          <text:p text:style-name="P223"><text:span text:style-name="T144">cellular resolution</text:span> 2-photon calcium imaging of hippocampal CA1, <text:span text:style-name="T41">in viv</text:span><text:span text:style-name="T47">o</text:span><text:span text:style-name="T109">,</text:span></text:p>
        </text:list-item>
        <text:list-item>
          <text:p text:style-name="P225">with the goal to study time cell physiology,</text:p>
          <text:p text:style-name="P224"><text:span text:style-name="T110">was</text:span><text:span text:style-name="T109"> the core objective of the toolkit and the thesis as a whole.</text:span></text:p>
        </text:list-item>
      </text:list>
      <text:p text:style-name="P205"/>
      <text:p text:style-name="P181"><text:span text:style-name="T111">D</text:span><text:span text:style-name="T70">evelopment in </text:span><text:span text:style-name="T109">circuit manipulation tools </text:span><text:span text:style-name="T70">using</text:span><text:span text:style-name="T109"> light-mediated activation or suppress</text:span><text:span text:style-name="T111">ion of neuronal excitability </text:span><text:reference-mark-start text:name="ADDIN CSL_CITATION {&quot;citationItems&quot;: [{&quot;id&quot;: &quot;ITEM-1&quot;, &quot;itemData&quot;: {&quot;DOI&quot;: &quot;https://doi.org/10.1016/j.neuron.2018.03.040&quot;, &quot;ISSN&quot;: &quot;0896-6273&quot;, &quot;abstract&quot;: &quot;Tremendous progress has been made since Neuron published our Primer on genetic dissection of neural circuits 10 years ago. Since then, cell-type-specific anatomical, neurophysiological, and perturbation studies have been carried out in a multitude of invertebrate and vertebrate organisms, linking neurons and circuits to behavioral functions. New methods allow systematic classification of cell types and provide genetic access to diverse neuronal types for studies of connectivity and neural coding during behavior. Here we evaluate key advances over the past decade and discuss future directions.&quot;, &quot;author&quot;: [{&quot;dropping-particle&quot;: &quot;&quot;, &quot;family&quot;: &quot;Luo&quot;, &quot;given&quot;: &quot;Liqun&quot;, &quot;non-dropping-particle&quot;: &quot;&quot;, &quot;parse-names&quot;: false, &quot;suffix&quot;: &quot;&quot;}, {&quot;dropping-particle&quot;: &quot;&quot;, &quot;family&quot;: &quot;Callaway&quot;, &quot;given&quot;: &quot;Edward M&quot;, &quot;non-dropping-particle&quot;: &quot;&quot;, &quot;parse-names&quot;: false, &quot;suffix&quot;: &quot;&quot;}, {&quot;dropping-particle&quot;: &quot;&quot;, &quot;family&quot;: &quot;Svoboda&quot;, &quot;given&quot;: &quot;Karel&quot;, &quot;non-dropping-particle&quot;: &quot;&quot;, &quot;parse-names&quot;: false, &quot;suffix&quot;: &quot;&quot;}], &quot;container-title&quot;: &quot;Neuron&quot;, &quot;id&quot;: &quot;ITEM-1&quot;, &quot;issue&quot;: &quot;2&quot;, &quot;issued&quot;: {&quot;date-parts&quot;: [[&quot;2018&quot;]]}, &quot;page&quot;: &quot;256-281&quot;, &quot;title&quot;: &quot;Genetic Dissection of Neural Circuits: A Decade of Progress&quot;, &quot;type&quot;: &quot;article-journal&quot;, &quot;volume&quot;: &quot;98&quot;}, &quot;uris&quot;: [&quot;http://www.mendeley.com/documents/?uuid=950957d9-f3ce-44e1-bd60-6ba7ae970848&quot;]}], &quot;mendeley&quot;: {&quot;formattedCitation&quot;: &quot;(Luo et al., 2018)&quot;, &quot;plainTextFormattedCitation&quot;: &quot;(Luo et al., 2018)&quot;, &quot;previouslyFormattedCitation&quot;: &quot;(Luo et al., 2018)&quot;}, &quot;properties&quot;: {&quot;noteIndex&quot;: 0}, &quot;schema&quot;: &quot;https://github.com/citation-style-language/schema/raw/master/csl-citation.json&quot;} RNDvfQZbDf0Nt"/><text:span text:style-name="T265">(Luo et al., 2018)</text:span><text:reference-mark-end text:name="ADDIN CSL_CITATION {&quot;citationItems&quot;: [{&quot;id&quot;: &quot;ITEM-1&quot;, &quot;itemData&quot;: {&quot;DOI&quot;: &quot;https://doi.org/10.1016/j.neuron.2018.03.040&quot;, &quot;ISSN&quot;: &quot;0896-6273&quot;, &quot;abstract&quot;: &quot;Tremendous progress has been made since Neuron published our Primer on genetic dissection of neural circuits 10 years ago. Since then, cell-type-specific anatomical, neurophysiological, and perturbation studies have been carried out in a multitude of invertebrate and vertebrate organisms, linking neurons and circuits to behavioral functions. New methods allow systematic classification of cell types and provide genetic access to diverse neuronal types for studies of connectivity and neural coding during behavior. Here we evaluate key advances over the past decade and discuss future directions.&quot;, &quot;author&quot;: [{&quot;dropping-particle&quot;: &quot;&quot;, &quot;family&quot;: &quot;Luo&quot;, &quot;given&quot;: &quot;Liqun&quot;, &quot;non-dropping-particle&quot;: &quot;&quot;, &quot;parse-names&quot;: false, &quot;suffix&quot;: &quot;&quot;}, {&quot;dropping-particle&quot;: &quot;&quot;, &quot;family&quot;: &quot;Callaway&quot;, &quot;given&quot;: &quot;Edward M&quot;, &quot;non-dropping-particle&quot;: &quot;&quot;, &quot;parse-names&quot;: false, &quot;suffix&quot;: &quot;&quot;}, {&quot;dropping-particle&quot;: &quot;&quot;, &quot;family&quot;: &quot;Svoboda&quot;, &quot;given&quot;: &quot;Karel&quot;, &quot;non-dropping-particle&quot;: &quot;&quot;, &quot;parse-names&quot;: false, &quot;suffix&quot;: &quot;&quot;}], &quot;container-title&quot;: &quot;Neuron&quot;, &quot;id&quot;: &quot;ITEM-1&quot;, &quot;issue&quot;: &quot;2&quot;, &quot;issued&quot;: {&quot;date-parts&quot;: [[&quot;2018&quot;]]}, &quot;page&quot;: &quot;256-281&quot;, &quot;title&quot;: &quot;Genetic Dissection of Neural Circuits: A Decade of Progress&quot;, &quot;type&quot;: &quot;article-journal&quot;, &quot;volume&quot;: &quot;98&quot;}, &quot;uris&quot;: [&quot;http://www.mendeley.com/documents/?uuid=950957d9-f3ce-44e1-bd60-6ba7ae970848&quot;]}], &quot;mendeley&quot;: {&quot;formattedCitation&quot;: &quot;(Luo et al., 2018)&quot;, &quot;plainTextFormattedCitation&quot;: &quot;(Luo et al., 2018)&quot;, &quot;previouslyFormattedCitation&quot;: &quot;(Luo et al., 2018)&quot;}, &quot;properties&quot;: {&quot;noteIndex&quot;: 0}, &quot;schema&quot;: &quot;https://github.com/citation-style-language/schema/raw/master/csl-citation.json&quot;} RNDvfQZbDf0Nt"/><text:span text:style-name="T111">⁠, </text:span><text:span text:style-name="T70">afford</text:span><text:span text:style-name="T111"> experimenters the ability to control circuits at ms time scales. Concomitant </text:span><text:span text:style-name="T70">progress in </text:span><text:span text:style-name="T71">effective</text:span><text:span text:style-name="T111"> physiological models of network activity </text:span><text:soft-page-break/><text:span text:style-name="T111">during bouts of recall of the learnt behavioural trace </text:span><text:span text:style-name="T112">require standardized behaviour and </text:span><text:span text:style-name="T71">recording. For us, this</text:span><text:span text:style-name="T111"> mandate</text:span><text:span text:style-name="T112">d</text:span><text:span text:style-name="T111"> </text:span><text:span text:style-name="T112">the design of a </text:span><text:span text:style-name="T111">relatively low-cost, </text:span><text:span text:style-name="T113">end-to-end </text:span><text:span text:style-name="T114">configurable</text:span><text:span text:style-name="T113">, combined behavioural and recording technolog</text:span><text:span text:style-name="T112">y,</text:span><text:span text:style-name="T113"> </text:span><text:span text:style-name="T115">to reliably study the neural code </text:span><text:span text:style-name="T116">at the ms time scale, </text:span><text:span text:style-name="T49">in vivo</text:span><text:span text:style-name="T111">.</text:span></text:p>
      <text:p text:style-name="P22"/>
      <text:p text:style-name="P15">- Individual paragraphs are not linked or ordered. It really feels like notes one starts with. For example, lines 186-200 talk about engrams, then comes brief mention of cellular signaling and from line 211 we again return to tracing of engrams. And para from 219 talks about neural excitability without much links to the previous arguments.</text:p>
      <text:p text:style-name="P53"/>
      <text:p text:style-name="P53"><text:span text:style-name="T251">A</text:span><text:span text:style-name="T92">dded linking paragraph(s) </text:span><text:span text:style-name="T89">for this section</text:span><text:span text:style-name="T92">. </text:span><text:span text:style-name="T89">Please kindly </text:span><text:span text:style-name="T87">refer to </text:span><text:span text:style-name="T86">lines </text:span><text:span text:style-name="T88">~</text:span><text:span text:style-name="T86">169-186 in Chapter 1 – “Introduction” of the thesis</text:span><text:span text:style-name="T92">.</text:span></text:p>
      <text:p text:style-name="P15"/>
      <text:p text:style-name="P15">- Similarly, while TEC is central to the thesis work, barely 7 lines are used to introduce this and that too completely out of blue.</text:p>
      <text:p text:style-name="P15"/>
      <text:p text:style-name="P88">Some more insights from the TEC literature have been added.</text:p>
      <text:p text:style-name="P110">*** ADDED (<text:span text:style-name="T289">to</text:span> line<text:span text:style-name="T289">s</text:span> ~311-3<text:span text:style-name="T280">74</text:span>):</text:p>
      <text:p text:style-name="P34"><text:span text:style-name="T180">We developed and standardized a multi-session, adaptable </text:span><text:span text:style-name="T150">Trace Eye-Blink Conditioning </text:span><text:span text:style-name="T181">(TEC)</text:span><text:span text:style-name="T150"> </text:span><text:span text:style-name="T180">paradigm in which head-fixed mice learn to form associations between neutral and high-valence stimuli. We describe associative learning in later sections as well in Chapter 2 – “Behaviour”.</text:span><text:span text:style-name="T226"> TEC </text:span>has been previously observed to elicit CA1 activity sequences even in a single session of training <text:reference-mark-start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x5zpaDjNq9"/><text:span text:style-name="T263">(Modi et al., 2014)</text:span><text:reference-mark-end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x5zpaDjNq9"/>⁠<text:span text:style-name="T266">. </text:span><text:span text:style-name="T169">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70">with</text:span><text:span text:style-name="T169"> longer trace intervals </text:span><text:span text:style-name="T170">(300 ms vs 500 ms)</text:span><text:span text:style-name="T169">, was crucial to observing an effect of hippocampal lesions on the behavioural expression of CRs (Moyer et al., 1990).</text:span></text:p>
      <text:p text:style-name="P207"/>
      <text:p text:style-name="P197"><text:span text:style-name="T267">Several stimulus modalities have been used as the Uncond</text:span><text:span text:style-name="T268">i</text:span><text:span text:style-name="T267">tioned Stimulus (US) such as periorbital air-puffs </text:span><text:span text:style-name="T269">and </text:span><text:span text:style-name="T267">electrical shocks </text:span><text:span text:style-name="T269">(see Weiss and Disterhoft, 2016 for review).</text:span><text:span text:style-name="T267"> </text:span><text:span text:style-name="T269">Throughout all our TEC experiments, we chose to use the mildly aversive air-puff to elicit the Unconditioned Response (UR) to the US. </text:span><text:span text:style-name="T270">Further, we use a flash of a blue LED as the Conditioned Stimulus (CS),</text:span><text:span text:style-name="T269"> </text:span><text:span text:style-name="T270">expecting to observe reliable Conditioned Responses (CRs) to the CS within 3-7 days, for trace intervals of ~250 ms (Seigel et al., 2015). </text:span><text:span text:style-name="T271">CRs</text:span><text:span text:style-name="T272"> </text:span><text:span text:style-name="T273">are </text:span><text:soft-page-break/><text:span text:style-name="T273">observed as</text:span><text:span text:style-name="T272"> </text:span><text:span text:style-name="T273">a preemptive eye-blink response elicited reliably before the presentation of the US – a reproducible attempt to avoid the discomfort of the aversive air-puff. </text:span><text:span text:style-name="T274">This is</text:span><text:span text:style-name="T273"> </text:span><text:span text:style-name="T274">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75">and modalities </text:span><text:span text:style-name="T274">of the presented stimuli (Rescorla and Wagner, 1972). </text:span><text:span text:style-name="T276">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text:s/>blue LED. However, our behavioural setup allows for multiple CS types, </text:span><text:span text:style-name="T278">e.g.</text:span><text:span text:style-name="T277">, CS1 = LED flash and CS2 = auditory tone, </text:span><text:span text:style-name="T276">to be presented based on the experiment.</text:span></text:p>
      <text:p text:style-name="P209"/>
      <text:p text:style-name="P197">Transient increases in CA1 excitability post acquisition of the task were described up to 4-5 days <text:span text:style-name="T281">(Moyer et al., 1996)</text:span> and could be important to the forging of the task specific spatiotemporal sequences during learning. <text:span text:style-name="T227">In an </text:span><text:span text:style-name="T48">in vitro</text:span><text:span text:style-name="T227">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34"><text:span text:style-name="T180">We developed and standardized a multi-session, adaptable </text:span><text:span text:style-name="T150">Trace Eye-Blink Conditioning </text:span><text:span text:style-name="T181">(TEC)</text:span><text:span text:style-name="T150"> </text:span><text:span text:style-name="T180">paradigm in which head-fixed mice learn to form associations between neutral and high-valence stimuli. We describe associative learning in later sections as well in Chapter 2 – “Behaviour”.</text:span><text:span text:style-name="T226"> TEC </text:span>has been previously observed to elicit CA1 activity sequences even in a single session of training <text:span text:style-name="T263">(Modi et al., 2014)</text:span>⁠<text:span text:style-name="T266">. </text:span><text:span text:style-name="T169">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70">with</text:span><text:span text:style-name="T169"> longer trace intervals </text:span><text:span text:style-name="T170">(300 ms vs 500 ms)</text:span><text:span text:style-name="T169">, was crucial to observing an effect of hippocampal lesions on the behavioural expression of CRs (Moyer et al., 1990).</text:span></text:p>
      <text:p text:style-name="P207"/>
      <text:p text:style-name="P197"><text:soft-page-break/><text:span text:style-name="T267">Several stimulus modalities have been used as the Uncond</text:span><text:span text:style-name="T268">i</text:span><text:span text:style-name="T267">tioned Stimulus (US) such as periorbital air-puffs </text:span><text:span text:style-name="T269">and </text:span><text:span text:style-name="T267">electrical shocks </text:span><text:span text:style-name="T269">(see Weiss and Disterhoft, 2016 for review).</text:span><text:span text:style-name="T267"> </text:span><text:span text:style-name="T269">Throughout all our TEC experiments, we chose to use the mildly aversive air-puff to elicit the Unconditioned Response (UR) to the US. </text:span><text:span text:style-name="T270">Further, we use a flash of a blue LED as the Conditioned Stimulus (CS),</text:span><text:span text:style-name="T269"> </text:span><text:span text:style-name="T270">expecting to observe reliable Conditioned Responses (CRs) to the CS within 3-7 days, for trace intervals of ~250 ms (Seigel et al., 2015). </text:span><text:span text:style-name="T271">CRs</text:span><text:span text:style-name="T272"> </text:span><text:span text:style-name="T273">are observed as</text:span><text:span text:style-name="T272"> </text:span><text:span text:style-name="T273">a preemptive eye-blink response elicited reliably before the presentation of the US – a reproducible attempt to avoid the discomfort of the aversive air-puff. </text:span><text:span text:style-name="T274">This is</text:span><text:span text:style-name="T273"> </text:span><text:span text:style-name="T274">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75">and modalities </text:span><text:span text:style-name="T274">of the presented stimuli (Rescorla and Wagner, 1972). </text:span><text:span text:style-name="T276">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text:s/>blue LED. However, our behavioural setup allows for multiple CS types, </text:span><text:span text:style-name="T278">e.g.</text:span><text:span text:style-name="T277">, CS1 = LED flash and CS2 = auditory tone, </text:span><text:span text:style-name="T276">to be presented based on the experiment.</text:span></text:p>
      <text:p text:style-name="P209"/>
      <text:p text:style-name="P197">Transient increases in CA1 excitability post acquisition of the task were described up to 4-5 days <text:span text:style-name="T281">(Moyer et al., 1996)</text:span> and could be important to the forging of the task specific spatiotemporal sequences during learning. <text:span text:style-name="T227">In an </text:span><text:span text:style-name="T48">in vitro</text:span><text:span text:style-name="T227">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197"/>
      <text:p text:style-name="P52"><text:span text:style-name="T205">On a longer time scale, hippocampal lesion based experiments on mice have been used to describe the role of the hippocampus to within 4 weeks of TEC, with deficits in Conditioned Responses (CRs) </text:span><text:span text:style-name="T206">as a readout of the effect of the lesion (Takehara et al., 2002). </text:span><text:span text:style-name="T207">We aimed to examine the processes that underlie this time-dependent role of the hippocampus by chronically tracking the same cohort of hippocampal CA1 cells across the </text:span><text:soft-page-break/><text:span text:style-name="T207">sessions of TEC, at cellular resolution, using galvo-scanning 2-p</text:span><text:span text:style-name="T208">hoton</text:span><text:span text:style-name="T207"> calcium imaging. We were specifically interested in studying the emergence and long term activity dynamics of time cells, touted to be the behavioural time scale (~10-10</text:span><text:span text:style-name="T214">3</text:span><text:span text:style-name="T173"> ms</text:span><text:span text:style-name="T207">) expression of the memory engram </text:span><text:span text:style-name="T209">during associative learning, as described in later sections</text:span><text:span text:style-name="T207">. </text:span><text:span text:style-name="T209">Preliminary results and additional details on our TEC paradigm may be found in Chapter 2 – “Behaviour”.</text:span></text:p>
      <text:p text:style-name="P70"/>
      <text:p text:style-name="P15">- Theories of hippocampal function: Again these feel like notes. The four theories are described in a way too superficial manner. There is no proper definition of this idea (episodic memory is not defined, contextual mapping is not defined) or what is the current status of that idea (e.g. do we still believe that Hippocampus is needed for response inhibition). Are these the only theories? What about new ideas which implicate hippocampus in reinforcement learning, the Tolman-Eichenbaum Machine or the idea that hippocampus is needed for imagining the future. And several others. So this section really needs a good amount of rewrite or essentially the student should convert these notes into a meaningful te<office:annotation loext:resolved="true"><dc:creator>Upinder Bhalla</dc:creator><dc:date>2023-07-12T11:51:02.449892074</dc:date><meta:creator-initials>USB</meta:creator-initials><text:p text:style-name="P234"><text:span text:style-name="T313">Ananth, the examiner is asking for substantial changes here, and has been quite clear about the things needed. Just put the additional content in the thesis: the definitions, more analysis of the theories in terms of experimental support, the points about reinforcement learning, the Tolman-Eichenbaum machine which is a major concept in the field and so on. </text:span></text:p></office:annotation>xt.</text:p>
      <text:p text:style-name="P2"/>
      <text:p text:style-name="P90">Major revisions and additional background information now added to this whole section (“Theories on the function of the hippocampus”, lines ~375-465).</text:p>
      <text:p text:style-name="P4"/>
      <text:p text:style-name="P15">- Lines 365-371: do not seem to relate to the section or to the next p<office:annotation loext:resolved="true"><dc:creator>Upinder Bhalla</dc:creator><dc:date>2023-07-12T11:52:56.300222314</dc:date><meta:creator-initials>USB</meta:creator-initials><text:p text:style-name="P234"><text:span text:style-name="T313">Ananth, this is again just arguing with the examiner. Put in a suitable bridging sentence or two, and quote them in the response.</text:span></text:p></office:annotation>ara.</text:p>
      <text:p text:style-name="P2"/>
      <text:p text:style-name="P91">Major revisions and additional background information now added to this whole section (“Theories on the function of the hippocampus”, lines ~375-465).</text:p>
      <text:p text:style-name="P91"/>
      <text:p text:style-name="P103">Specific to each theory/function, additional description has been added.</text:p>
      <text:p text:style-name="P103"/>
      <text:p text:style-name="P46"><text:span text:style-name="T3">*** ADDED (</text:span><text:span text:style-name="T5">to</text:span><text:span text:style-name="T3"> line</text:span><text:span text:style-name="T28">s</text:span><text:span text:style-name="T3"> ~</text:span><text:span text:style-name="T16">390</text:span><text:span text:style-name="T5">-</text:span><text:span text:style-name="T16">392</text:span><text:span text:style-name="T3">)</text:span><text:span text:style-name="T64">:</text:span> </text:p>
      <text:p text:style-name="P190">Studies have now implicated the hippocampus and the prefrontal cortex (PFC) in the facilitation of correct responses and inhibition of incorrect responses during contextual memory tasks (Lee and Byeon, 2014).</text:p>
      <text:p text:style-name="P15"/>
      <text:p text:style-name="P46"><text:span text:style-name="T3">*** ADDED (</text:span><text:span text:style-name="T5">to</text:span><text:span text:style-name="T3"> line</text:span><text:span text:style-name="T28">s</text:span><text:span text:style-name="T3"> ~</text:span><text:span text:style-name="T16">395</text:span><text:span text:style-name="T5">-</text:span><text:span text:style-name="T16">399</text:span><text:span text:style-name="T3">)</text:span><text:span text:style-name="T64">:</text:span> </text:p>
      <text:p text:style-name="P18"><text:span text:style-name="T216">a form of declarative or explicit or memory is refers to the ability and mechanistic paradigms that allow </text:span><text:span text:style-name="T217">for</text:span><text:span text:style-name="T216"> the behavioural recall of a collection of past personal experiences, </text:span><text:soft-page-break/><text:span text:style-name="T216">occurr</text:span><text:span text:style-name="T217">ing</text:span><text:span text:style-name="T216"> at particular </text:span><text:span text:style-name="T217">places and times to the subject</text:span><text:span text:style-name="T216">. The term was coined by Endel Tulving in 1972 (see Clayton e</text:span><text:span text:style-name="T217">t al., 2007)</text:span></text:p>
      <text:p text:style-name="P191"/>
      <text:p text:style-name="P47"><text:span text:style-name="T31">*** ADDED (</text:span><text:span text:style-name="T32">to</text:span><text:span text:style-name="T31"> line</text:span><text:span text:style-name="T35">s</text:span><text:span text:style-name="T31"> ~</text:span><text:span text:style-name="T33">414</text:span><text:span text:style-name="T32">-</text:span><text:span text:style-name="T33">416</text:span><text:span text:style-name="T31">)</text:span><text:span text:style-name="T67">:</text:span><text:span text:style-name="T231"> </text:span></text:p>
      <text:p text:style-name="P192">is the ability of experimental animals to locate and ascribe valence to points in space, during navigation of environments.</text:p>
      <text:p text:style-name="P193"/>
      <text:p text:style-name="P48"><text:span text:style-name="T31">*** ADDED (</text:span><text:span text:style-name="T32">to</text:span><text:span text:style-name="T31"> line</text:span><text:span text:style-name="T35">s</text:span><text:span text:style-name="T31"> ~</text:span><text:span text:style-name="T33">4</text:span><text:span text:style-name="T34">41</text:span><text:span text:style-name="T32">-</text:span><text:span text:style-name="T33">4</text:span><text:span text:style-name="T34">65</text:span><text:span text:style-name="T31">)</text:span><text:span text:style-name="T67">:</text:span><text:span text:style-name="T218"> </text:span></text:p>
      <text:list xml:id="list3448120432" text:style-name="WWNum2">
        <text:list-header>
          <text:p text:style-name="P230"><text:span text:style-name="T159">Pat</text:span><text:span text:style-name="T155">tern separation and conjunctive representation of the combined mutli-modal experience in the hippocampus, has been implicated in reinforcement learning (Ballard et al., 2019). Contextual mapping considers the hippocampal-entorhinal as a Tolman-Eichenbaum machine (TEM) with the medial entorhinal cortex (MEC) cells thought to describe important aspects of past experience and the hippocampal cells implicated in binding the current sensory experience with prior experience (Whittington et al., 2020, Eichenbaum 2007), </text:span><text:span text:style-name="T156">with the goal to develop a functional model of the subjective experience </text:span><text:span text:style-name="T157">of animals </text:span><text:span text:style-name="T158">and</text:span><text:span text:style-name="T157"> </text:span><text:span text:style-name="T158">flexibly selecting appropriate responses</text:span><text:span text:style-name="T156">.</text:span></text:p>
        </text:list-header>
      </text:list>
      <text:p text:style-name="P40"/>
      <text:p text:style-name="P19"><text:span text:style-name="T151">Episodic memory forms the central function of study for all of the hippocampus related experiments described in the thesis. </text:span><text:span text:style-name="T152">Trace Eye-Blink Conditioning (TEC) is an example of a task used to study episodic recall (Thompson 2004)</text:span><text:span text:style-name="T151">.</text:span><text:span text:style-name="T153"> </text:span><text:span text:style-name="T154">The b</text:span><text:span text:style-name="T153">ehavioural</text:span><text:span text:style-name="T154"> acquisition and expression of CRs </text:span><text:span text:style-name="T153">correlate well with the neuronal expression of spatiotemporal sequences of time cells (Modi et al., 2014). </text:span><text:span text:style-name="T152">Our experiments aimed to describe</text:span><text:span text:style-name="T153"> finer details such as how the animals assign valence to the neutral Conditioned Stimulus (CS) </text:span><text:span text:style-name="T152">and </text:span><text:span text:style-name="T153">how time cell population codes adapt to changes </text:span><text:span text:style-name="T154">in the trace interval.</text:span><text:span text:style-name="T152"> </text:span><text:span text:style-name="T151">Some characteristic features of the engram at behavioural time scales, </text:span><text:span text:style-name="T201">viz.</text:span><text:span text:style-name="T151">, time cell activation sequences, have been described as preliminary results (Chapter 3 – “Imaging”), under the behavioural context of </text:span><text:span text:style-name="T152">TEC</text:span><text:span text:style-name="T151">.</text:span></text:p>
      <text:p text:style-name="P146"/>
      <text:p text:style-name="P15">- Line 376-378: By this definition every subcortical region ends up being in a privi<office:annotation loext:resolved="true"><dc:creator>Upinder Bhalla</dc:creator><dc:date>2023-07-12T11:55:30.715806756</dc:date><meta:creator-initials>USB</meta:creator-initials><text:p text:style-name="P234"><text:span text:style-name="T313">Ananth, this response needs more effort. You’ve made a point in the response here, it should be made effectively in the text of the thesis. The single sentence you’ve added in the text won’t suffice.</text:span></text:p></office:annotation>leged position!</text:p>
      <text:p text:style-name="P5"/>
      <text:p text:style-name="P92">Appropriate references and rationale added.</text:p>
      <text:p text:style-name="P92"/>
      <text:p text:style-name="P49"><text:span text:style-name="T3">*** ADDED (</text:span><text:span text:style-name="T5">to</text:span><text:span text:style-name="T3"> line</text:span><text:span text:style-name="T27">s</text:span><text:span text:style-name="T3"> ~</text:span><text:span text:style-name="T5">479-487</text:span><text:span text:style-name="T3">)</text:span><text:span text:style-name="T64">:</text:span></text:p>
      <text:p text:style-name="P107"><text:soft-page-break/><text:span text:style-name="T193">The hippocampal circuit is anatomically &gt;3-4 synapses away from the peripheral nervous system, and information typically arrives after many layers of intervening processing and computation.</text:span><text:span text:style-name="T282"> </text:span><text:span text:style-name="T191">It is thus suggested that the hippocampus holds a privileged position in the brain, receiving the outcomes of the computation of the brain’s various modules, and relating to them</text:span><text:span text:style-name="T282"> </text:span><text:span text:style-name="T192">(Baudry and Lynch, 1981; Poppenk et al., 2013, Moscovitch et al., 2016; Ekstrom and Ranganath, 2017; Tao et al., 2021).</text:span></text:p>
      <text:p text:style-name="P15"/>
      <text:p text:style-name="P15">Line 547: I think it is fair to men<office:annotation loext:resolved="true"><dc:creator>Upinder Bhalla</dc:creator><dc:date>2023-07-12T11:57:05.929501040</dc:date><meta:creator-initials>USB</meta:creator-initials><text:p text:style-name="P234"><text:span text:style-name="T313">Ananth, the examiner is asking for a brief discussion of these methods, not an explanation of why you didn’t use them. Just put in the discussion in the thesis.</text:span></text:p></office:annotation>tion dimensionality reduction methods here. Bayesian decoding and information theory are not just used for multiple single unit data but also for single neuron-multi-trial data.</text:p>
      <text:p text:style-name="P15"/>
      <text:p text:style-name="P132">Additional material added to text <text:span text:style-name="T146">under heading “Dimensionality reduction </text:span><text:span text:style-name="T147">in the</text:span><text:span text:style-name="T146"> analysis of physiology”.</text:span></text:p>
      <text:p text:style-name="P44"><text:span text:style-name="T3">*** ADDED (</text:span><text:span text:style-name="T5">to</text:span><text:span text:style-name="T3"> line</text:span><text:span text:style-name="T27">s</text:span><text:span text:style-name="T3"> ~</text:span><text:span text:style-name="T6">7</text:span><text:span text:style-name="T9">14</text:span><text:span text:style-name="T5">-</text:span><text:span text:style-name="T6">7</text:span><text:span text:style-name="T9">41</text:span><text:span text:style-name="T3">)</text:span><text:span text:style-name="T64">:</text:span></text:p>
      <text:p text:style-name="P39"><text:span text:style-name="T167">Bayesian and Information theoretic approaches as well as methods like Principal Component Analysis (PCA) afford the experimenter a variety of mathematical procedures to examine dimensionality reduction, viz., the transformation of high-dimensional neurophysiological activity from recorded cells into low-dimensional representations that still retain meaningful properties of the original data (Maaten et al., 2009; Pudil and Novovicova, 1998). </text:span><text:span text:style-name="T168">Claude Shannon is often credited with development of Information Theory</text:span><text:span text:style-name="T166">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211"/>
      <text:p text:style-name="P43"><text:span text:style-name="T175">In the first </text:span><text:span text:style-name="T174">bioRxiv</text:span><text:span text:style-name="T175"> preprint of our paper – “Synthetic </text:span><text:span text:style-name="T176">Data Resource and Benchmarks for Time Cell Analysis and Detection Algorithms” (</text:span><text:a xlink:type="simple" xlink:href="https://www.biorxiv.org/content/10.1101/2022.01.01.474717v1?versioned=true" text:style-name="Internet_20_link" text:visited-style-name="Visited_20_Internet_20_Link"><text:span text:style-name="T177">https://www.biorxiv.org/content/10.1101/2022.01.01.474717v1?versioned=true</text:span></text:a><text:span text:style-name="T176"> ), we had </text:span><text:span text:style-name="T177">compared</text:span><text:span text:style-name="T176"> several dimensionality reduction techniques such as Principal Component Analysis, Temporal Information, trial-averaging, etc.</text:span><text:span text:style-name="T177">)</text:span><text:span text:style-name="T176">. In the </text:span><text:span text:style-name="T177">final version of the</text:span><text:span text:style-name="T176"> paper </text:span><text:span text:style-name="T177">(Ananthamurthy and Bhalla, 2023; attached as Chapter 4 - “Analysis”)</text:span><text:span text:style-name="T176">, we </text:span><text:span text:style-name="T177">reoriented focus </text:span><text:span text:style-name="T176">on the most </text:span><text:span text:style-name="T178">popular</text:span><text:span text:style-name="T176"> </text:span><text:span text:style-name="T177">of the</text:span><text:span text:style-name="T176"> algorithms, </text:span><text:span text:style-name="T177">and provide very well performing Python/C++ implementations, especially of the Ridge-to-background ratio (Modi et al., 2014) and Temporal Information (Mau et al., 2018) calculations.</text:span></text:p>
      <text:p text:style-name="P15"><text:soft-page-break/>Line 577: This is a very limited perspective on the use of Info theory. I understand that the thesis is about hippocampus but the discussion in this section is more general. So it is important to rec<office:annotation loext:resolved="true"><dc:creator>Upinder Bhalla</dc:creator><dc:date>2023-07-12T11:59:29.039953886</dc:date><meta:creator-initials>USB</meta:creator-initials><text:p text:style-name="P234"><text:span text:style-name="T313">Ananth, don’t argue. Just put in a few lines about the information theory work and how it applies.</text:span></text:p></office:annotation>all the work of Bialek, Rieke etc.</text:p>
      <text:p text:style-name="P7"/>
      <text:p text:style-name="P133">Additional material <text:span text:style-name="T146">on Information Theory </text:span>added to text <text:span text:style-name="T146">under heading “Dimensionality reduction and synthetic benchmarks for analysis of physiology”.</text:span></text:p>
      <text:p text:style-name="P133"/>
      <text:p text:style-name="P45"><text:span text:style-name="T3">*** ADDED (</text:span><text:span text:style-name="T5">to</text:span><text:span text:style-name="T3"> line</text:span><text:span text:style-name="T27">s</text:span><text:span text:style-name="T3"> ~</text:span><text:span text:style-name="T6">7</text:span><text:span text:style-name="T10">14</text:span><text:span text:style-name="T5">-</text:span><text:span text:style-name="T6">7</text:span><text:span text:style-name="T10">41</text:span><text:span text:style-name="T3">)</text:span><text:span text:style-name="T64">:</text:span></text:p>
      <text:p text:style-name="P38"><text:span text:style-name="T167">Bayesian and Information theoretic approaches as well as methods like Principal Component Analysis (PCA) afford the experimenter a variety of mathematical procedures to examine dimensionality reduction, viz., the transformation of high-dimensional neurophysiological activity from recorded cells into low-dimensional representations that still retain meaningful properties of the original data (Maaten et al., 2009; Pudil and Novovicova, 1998). </text:span><text:span text:style-name="T168">Claude Shannon is often credited with development of Information Theory</text:span><text:span text:style-name="T166">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212"/>
      <text:p text:style-name="P42"><text:span text:style-name="T175">In the first </text:span><text:span text:style-name="T174">bioRxiv</text:span><text:span text:style-name="T175"> preprint of our paper – “Synthetic </text:span><text:span text:style-name="T176">Data Resource and Benchmarks for Time Cell Analysis and Detection Algorithms” (</text:span><text:a xlink:type="simple" xlink:href="https://www.biorxiv.org/content/10.1101/2022.01.01.474717v1?versioned=true" text:style-name="Internet_20_link" text:visited-style-name="Visited_20_Internet_20_Link"><text:span text:style-name="T177">https://www.biorxiv.org/content/10.1101/2022.01.01.474717v1?versioned=true</text:span></text:a><text:span text:style-name="T176"> ), we had </text:span><text:span text:style-name="T177">compared</text:span><text:span text:style-name="T176"> several dimensionality reduction techniques such as Principal Component Analysis, Temporal Information, trial-averaging, etc.</text:span><text:span text:style-name="T177">)</text:span><text:span text:style-name="T176">. In the </text:span><text:span text:style-name="T177">final version of the</text:span><text:span text:style-name="T176"> paper </text:span><text:span text:style-name="T177">(Ananthamurthy and Bhalla, 2023; attached as Chapter 4 - “Analysis”)</text:span><text:span text:style-name="T176">, we </text:span><text:span text:style-name="T177">reoriented focus </text:span><text:span text:style-name="T176">on the most </text:span><text:span text:style-name="T178">popular</text:span><text:span text:style-name="T176"> </text:span><text:span text:style-name="T177">of the</text:span><text:span text:style-name="T176"> algorithms, </text:span><text:span text:style-name="T177">and provide very well performing Python/C++ implementations, especially of the Ridge-to-background ratio (Modi et al., 2014) and Temporal Information (Mau et al., 2018) calculations.</text:span></text:p>
      <text:p text:style-name="P213"/>
      <text:p text:style-name="P15">- Lines 591: I do not think the mention of synthetic data makes sense he<office:annotation loext:resolved="true"><dc:creator>Upinder Bhalla</dc:creator><dc:date>2023-07-12T12:01:12.771014720</dc:date><meta:creator-initials>USB</meta:creator-initials><text:p text:style-name="P234"><text:span text:style-name="T313">Ananth, put in changes in the text, if necessary referring the reader to the appropriate location in the chapter. Either remove the mention or address it more fully as the examiner asks.</text:span></text:p></office:annotation>re. It is related to the thesis topic so it should come when you introduce your specific research problems.</text:p>
      <text:p text:style-name="P28"/>
      <text:p text:style-name="P134"><text:span text:style-name="T146">Justification for the use of synthetic data </text:span>added to text <text:span text:style-name="T148">under new, </text:span><text:span text:style-name="T149">reworked, </text:span><text:span text:style-name="T148">heading “Synthetic benchmarks for pre-hoc development of analytical procedures”</text:span></text:p>
      <text:p text:style-name="P134"/>
      <text:p text:style-name="P140"><text:soft-page-break/><text:span text:style-name="T3">*** ADDED (</text:span><text:span text:style-name="T5">to</text:span><text:span text:style-name="T3"> line</text:span><text:span text:style-name="T26">s </text:span><text:span text:style-name="T3">~</text:span><text:span text:style-name="T6">7</text:span><text:span text:style-name="T11">59</text:span><text:span text:style-name="T5">-</text:span><text:span text:style-name="T11">769</text:span><text:span text:style-name="T3">):</text:span></text:p>
      <text:p text:style-name="P141"><text:span text:style-name="T171">We resorted to the use of such surrogate synthetic datasets acting as a large cohort of user-configurable test datasets to benchmark and characterize the predictive performance of a variety of time cell detection algorithms (Ananthamurthy and Bhalla, 2023; attached as Chapter 4 – “Analysis”). Analysis on real physiology datasets where categorical labels must be assessed is expected to benefit from this comparative analysis. Our Python/C++ implementations were rigorously tested and developed to the extent of excellent predictive performance. </text:span><text:span text:style-name="T172">These algorithmic procedures may be used to study the nuances of time cell sequences with more statistical confidence.</text:span></text:p>
      <text:p text:style-name="P214"/>
      <text:p text:style-name="P15">- The whole text about correlation analysis <office:annotation office:name="__Annotation__20135_4190327941" loext:resolved="true"><dc:creator>Upinder Bhalla</dc:creator><dc:date>2023-07-12T12:02:48.352806686</dc:date><meta:creator-initials>USB</meta:creator-initials><text:p text:style-name="P234"><text:span text:style-name="T313">Ananth, just do as he asks. Put this as a suitably linked separate section. You can use some of the text from your response.</text:span></text:p></office:annotation>should be put under a different heading<office:annotation-end office:name="__Annotation__20135_4190327941"/>. It is a different topic or at least does not fit the way the student has set up this section on multi-unit-single trial and single-unit-multi-trial.</text:p>
      <text:p text:style-name="P23"/>
      <text:p text:style-name="P93">Section moved under heading “Synthetic benchmarks for pre-hoc development of analytical procedures” <text:span text:style-name="T283">at lines ~742-769</text:span>. Section now describes the value of benchmarks along with typical issues with untested algorithms, citing synfire chains.</text:p>
      <text:p text:style-name="P214"/>
      <text:p text:style-name="P20"/>
      <text:p text:style-name="P15">- And I am wondering why the synfire chains show up here? What is the releva<office:annotation loext:resolved="true"><dc:creator>Upinder Bhalla</dc:creator><dc:date>2023-07-12T12:03:59.827812856</dc:date><meta:creator-initials>USB</meta:creator-initials><text:p text:style-name="P234"><text:span text:style-name="T313">Ananth, this is a cue for you to put in an explanatory line IN THE THESIS.</text:span></text:p></office:annotation>nce?</text:p>
      <text:p text:style-name="P15"/>
      <text:p text:style-name="P94">Justification added.</text:p>
      <text:p text:style-name="P139"><text:span text:style-name="T2">*** ADDED (</text:span><text:span text:style-name="T36">to</text:span><text:span text:style-name="T2"> line</text:span><text:span text:style-name="T40">s</text:span><text:span text:style-name="T2"> ~</text:span><text:span text:style-name="T39">803</text:span><text:span text:style-name="T36">-</text:span><text:span text:style-name="T37">80</text:span><text:span text:style-name="T38">6</text:span><text:span text:style-name="T2">):</text:span></text:p>
      <text:p text:style-name="P186">The use of properly developed and benchmarked analytical procedures that incorporate the typical nuance of the dataset is expected to help alleviate potential doubts in published physiology results.</text:p>
      <text:p text:style-name="P139"/>
      <text:p text:style-name="P15">- The section at line 655 is supposed to be a comparison of the eletrophys methods and 2-photon calcium imaging. But I don't think the section does this job. There is no mention of the time resolution and other issues associated with Ca imagine and those of spike sorting with extracellular electrophysiology. But in the wake of the next section anything between lines 655-696 is redundant.</text:p>
      <text:p text:style-name="P6"/>
      <text:p text:style-name="P104">Additional details added.</text:p>
      <text:p text:style-name="P55"><text:span text:style-name="T7">*** </text:span><text:span text:style-name="T8">ADDED </text:span><text:span text:style-name="T7">(</text:span><text:span text:style-name="T25">to </text:span><text:span text:style-name="T7">lines ~</text:span><text:span text:style-name="T17">836</text:span><text:span text:style-name="T7">-</text:span><text:span text:style-name="T17">839</text:span><text:span text:style-name="T7">)</text:span><text:span text:style-name="T8">:</text:span></text:p>
      <text:p text:style-name="P164"><text:soft-page-break/>Electrical recordings may be sampled even &gt;20 kHz, while imaging based techniques typically cannot be used to record wide fields of view, sampled at &gt;100 Hz (1-2 orders of magnitude).</text:p>
      <text:p text:style-name="P166"/>
      <text:p text:style-name="P15">- And then there is associate learning out of the blue? Ideally it should have been at a place where TEC was fi<office:annotation loext:resolved="true"><dc:creator>Upinder Bhalla</dc:creator><dc:date>2023-07-12T12:05:45.114000038</dc:date><meta:creator-initials>USB</meta:creator-initials><text:p text:style-name="P234"><text:span text:style-name="T313">Ananth, the easy way to address this would have been to put in a line where TEC is introduced, and say that associative learning is discussed in more depth in a subsequent section.</text:span></text:p></office:annotation>rst introduced.</text:p>
      <text:p text:style-name="P15"/>
      <text:p text:style-name="P62"><text:span text:style-name="T7">*** </text:span><text:span text:style-name="T8">ADDED </text:span><text:span text:style-name="T7">(</text:span><text:span text:style-name="T24">to </text:span><text:span text:style-name="T7">lines ~</text:span><text:span text:style-name="T12">311</text:span><text:span text:style-name="T7">-</text:span><text:span text:style-name="T12">315)</text:span><text:span text:style-name="T8">:</text:span></text:p>
      <text:p text:style-name="P165"><text:span text:style-name="T226">We developed and standardized a multi-session, adaptable </text:span>Trace Eye-Blink Conditioning <text:span text:style-name="T227">(TEC)</text:span> <text:span text:style-name="T226">paradigm in which head-fixed mice learn to form associations between neutral and high-valence stimuli. We describe associative learning in later sections as well in Chapter 2 – “Behaviour”.</text:span></text:p>
      <text:p text:style-name="P129"/>
      <text:p text:style-name="P72"><text:span text:style-name="T7">*** </text:span><text:span text:style-name="T8">ADDED </text:span><text:span text:style-name="T7">(</text:span><text:span text:style-name="T24">to </text:span><text:span text:style-name="T7">lines ~</text:span><text:span text:style-name="T18">990-998</text:span><text:span text:style-name="T12">)</text:span><text:span text:style-name="T8">:</text:span></text:p>
      <text:p text:style-name="P108"><text:span text:style-name="T219">Associative learning is overall process by which animals develop behavioural valence to neutral stimuli that occur in temporal conjunction to other potent, behaviour eliciting </text:span><text:span text:style-name="T220">stimuli</text:span><text:span text:style-name="T219">. </text:span><text:span text:style-name="T220">We wished to study the </text:span><text:span text:style-name="T221">network level re</text:span><text:span text:style-name="T219">s</text:span><text:span text:style-name="T221">ponses in the </text:span><text:span text:style-name="T220">hippocampus,</text:span><text:span text:style-name="T221"> </text:span><text:span text:style-name="T202">in vivo</text:span><text:span text:style-name="T221">, </text:span><text:span text:style-name="T222">especially </text:span><text:span text:style-name="T221">during early learning of associated stimuli, </text:span><text:span text:style-name="T203">i.e., </text:span><text:span text:style-name="T222">behavioural acquisition, </text:span><text:span text:style-name="T220">combining stable, adaptable associative learning paradigms such as Trace Eye-Blink Conditioning (TEC) with cellular resolution, behaviour time scale, high-yield recordings of neurophysiology</text:span><text:span text:style-name="T221">.</text:span></text:p>
      <text:p text:style-name="P147"/>
      <text:p text:style-name="P15">- Line 872: This para is out of context. <office:annotation office:name="__Annotation__20137_4190327941" loext:resolved="true"><dc:creator>Upinder Bhalla</dc:creator><dc:date>2023-07-12T12:06:49.962255043</dc:date><meta:creator-initials>USB</meta:creator-initials><text:p text:style-name="P234"><text:span text:style-name="T313">Ananth, you are reverting to arguing with the examiner. He has asked for some very clear things to be done in the text of the thesis, your response should be to incorporate those things and just quote them here.</text:span></text:p></office:annotation>You should mention<office:annotation-end office:name="__Annotation__20137_4190327941"/> why it is relevant to study CA1 in associate learning - what is the current state of literature. This should lay the foundation for the next chapter. Associate learning has been studied for such a long time -- I find it hard to believe that the experimental protocols have not been standardised yet. Please elaborate on that.</text:p>
      <text:p text:style-name="P96">Added link between previously published associative learning paradigms the specific requirements for standardization, in brief.</text:p>
      <text:p text:style-name="P96"/>
      <text:p text:style-name="P96"><text:span text:style-name="T232">Further d</text:span>etails added to Chapter 5 – “Discussion”, under section “Standardizing combined behaviour and recoding experiments”.</text:p>
      <text:p text:style-name="P130"/>
      <text:p text:style-name="P95"><text:span text:style-name="T3">**ADDED (to lines ~ 31</text:span><text:span text:style-name="T19">96</text:span><text:span text:style-name="T3">- 3</text:span><text:span text:style-name="T19">228</text:span><text:span text:style-name="T3">):</text:span></text:p>
      <text:p text:style-name="P153"><text:span text:style-name="T60">We </text:span><text:span text:style-name="T61">have previously stated that studying the hippocampal CA1 time cells fire in reliable sequences under the TEC paradigm (Modi et al., 2014), and wished to develop the </text:span><text:soft-page-break/><text:span text:style-name="T61">paradigm to more fully study time cells, </text:span><text:span text:style-name="T228">especially during the early or acquisition phase of training (sessions 1-7). </text:span><text:span text:style-name="T53">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span></text:p>
      <text:p text:style-name="P167">1) We focussed on performing only one surgery, viz., head-bar implant and hippocampus to minimize surgery-induced trauma, rather than multiple surgery strategies.</text:p>
      <text:p text:style-name="P167">2) We incorporated a treadmill for the animals to run on during the experiments, at the potential cost of observing z-axis drift in the imaging.</text:p>
      <text:p text:style-name="P169"><text:span text:style-name="T53">3) </text:span><text:span text:style-name="T107">Imaging requires that the sample (experimental animals) be illuminated only by the excitation laser and that the sensor systems for the emitted photons receive only the photons from the excited sample. </text:span><text:span text:style-name="T53">We considered and designed the filter sets before our photomultiplier tube (PMT) in the emission path, to reject all IR and partially red frequencies, not just to protect the sensor from the excitation 2p laser, but also the red/short IR illumination on the animal’s eye for the beaviour camera.</text:span></text:p>
      <text:p text:style-name="P169"/>
      <text:p text:style-name="P148">Through our experiments, we were able to provide some evidence that somatosensory stimuli but not other neutral stimuli could trigger CA1 responses but the effect of behavioural training results in the development of CA1 responses to the CS, now triggering a whole spatiotemporal sequence of activation. Altogether, we were able to observe preliminary results regarding the tuning, de-tuning and re-tuning of time cells to temporal fields during learning, as described in Chapter 3 – “Imaging”.</text:p>
      <text:p text:style-name="P15"/>
      <text:p text:style-name="P15">- Line 897: It is worth <office:annotation office:name="__Annotation__20138_4190327941" loext:resolved="true"><dc:creator>Upinder Bhalla</dc:creator><dc:date>2023-07-12T12:07:59.877065165</dc:date><meta:creator-initials>USB</meta:creator-initials><text:p text:style-name="P234"><text:span text:style-name="T313">Just put in a line to remind.</text:span></text:p></office:annotation>reminding<office:annotation-end office:name="__Annotation__20138_4190327941"/> the reader of these lacunae and then mention how you fill these gaps.</text:p>
      <text:p text:style-name="P112">*** ADDED (to lines ~10<text:span text:style-name="T284">77-</text:span>10<text:span text:style-name="T284">81</text:span>):</text:p>
      <text:p text:style-name="P176"><text:span text:style-name="T229">There are not many published physiological readouts from large CA1 populations, </text:span><text:span text:style-name="T50">in vivo</text:span><text:span text:style-name="T229">, under behavioural contexts for time cell activation, </text:span><text:span text:style-name="T224">during the early, </text:span><text:span text:style-name="T225">acquisition</text:span><text:span text:style-name="T224"> phase</text:span><text:span text:style-name="T225">s</text:span><text:span text:style-name="T224"> (Sessions 1-7, etc.) </text:span><text:span text:style-name="T225">in associative learning</text:span><text:span text:style-name="T229">. It </text:span><text:span text:style-name="T230">i</text:span><text:span text:style-name="T229">s unclear what the spatiotemporal pattern of activity would reveal with a systematic, longitudinal survey.</text:span></text:p>
      <text:p text:style-name="P219"/>
      <text:p text:style-name="P15">- Line 935: Briefly remin<office:annotation loext:resolved="true"><dc:creator>Upinder Bhalla</dc:creator><dc:date>2023-07-12T12:08:13.029790732</dc:date><meta:creator-initials>USB</meta:creator-initials><text:p text:style-name="P234"><text:span text:style-name="T313">Just put in a couple of lines to remind.</text:span></text:p></office:annotation>d the reader why these measures are needed to better describe TEC</text:p>
      <text:p text:style-name="P15"/>
      <text:p text:style-name="P142"><text:soft-page-break/><text:span text:style-name="T3">*** ADDED (to lines ~111</text:span><text:span text:style-name="T20">8</text:span><text:span text:style-name="T3">-11</text:span><text:span text:style-name="T20">20</text:span><text:span text:style-name="T3">)</text:span>:</text:p>
      <text:p text:style-name="P194">The degree of variability in time cell responses under these conditions is likely to inform mechanistic models of spatiotemporal sequences as observed in the hippocampus.</text:p>
      <text:p text:style-name="P15"/>
      <text:p text:style-name="P15">- Be consistent with the fonts.</text:p>
      <text:p text:style-name="P73">We will keep this in mind, <text:span text:style-name="T72">as an important checkpoint</text:span> before the final submission.</text:p>
      <text:p text:style-name="P15"/>
      <text:p text:style-name="P15">Chapter 2</text:p>
      <text:p text:style-name="P15">In this chapter the student has described various experimental methods. It is quite nice to see that experiments that have not worked are also included. But there is hardly any discussion of why the experiments may have failed and is it consistent with vast experimental literature that already exists. This chapter needs a major rev<office:annotation loext:resolved="false"><dc:creator>Upinder Bhalla</dc:creator><dc:date>2023-07-12T12:09:39.575842664</dc:date><meta:creator-initials>USB</meta:creator-initials><text:p text:style-name="P234"><text:span text:style-name="T313">Ananth, this is your cue to state that you have made major changes as per both examiners, and then just enumerate them.</text:span></text:p></office:annotation>ision.</text:p>
      <text:p text:style-name="P15"/>
      <text:p text:style-name="P15">Specific comments:</text:p>
      <text:p text:style-name="P15"/>
      <text:p text:style-name="P15">Line 1477: Why is this of interest? Unless you specify that it is not easy to understand why you are designing a certain task.</text:p>
      <text:p text:style-name="P220"/>
      <text:p text:style-name="P113"><text:span text:style-name="T124">*** </text:span><text:span text:style-name="T232">ADDED (to lines ~1655-1659):</text:span></text:p>
      <text:p text:style-name="P154"><office:annotation office:name="__Annotation__20139_4190327941" loext:resolved="true"><dc:creator>Upinder Bhalla</dc:creator><dc:date>2023-07-12T12:10:31.284370346</dc:date><meta:creator-initials>USB</meta:creator-initials><text:p text:style-name="P234"><text:span text:style-name="T313">Why not just put this additional bit into the thesis as the motivation for designing the task?</text:span></text:p></office:annotation><text:span text:style-name="T124">Multi-modal stimulus integration is typical of the sensory experience. We felt it interesting to study how animals learnt to associate each stimulus modality, </text:span><text:span text:style-name="T125">individually, </text:span><text:span text:style-name="T124">given no </text:span><text:span text:style-name="T125">clear </text:span><text:span text:style-name="T42">a priori</text:span><text:span text:style-name="T124"> reason to assume that the </text:span><text:span text:style-name="T125">physiological response</text:span><text:span text:style-name="T124"> would be identical </text:span><text:span text:style-name="T125">for each</text:span><text:span text:style-name="T124">.</text:span><office:annotation-end office:name="__Annotation__20139_4190327941"/></text:p>
      <text:p text:style-name="P15"/>
      <text:p text:style-name="P15">Line 1481: The definition of Assoc. Learning should have come much earlier in the I section starting at 819.</text:p>
      <text:p text:style-name="P97"><text:span text:style-name="T3">*** ADDED (to lines ~99</text:span><text:span text:style-name="T21">0</text:span><text:span text:style-name="T3">-99</text:span><text:span text:style-name="T21">8</text:span><text:span text:style-name="T3">)</text:span>:</text:p>
      <text:p text:style-name="P145"><text:span text:style-name="T235">Associative learning is overall process by which animals develop behavioural valence to neutral stimuli that occur in temporal conjunction to other potent, behaviour eliciting </text:span><text:span text:style-name="T233">stimuli. </text:span><text:span text:style-name="T236">We wished to study the </text:span><text:span text:style-name="T126">network level re</text:span><text:span text:style-name="T235">s</text:span><text:span text:style-name="T126">ponses in the </text:span><text:span text:style-name="T236">hippocampus,</text:span><text:span text:style-name="T126"> </text:span><text:span text:style-name="T43">in vivo</text:span><text:span text:style-name="T126">, </text:span><text:span text:style-name="T106">especially </text:span><text:span text:style-name="T126">during early learning of associated stimuli, </text:span><text:span text:style-name="T44">i.e., </text:span><text:span text:style-name="T106">behavioural acquisition, </text:span><text:span text:style-name="T236">combining stable, adaptable associative learning paradigms such as Trace Eye-Blink Conditioning (TEC) with cellular resolution, behaviour time scale, high-yield recordings of neurophysiology</text:span><text:span text:style-name="T126">.</text:span><text:span text:style-name="T235"> </text:span></text:p>
      <text:p text:style-name="P166"/>
      <text:p text:style-name="P15">Line 1493: This is a very strange selection to highlight the importance of anaesthetised recordings.</text:p>
      <text:p text:style-name="P15"><text:soft-page-break/></text:p>
      <text:p text:style-name="P15">The para 1491-1500 seems out of context and redundant</text:p>
      <text:p text:style-name="P15"/>
      <text:p text:style-name="P98">Paragraph meant to emphasize that anaesthetized animals were not studied.</text:p>
      <text:p text:style-name="P114">*** <text:span text:style-name="T233">ADDED (to lines ~168</text:span><text:span text:style-name="T285">8</text:span><text:span text:style-name="T233">-16</text:span><text:span text:style-name="T234">9</text:span><text:span text:style-name="T285">1</text:span><text:span text:style-name="T233">):</text:span></text:p>
      <text:p text:style-name="P177">We chose to avoid anaesthetized animals for the experiments described in this thesis. It is as yet unclear if deep states of anaesthesia are also conducive to time cell sequence activation.</text:p>
      <text:p text:style-name="P70"/>
      <text:p text:style-name="P15">- Line 1529: What is the state of literature on this question? This has not been addressed in the introduction. It should have been in the section starting at line 819</text:p>
      <text:p text:style-name="P29"/>
      <text:p text:style-name="P98"><text:span text:style-name="T3">*** ADDED (to lines ~17</text:span><text:span text:style-name="T22">2</text:span><text:span text:style-name="T3">1-172</text:span><text:span text:style-name="T22">7</text:span><text:span text:style-name="T3">)</text:span>:</text:p>
      <text:p text:style-name="P151"><text:span text:style-name="T126">To our knowledge no known publication </text:span><text:span text:style-name="T106">has studied time cells with the </text:span><text:span text:style-name="T126">granularity of well-defined TEC behaviour and ms resolution CA1 activity using 2-photon imaging, </text:span><text:span text:style-name="T106">apart from Modi et al., 2014</text:span><text:span text:style-name="T126">. We believe this is why there is still </text:span><text:span text:style-name="T106">in</text:span><text:span text:style-name="T126">sufficient clarity on the network level reponses in the CA1, </text:span><text:span text:style-name="T43">in vivo</text:span><text:span text:style-name="T126">, </text:span><text:span text:style-name="T106">especially </text:span><text:span text:style-name="T126">during early learning of associated stimuli, </text:span><text:span text:style-name="T44">i.e., </text:span><text:span text:style-name="T106">behavioural acquisition</text:span><text:span text:style-name="T126">.</text:span></text:p>
      <text:p text:style-name="P166"/>
      <text:p text:style-name="P15">- Line 1552: I suppose a section title is missing here?</text:p>
      <text:p text:style-name="P15"/>
      <text:p text:style-name="P74">This was a typographical error.</text:p>
      <text:p text:style-name="P75"/>
      <text:p text:style-name="P119">*** EDIT <text:span text:style-name="T237">(to line ~1</text:span><text:span text:style-name="T287">748</text:span><text:span text:style-name="T237">)</text:span>:</text:p>
      <text:p text:style-name="P170"><text:span text:style-name="T286">In</text:span><text:span text:style-name="T41"> </text:span><text:span text:style-name="T51">the following</text:span><text:span text:style-name="T41"> </text:span><text:span text:style-name="T286">sections,</text:span><text:span text:style-name="T41"> ...</text:span></text:p>
      <text:p text:style-name="P8"/>
      <text:p text:style-name="P15">- Line 1665: When was the aversive stimulus given? Immediately after the wrong lick or only in the reward phase?</text:p>
      <text:p text:style-name="P3"/>
      <text:p text:style-name="P74">We only used aversive stimulus based punishment in some protocols, not others. We have attempted to now make this clear in the text.</text:p>
      <text:p text:style-name="P74"/>
      <text:p text:style-name="P56"><text:span text:style-name="T13">*** ADDED (</text:span><text:span text:style-name="T14">to </text:span><text:span text:style-name="T13">line</text:span><text:span text:style-name="T24">s</text:span><text:span text:style-name="T13"> ~1</text:span><text:span text:style-name="T23">852-1853</text:span><text:span text:style-name="T13">):</text:span></text:p>
      <text:p text:style-name="P171">No aversive stimuli presented in this <text:span text:style-name="T54">particular</text:span> protocol.</text:p>
      <text:p text:style-name="P15"/>
      <text:p text:style-name="P15"><text:soft-page-break/>- Line 1680: It is not too small a cohort to claim a failure?</text:p>
      <text:p text:style-name="P15"/>
      <text:p text:style-name="P120">*** <text:span text:style-name="T238">ADDED (to line</text:span><text:span text:style-name="T288">s</text:span><text:span text:style-name="T238"> ~187</text:span><text:span text:style-name="T291">3</text:span><text:span text:style-name="T238">-187</text:span><text:span text:style-name="T291">6</text:span><text:span text:style-name="T238">):</text:span></text:p>
      <text:p text:style-name="P152"><text:span text:style-name="T239">Each animal was presented with 600 training trials/day (1 session/day). </text:span>Th<text:span text:style-name="T239">e</text:span> <text:span text:style-name="T239">inability to behaviourally discriminate or </text:span>withhold <text:span text:style-name="T239">incorrect or unrewarded </text:span>licks on for 7-14 sessions, <text:span text:style-name="T239">was considered and</text:span> the task was ultimately unsuccessful.</text:p>
      <text:p text:style-name="P15"/>
      <text:p text:style-name="P15">- Protocol 3: DNMS and Go/NoGo are classical tasks and numerous animals have been trained for these tasks. So I do not understand why the protocol has failed? What is the difference between your version of these protocols and the ones that have been reported in previous papers.</text:p>
      <text:p text:style-name="P15"/>
      <text:p text:style-name="P66">New section added: “Operant condit<text:span text:style-name="T240">i</text:span>oning experiments failed to match requirements” to Chapter 2 – “Behaviour”.</text:p>
      <text:p text:style-name="P128">*** ADDED (to line ~<text:span text:style-name="T238">205</text:span><text:span text:style-name="T292">1</text:span>-<text:span text:style-name="T238">20</text:span><text:span text:style-name="T292">77</text:span>):</text:p>
      <text:p text:style-name="P228"><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201"/>
      <text:p text:style-name="P201">One alternative that we could have tried was to train the animals to expert levels of performance, and subsequently performed the hippocampus prep. The issue(s) with this is that,</text:p>
      <text:p text:style-name="P201">a) We wanted to study the hippocampal CA1 network during the learning or acquisition phase of behavioural training, as a distinct experiment from those published in literature.</text:p>
      <text:p text:style-name="P201">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1">c) We suspected that there could be unknown effects on behaivoural performance, post surgery, complicating the analysis and insights we aimed to study.</text:p>
      <text:p text:style-name="P201"/>
      <text:p text:style-name="P182"><text:soft-page-break/>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5"/>
      <text:p text:style-name="P15">- Project-I is presented without much reference to literature. These tasks are frequently used. In what way the protocols you have used are different from those mentioned in the literature? And why your version of the protocols failed deserves some discussion.</text:p>
      <text:p text:style-name="P24"/>
      <text:p text:style-name="P67">New section added: “Operant condit<text:span text:style-name="T240">i</text:span>oning experiments failed to match requirements” to Chapter 2 – “Behaviour”.</text:p>
      <text:p text:style-name="P138">*** ADDED (to line ~<text:span text:style-name="T238">205</text:span><text:span text:style-name="T293">1</text:span>-<text:span text:style-name="T238">20</text:span><text:span text:style-name="T293">77</text:span>)</text:p>
      <text:p text:style-name="P229"><text:span text:style-name="T74">O</text:span><text:span text:style-name="T73">perant </text:span><text:span text:style-name="T75">c</text:span><text:span text:style-name="T73">onditioning task</text:span><text:span text:style-name="T76">s </text:span><text:span text:style-name="T73">ha</text:span><text:span text:style-name="T74">ve</text:span><text:span text:style-name="T73"> been extensively and successfully modeled </text:span><text:span text:style-name="T76">in a variety of laboratories </text:span><text:span text:style-name="T73">. For our specific experiments, we required a task that could be learnt within 1-2 weeks. This was because we were not confident on how many simultaneous days of chronic imaging we could achieve with the </text:span><text:span text:style-name="T77">in vivo</text:span><text:span text:style-name="T73"> chronic 2-p</text:span><text:span text:style-name="T80">hoton</text:span><text:span text:style-name="T73"> </text:span><text:span text:style-name="T81">calcium imaging</text:span><text:span text:style-name="T73"> preparation </text:span><text:span text:style-name="T78">(see Chapter 3 – “Imaging”)</text:span><text:span text:style-name="T73">. </text:span><text:span text:style-name="T74">Additionally, it</text:span><text:span text:style-name="T73"> takes typically 3-4 weeks for rodents to </text:span><text:span text:style-name="T74">acquire sufficient expertise in behavioural performance for Operant Conditioning tasks (Guo et al., 2014)</text:span><text:span text:style-name="T73">.</text:span></text:p>
      <text:p text:style-name="P202"/>
      <text:p text:style-name="P202">One alternative that we could have tried was to train the animals to expert levels of performance, and subsequently performed the hippocampus prep. The issue(s) with this is that,</text:p>
      <text:p text:style-name="P202">a) We wanted to study the hippocampal CA1 network during the learning or acquisition phase of behavioural training, as a distinct experiment from those published in literature.</text:p>
      <text:p text:style-name="P202">b) In such a protocol, we would require two separate surgeries, viz., i) Head-bar implant, and, ii) hippocampus preparations. This, we believed would increase the technical difficulty of the overall experiment and could be more stressful for the experiment animals.</text:p>
      <text:p text:style-name="P202">c) We suspected that there could be unknown effects on behaivoural performance, post surgery, complicating the analysis and insights we aimed to study.</text:p>
      <text:p text:style-name="P202"/>
      <text:p text:style-name="P183">Across all Operant Conditioning protocols attempted, we could not observe behavioural d<text:span text:style-name="T253">i</text:span>scrimination (not licking to incorrect phases) within 1-2 weeks of training. This was cited as the reason why we considered the experiments as failures.</text:p>
      <text:p text:style-name="P183"/>
      <text:p text:style-name="P15">Project II</text:p>
      <text:p text:style-name="P15"><text:soft-page-break/></text:p>
      <text:p text:style-name="P15">- Please include reference to previous studies on TEBC. There are several statements in the lines 1856-1879 that need citations. But in general for the different ISIs, weak and strong learners there must be previous data on how quickly animals acquire the task. Please compare that with your data.</text:p>
      <text:p text:style-name="P15"/>
      <text:p text:style-name="P89">Some more insights from the TEC literature have been added.</text:p>
      <text:p text:style-name="P111"/>
      <text:p text:style-name="P89"><text:span text:style-name="T3">*** ADDED (</text:span><text:span text:style-name="T30">to</text:span><text:span text:style-name="T3"> line</text:span><text:span text:style-name="T30">s</text:span><text:span text:style-name="T3"> ~311-3</text:span><text:span text:style-name="T29">74</text:span><text:span text:style-name="T3">):</text:span></text:p>
      <text:p text:style-name="P35"><text:span text:style-name="T180">We developed and standardized a multi-session, adaptable </text:span><text:span text:style-name="T150">Trace Eye-Blink Conditioning </text:span><text:span text:style-name="T181">(TEC)</text:span><text:span text:style-name="T150"> </text:span><text:span text:style-name="T180">paradigm in which head-fixed mice learn to form associations between neutral and high-valence stimuli. We describe associative learning in later sections as well in Chapter 2 – “Behaviour”.</text:span><text:span text:style-name="T226"> TEC </text:span>has been previously observed to elicit CA1 activity sequences even in a single session of training <text:span text:style-name="T263">(Modi et al., 2014)</text:span>⁠<text:span text:style-name="T266">. </text:span><text:span text:style-name="T169">The functional involvement of the hippocampus in the acquisition of Conditioned Responses (CRs) has been studied and implicated by studying acquisition rates to multiple trace intervals. It was found that memory load, inferred in terms of task difficulty </text:span><text:span text:style-name="T170">with</text:span><text:span text:style-name="T169"> longer trace intervals </text:span><text:span text:style-name="T170">(300 ms vs 500 ms)</text:span><text:span text:style-name="T169">, was crucial to observing an effect of hippocampal lesions on the behavioural expression of CRs (Moyer et al., 1990).</text:span></text:p>
      <text:p text:style-name="P208"/>
      <text:p text:style-name="P198"><text:span text:style-name="T267">Several stimulus modalities have been used as the Uncond</text:span><text:span text:style-name="T268">i</text:span><text:span text:style-name="T267">tioned Stimulus (US) such as periorbital air-puffs </text:span><text:span text:style-name="T269">and </text:span><text:span text:style-name="T267">electrical shocks </text:span><text:span text:style-name="T269">(see Weiss and Disterhoft, 2016 for review).</text:span><text:span text:style-name="T267"> </text:span><text:span text:style-name="T269">Throughout all our TEC experiments, we chose to use the mildly aversive air-puff to elicit the Unconditioned Response (UR) to the US. </text:span><text:span text:style-name="T270">Further, we use a flash of a blue LED as the Conditioned Stimulus (CS),</text:span><text:span text:style-name="T269"> </text:span><text:span text:style-name="T270">expecting to observe reliable Conditioned Responses (CRs) to the CS within 3-7 days, for trace intervals of ~250 ms (Seigel et al., 2015). </text:span><text:span text:style-name="T271">CRs</text:span><text:span text:style-name="T272"> </text:span><text:span text:style-name="T273">are observed as</text:span><text:span text:style-name="T272"> </text:span><text:span text:style-name="T273">a preemptive eye-blink response elicited reliably before the presentation of the US – a reproducible attempt to avoid the discomfort of the aversive air-puff. </text:span><text:span text:style-name="T274">This is</text:span><text:span text:style-name="T273"> </text:span><text:span text:style-name="T274">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text:span><text:span text:style-name="T275">and modalities </text:span><text:span text:style-name="T274">of the presented stimuli (Rescorla and Wagner, 1972). </text:span><text:span text:style-name="T276">Extensions to this model have suggested that there could be negative effects to the associative learning when other CS (CS1, CS2, etc.) are also paired together in within-compound-association tasks such as “backward blocking” (Hamme and </text:span><text:soft-page-break/><text:span text:style-name="T276">Wasserman, 1994). For our experiments we used only one CS for any training session, typically a 50 ms flash of a <text:s/>blue LED. However, our behavioural setup allows for multiple CS types, </text:span><text:span text:style-name="T278">e.g.</text:span><text:span text:style-name="T277">, CS1 = LED flash and CS2 = auditory tone, </text:span><text:span text:style-name="T276">to be presented based on the experiment.</text:span></text:p>
      <text:p text:style-name="P210"/>
      <text:p text:style-name="P198">Transient increases in CA1 excitability post acquisition of the task were described up to 4-5 days <text:span text:style-name="T281">(Moyer et al., 1996)</text:span> and could be important to the forging of the task specific spatiotemporal sequences during learning. <text:span text:style-name="T227">In an </text:span><text:span text:style-name="T48">in vitro</text:span><text:span text:style-name="T227">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198"/>
      <text:p text:style-name="P131"><text:span text:style-name="T181">On a longer time scale, hippocampal lesion based experiments on mice have been used to describe the role of the hippocampus to within 4 weeks of TEC, with deficits in Conditioned Responses (CRs) </text:span><text:span text:style-name="T210">as a readout of the effect of the lesion (Takehara et al., 2002). </text:span><text:span text:style-name="T211">We aimed to examine the processes that underlie this time-dependent role of the hippocampus by chronically tracking the same cohort of hippocampal CA1 cells across the sessions of TEC, at cellular resolution, using galvo-scanning 2-p</text:span><text:span text:style-name="T212">hoton</text:span><text:span text:style-name="T211"> calcium imaging. We were specifically interested in studying the emergence and long term activity dynamics of time cells, touted to be the behavioural time scale (~10-10</text:span><text:span text:style-name="T213">3</text:span><text:span text:style-name="T179"> ms</text:span><text:span text:style-name="T211">) expression of the memory engram </text:span><text:span text:style-name="T215">during associative learning, as described in later sections</text:span><text:span text:style-name="T211">. </text:span><text:span text:style-name="T215">Preliminary results and additional details on our TEC paradigm may be found in Chapter 2 – “Behaviour”.</text:span></text:p>
      <text:p text:style-name="P33"/>
      <text:p text:style-name="P15">- Line 1919: This section comes very abruptly. It does not give any reason why suddenly the reader should worry about treadmill and track speed? You must explain why Trace eyeblink conditioning should be done in animals running in a treadmill.</text:p>
      <text:p text:style-name="P15"/>
      <text:p text:style-name="P122">*** <text:span text:style-name="T241">ADDED (to lines ~215</text:span><text:span text:style-name="T294">4</text:span><text:span text:style-name="T241">-21</text:span><text:span text:style-name="T294">56</text:span><text:span text:style-name="T241">):</text:span></text:p>
      <text:p text:style-name="P159"><text:span text:style-name="T242">… during experiments</text:span>. We considered treadmill tracking as an important variable to keep track of, <text:span text:style-name="T127">despite the potential complications this could provide to imaging, viz., z-axis drift.</text:span></text:p>
      <text:p text:style-name="P15"/>
      <text:p text:style-name="P15"><text:soft-page-break/>- Figure 13 left column: what is plotted here? I am wondering how you can get average speed distribution over a single trial? I am assuming that this is data from a single session of a single animal.</text:p>
      <text:p text:style-name="P9"/>
      <text:p text:style-name="P57"><text:span text:style-name="T128">Left: Trial-by-trial running speed (cm/s) over a 50 ms window-</text:span><text:span text:style-name="T129">sized bin</text:span><text:span text:style-name="T128"> for any frame. </text:span><text:span text:style-name="T130">We move the averaging window across the trial points.</text:span></text:p>
      <text:p text:style-name="P57"/>
      <text:p text:style-name="P123">*** ADDED (to line <text:span text:style-name="T295">~2169</text:span>):</text:p>
      <text:p text:style-name="P155"><text:span text:style-name="T131">... </text:span><text:span text:style-name="T55">over 50 ms sized bins, ...</text:span></text:p>
      <text:p text:style-name="P15"/>
      <text:p text:style-name="P15">- Figure 21: Define what is weak and strong learner?”</text:p>
      <text:p text:style-name="P15"/>
      <text:p text:style-name="P76">We classified strong learners as animals with a performance of &gt;60% hit trials/session. Weak learners have a performance of 30-60% hit trials/session.</text:p>
      <text:p text:style-name="P76"/>
      <text:p text:style-name="P58"><text:span text:style-name="T65">*** ADDED (to line ~20</text:span><text:span text:style-name="T66">34-2037</text:span><text:span text:style-name="T65">)</text:span><text:span text:style-name="T130">:”</text:span></text:p>
      <text:p text:style-name="P172"><text:span text:style-name="T62">We additionally set a criterion that a performance of &gt;</text:span><text:span text:style-name="T133">6</text:span><text:span text:style-name="T62">0% be considered “strong learning”, 30-60% be considered “weak learning”, and “0-30%” be considered “non-learning”.</text:span></text:p>
      <text:p text:style-name="P77"/>
      <text:p text:style-name="P76"><text:span text:style-name="T62">W</text:span>e also added the same information to the Figure 18 legend:</text:p>
      <text:p text:style-name="P76">Figure 18: ... “<text:span text:style-name="T186">Here M2 is a strong learner (&gt;70% hit trials/session) and M5 is a weak learner (30-60 % hit trials/session). M1, M3, and M4 did not learn the task.</text:span>”</text:p>
      <text:p text:style-name="P15"/>
      <text:p text:style-name="P15">Chapter 3</text:p>
      <text:p text:style-name="P15">In this chapter the student has described main results about neural activity during TEC tasks. The major limitation is that most of the results are presented in an anecdotal manner. The main focus of the work is 'time cells' but they are very poorly described and defined. This chapter requires a major revision.</text:p>
      <text:p text:style-name="P15"/>
      <text:p text:style-name="P15">Specific comments:</text:p>
      <text:p text:style-name="P15"/>
      <text:p text:style-name="P15">- Parts of the somatosensory cortex were removed for imaging. Did it result in some deficits in the animals over time since recording continued for 2-3 weeks?</text:p>
      <text:p text:style-name="P70"/>
      <text:p text:style-name="P120">*** <text:span text:style-name="T243">ADDED (to lines ~249</text:span><text:span text:style-name="T296">1</text:span><text:span text:style-name="T243">-249</text:span><text:span text:style-name="T296">4</text:span><text:span text:style-name="T243">):</text:span></text:p>
      <text:p text:style-name="P50"><text:soft-page-break/><text:span text:style-name="T160">We kep</text:span><text:span text:style-name="T161">t</text:span><text:span text:style-name="T160"> track of animals that showcase unusual gait or low/no mobility and avoid their use </text:span><text:span text:style-name="T162">altogether </text:span><text:span text:style-name="T160">for </text:span><text:span text:style-name="T163">production datasets and </text:span><text:span text:style-name="T160">experiments,</text:span><text:span text:style-name="T164"> in accordance with </text:span><text:span text:style-name="T165">previously published protocols (</text:span><text:span text:style-name="T164">Dombeck et al., 2010</text:span><text:span text:style-name="T165">)</text:span><text:span text:style-name="T164">.</text:span></text:p>
      <text:p text:style-name="P3"/>
      <text:p text:style-name="P15">- Very little information is provided about the figures 29AB have been constructed. Why was clustering done? What were the clustering algorithm parameters? At least from the figure, there is not much indication of clustering. Later the student is comparing correlation structure in spontaneous and evoked activity. But again too little information is provided how the correlations were calculated in the evoked activity which barely lasts for a few frames. So what duration of activity was taken around the stimulus presentation to calculate the evoked correlation matrix. Since there are way too many cells responding to the stimulus, how was this corrected for. Overall this is an interesting result as it is, it looks pretty much anecdotal -- I think all that has been shown is data from one animal.</text:p>
      <text:p text:style-name="P25"/>
      <text:p text:style-name="P78">We wanted to essentially look at the spatial organization of cells with high correlation in activity, since imaging as a recording method provides an unabiguous anatomical map of each of the recorded cells.</text:p>
      <text:p text:style-name="P10"/>
      <text:p text:style-name="P115"><text:span text:style-name="T56">*** ADDED (to line ~2</text:span><text:span text:style-name="T297">659</text:span><text:span text:style-name="T132">-2</text:span><text:span text:style-name="T297">6</text:span><text:span text:style-name="T298">77</text:span><text:span text:style-name="T56">):</text:span></text:p>
      <text:p text:style-name="P173">We set the initial seed to k = 3, with 1000 bootstrap iterations (see Modi et al., 2014 for sensitivity analysis), distance as specified by pair-wise correlation coefficient (Figure 29A; Figure 31A; Figure 32A), and a threshold of 80% to bundle meta-groups.</text:p>
      <text:p text:style-name="P166"/>
      <text:p text:style-name="P173">Correlations were calculated for all frames post the whisker-puff (stimulus), which corresponds to ~8 s of network activity. It is across this period that the clustering was attem<text:span text:style-name="T299">p</text:span>ted.</text:p>
      <text:p text:style-name="P173"/>
      <text:p text:style-name="P175">The correlation analysis was performed to check for consistency across previous recordings in the lab (Modi et al., 2014; Ashesh Dhawale’s Thesis). The idea here is to be able to provide proof-of-principle results to confirm if the technique was working. Additionally, although the results are from 1 animal, the session consists of 60 trials for each of the &gt;100 cells recorded. This very preliminary result has been studied and described in detail, previously (Modi et al., 2014).</text:p>
      <text:p text:style-name="P15"/>
      <text:p text:style-name="P15"><text:soft-page-break/>- Line 2322: For imaging, parts of the somatosensory cortex were removed. So ideally such stimuli should not be tried. But I am wondering if there was any temporal structure to how the response to such stimuli evolved over time (across days) as the cortex recovered from the load of tissue.</text:p>
      <text:p text:style-name="P15"/>
      <text:p text:style-name="P120">*** <text:span text:style-name="T245">ADDED (to lines ~26</text:span><text:span text:style-name="T300">94</text:span><text:span text:style-name="T245">-2</text:span><text:span text:style-name="T300">702</text:span><text:span text:style-name="T245">):</text:span></text:p>
      <text:p text:style-name="P185">The somatosensory cortex damage inflicted was only on one hemisphere. We presented somatosensory cortext to the ipsilateral whiskers, information that is expected to be processed on the contralateral hemisphere. <text:span text:style-name="T244">In any case</text:span>, we <text:span text:style-name="T244">observed</text:span> responses at the CA1 timed to the presentation of the whisker-puff, unlike trials with tone. We describe tuning modulations across days for the chronically tracked time cells in the last section of Chapter 3 – “Imaging”. It is very difficult to isolate and therefore comment on the effect of tissue recovery, since we did not directly measure this variable.</text:p>
      <text:p text:style-name="P15"/>
      <text:p text:style-name="P15">- Line 2520: Definition of time cell is not clear. Frame rate is 10/15 frames per sec. The time between CS and US is 300 or 500ms. That means that there are only 2-4 frames between CS and US. Just because cells are locked to CS or US they do not become time cells.</text:p>
      <text:p text:style-name="P15"/>
      <text:p text:style-name="P215"><text:span text:style-name="T93">*** </text:span><text:span text:style-name="T94">ADDED (to lines ~27</text:span><text:span text:style-name="T96">9</text:span><text:span text:style-name="T100">2</text:span><text:span text:style-name="T94">-27</text:span><text:span text:style-name="T96">9</text:span><text:span text:style-name="T100">5</text:span><text:span text:style-name="T94">):</text:span></text:p>
      <text:p text:style-name="P160">Theoretically, cells showcasing tuning fields to temporal landmarks across trials are considered as time cells. For the results described in this chapter (Chapter 3 – “Imaging”), our temporal information calculation was used as a functional definition for time cells. </text:p>
      <text:p text:style-name="P15"/>
      <text:p text:style-name="P15">Figure 33: what does time = 0 correspond to?</text:p>
      <text:p text:style-name="P15"/>
      <text:p text:style-name="P59"><text:span text:style-name="T134">Here, t</text:span><text:span text:style-name="T55">ime at 0 ms is t</text:span><text:span text:style-name="T56">he presentation of the CS.</text:span></text:p>
      <text:p text:style-name="P80"/>
      <text:p text:style-name="P124">***ADDED (to Figure 33 legend):</text:p>
      <text:p text:style-name="P174"><text:span text:style-name="T135">The </text:span><text:span text:style-name="T136">conditioned</text:span><text:span text:style-name="T135"> stimulus </text:span><text:span text:style-name="T136">(CS; blue LED) </text:span><text:span text:style-name="T135">is presented at time 0 ms.</text:span></text:p>
      <text:p text:style-name="P81">“</text:p>
      <text:p text:style-name="P79"/>
      <text:p text:style-name="P15">- Line 2532: Please specify the analysis and checkpoints.</text:p>
      <text:p text:style-name="P231">95</text:p>
      <text:p text:style-name="P99">Please see section “Preliminary analysis to identify time cells” – lines ~27<text:span text:style-name="T312">64</text:span>-2780.</text:p>
      <text:p text:style-name="P216"><text:soft-page-break/><text:span text:style-name="T93">*** </text:span><text:span text:style-name="T94">ADDED (to lines ~27</text:span><text:span text:style-name="T97">9</text:span><text:span text:style-name="T99">2</text:span><text:span text:style-name="T94">-27</text:span><text:span text:style-name="T97">9</text:span><text:span text:style-name="T99">5</text:span><text:span text:style-name="T94">):</text:span></text:p>
      <text:p text:style-name="P161">Theoretically, cells showcasing tuning fields to temporal landmarks across trials are considered as time cells. For the results described in this chapter (Chapter 3 – “Imaging”), our temporal information calculation was used as a functional definition for time cells.</text:p>
      <text:p text:style-name="P15"/>
      <text:p text:style-name="P15">- Line 2544: This line is just reporting the figure 36 -- no discussion of what is actually in the figure and what it means</text:p>
      <text:p text:style-name="P13"/>
      <text:p text:style-name="P14"><text:span text:style-name="T101">*** </text:span><text:span text:style-name="T102">ADDED (to lines ~2</text:span><text:span text:style-name="T103">8</text:span><text:span text:style-name="T104">2</text:span><text:span text:style-name="T105">8</text:span><text:span text:style-name="T102">-2</text:span><text:span text:style-name="T103">8</text:span><text:span text:style-name="T104">38</text:span><text:span text:style-name="T102">):</text:span></text:p>
      <text:p text:style-name="P156"><text:span text:style-name="T137">It has been observed in time cell literature as well as in our real physiology recordings that time cells with tuning to later time points in a trial, tend to have wider tuning curves </text:span><text:span text:style-name="T57">(lines ~534-542 in Chapter 1 - “Introduction”)</text:span><text:span text:style-name="T137">. This is why no obvious trend in Temporal Informati</text:span><text:span text:style-name="T301">o</text:span><text:span text:style-name="T137">n vs time of peak sorted time cells seemed curious enough to mention in the thesis. </text:span><text:span text:style-name="T57">However, while w</text:span><text:span text:style-name="T56">e report the observation, </text:span><text:span text:style-name="T57">we</text:span><text:span text:style-name="T56"> made no attempts to delineate further detail. </text:span><text:span text:style-name="T57">This legacy adaptation of the temporal information calculation had not been benchmarked and thus the result was not certain, at the time. Subsequently, we have observed similar results in other lab colleague’s recordings, and avoided further discussion, with regard to the scope of this thesis.</text:span></text:p>
      <text:p text:style-name="P166"/>
      <text:p text:style-name="P15">- Line 2559-2561: This expansion in the time cells seems to be reported for one animal (Fig 37-38). The student should report group statistics. Also discuss how this expansion relates to training and/or learning.</text:p>
      <text:p text:style-name="P15"/>
      <text:p text:style-name="P82">The results presented are towards the extent of proving proof of principle for the technologies developed. <text:span text:style-name="T57">We have cited these results as “preliminary”.</text:span> Other lab colleagues have taken up these experiments <text:span text:style-name="T57">and their results are expected to be published outside of the scope of this thesis.</text:span></text:p>
      <text:p text:style-name="P70"/>
      <text:p text:style-name="P15">- Figure 42: There is no explanation for choosing the threshold of 0.2 to suggest stability of response. It would be good to show any example where the cell pair correlation is 0.2. In any case there is no information about how many cells from how many animals were included in this analysis.</text:p>
      <text:p text:style-name="P15"/>
      <text:p text:style-name="P120">*** <text:span text:style-name="T246">ADDED (to line ~288</text:span><text:span text:style-name="T302">2</text:span><text:span text:style-name="T246">):</text:span></text:p>
      <text:p text:style-name="P17"><text:span text:style-name="T188">(~60% of all </text:span><text:span text:style-name="T189">session-wise </text:span><text:span text:style-name="T188">cells tracked; </text:span><text:span text:style-name="T189">~80 cells</text:span><text:span text:style-name="T188">)</text:span></text:p>
      <text:p text:style-name="P178"><text:soft-page-break/></text:p>
      <text:p text:style-name="P120">*** <text:span text:style-name="T246">ADDED (to lines ~28</text:span><text:span text:style-name="T303">84</text:span><text:span text:style-name="T246">-28</text:span><text:span text:style-name="T303">86</text:span><text:span text:style-name="T246">):</text:span></text:p>
      <text:p text:style-name="P51"><text:span text:style-name="T187">Typically, we observe</text:span><text:span text:style-name="T188">d </text:span><text:span text:style-name="T187">only at best a correlation coefficient of ~0.6-0.8 across cell pairs (please kindly refer to Figures 29 and 31). Accordingly, we decided to choose 0.2 as the threshold.</text:span></text:p>
      <text:p text:style-name="P15"/>
      <text:p text:style-name="P15">- Line 2602: Width of tuning curve is first time mentioned here. How was this defined? Please define it and show the results.</text:p>
      <text:p text:style-name="P83"/>
      <text:p text:style-name="P116"><text:span text:style-name="T138">*** ADDED (to line ~2</text:span><text:span text:style-name="T304">818</text:span><text:span text:style-name="T132">-2</text:span><text:span text:style-name="T304">822</text:span><text:span text:style-name="T138">):</text:span></text:p>
      <text:p text:style-name="P83"><text:span text:style-name="T190">P</text:span><text:span text:style-name="T194">eri-stimulus time histograms (PSTH) or event time histograms (ETH) </text:span><text:span text:style-name="T190">we</text:span><text:span text:style-name="T194">re created by summing the number of threshold crossing activity events per bin (bin size = 3 frames/bin </text:span><text:span text:style-name="T150">or ~200 ms/bin </text:span><text:span text:style-name="T195">at 14.5 Hz</text:span><text:span text:style-name="T194">) across trials. Different cells showcase different widths for ETH or tuning curves (Figure 35A; Figure 35B).</text:span></text:p>
      <text:p text:style-name="P70"/>
      <text:p text:style-name="P84"><text:span text:style-name="T58">Additionally, please kindly </text:span>refer to Figure 35.</text:p>
      <text:p text:style-name="P11"/>
      <text:p text:style-name="P15">- Line 2617: Why is it surprising? What is the criteria to determine if the response persistence is expected or not?</text:p>
      <text:p text:style-name="P30"/>
      <text:p text:style-name="P125">*** ADDED (to lines ~291<text:span text:style-name="T305">7</text:span>-29<text:span text:style-name="T305">21</text:span>):</text:p>
      <text:p text:style-name="P51"><text:span text:style-name="T196">Single cell measurements </text:span><text:span text:style-name="T197">tend to </text:span><text:span text:style-name="T196">define responses </text:span><text:span text:style-name="T197">up to</text:span><text:span text:style-name="T196"> 200-</text:span><text:span text:style-name="T197">1000</text:span><text:span text:style-name="T196"> ms post US. Our own correlation based clustering analysis was across the whole post US phase (vs pre-stim phase), </text:span><text:span text:style-name="T197">which correspond</text:span><text:span text:style-name="T189">ed</text:span><text:span text:style-name="T197"> to ~8s</text:span><text:span text:style-name="T196">. </text:span><text:span text:style-name="T197">It was surprising to us, t</text:span><text:span text:style-name="T196">o find the number of time cells even many frames after the US (&gt;100-200 ms or 1-3 frames at 14.5 Hz).</text:span></text:p>
      <text:p text:style-name="P71"/>
      <text:p text:style-name="P218">- This chapter ends very abruptly -- without any conclusion. What is the significance of these findings about time cells?</text:p>
      <text:p text:style-name="P85"/>
      <text:p text:style-name="P162"/>
      <text:p text:style-name="P109">*** <text:span text:style-name="T247">ADDED (to lines ~29</text:span><text:span text:style-name="T306">31</text:span><text:span text:style-name="T247">-29</text:span><text:span text:style-name="T306">34</text:span><text:span text:style-name="T247">):</text:span></text:p>
      <text:p text:style-name="P162">Our preliminary imaging and behaviour results describe neuronal sequence activations based on the emergence or re-tuning dynamics of temporal tuning by time cells, during early phases of behavioural acquisition, in a chronically tracked fashion.</text:p>
      <text:p text:style-name="P15"/>
      <text:p text:style-name="P15"><text:soft-page-break/>Chapter 4</text:p>
      <text:p text:style-name="P15">This is a peer-reviewed manuscript and there are no further edits needed for this.</text:p>
      <text:p text:style-name="P15"/>
      <text:p text:style-name="P15">Chapter 5</text:p>
      <text:p text:style-name="P15">This chapter provides a brief summary of the results. Since this is a Phd thesis one would expect much more discussion about the methods and results. But the chapter is pretty devoid of any such discussion. I think this chapter should be expanded quite a bit.</text:p>
      <text:p text:style-name="P15"/>
      <text:p text:style-name="P15">Specific comments:</text:p>
      <text:p text:style-name="P15"/>
      <text:p text:style-name="P15">- Line 2819: I am not really sure what has been standardised and in what specific way. This is one of the main claims of the thesis and this should be made very clear. First in the introduction - what needs to the standardized and the in the discussion what has been standardised.</text:p>
      <text:p text:style-name="P26"/>
      <text:p text:style-name="P60"><text:span text:style-name="T139">Please </text:span><text:span text:style-name="T132">kindly refer to Chapter 1 – “Introduction” (</text:span><text:span text:style-name="T139">line</text:span><text:span text:style-name="T132">s</text:span><text:span text:style-name="T139"> ~1</text:span><text:span text:style-name="T310">69</text:span><text:span text:style-name="T132">-1</text:span><text:span text:style-name="T310">86</text:span><text:span text:style-name="T132">)</text:span><text:span text:style-name="T139"> or </text:span><text:span text:style-name="T132">the section entitled “Required features” in </text:span><text:span text:style-name="T139">Chapter 2 – “Behaviour” </text:span><text:span text:style-name="T132">(lines ~1</text:span><text:span text:style-name="T311">717</text:span><text:span text:style-name="T132">-1</text:span><text:span text:style-name="T311">736</text:span><text:span text:style-name="T132">)</text:span><text:span text:style-name="T139">.</text:span></text:p>
      <text:p text:style-name="P86">In brief, we have standardized TEC to be coupled with 2p Imaging, in concert, with the goal to study time cells. <text:span text:style-name="T59">It is non-trivial to combine behaviour and imaging for longitudinal studies.</text:span></text:p>
      <text:p text:style-name="P26"/>
      <text:p text:style-name="P16">- Line 2822: What are the 'several types of behavioural adaptation ...'? The first claim is well known [Line 2824]. The third claim is not tried -- it's just an expectation [line 2828].</text:p>
      <text:p text:style-name="P87"/>
      <text:p text:style-name="P100">Rewrote this section to add emphasis on main results with TEC standardization.</text:p>
      <text:p text:style-name="P100"/>
      <text:p text:style-name="P117"><text:span text:style-name="T145">ADDED (to line ~</text:span><text:span text:style-name="T247">31</text:span><text:span text:style-name="T307">35</text:span><text:span text:style-name="T247">-31</text:span><text:span text:style-name="T307">51</text:span><text:span text:style-name="T145">):</text:span></text:p>
      <text:p text:style-name="P36"><text:span text:style-name="T184">... (data not shown). </text:span><text:span text:style-name="T182">TEC experiments with multiple CS, viz., blue LED and Tone, have been tried in the lab. They form the primary behavioural modulation being investigated by a lab colleague. </text:span><text:span text:style-name="T183">These experiments are now directly possible due to the standardization efforts.</text:span></text:p>
      <text:p text:style-name="P195"><text:span text:style-name="T142">4. </text:span><text:span text:style-name="T141">In our experiments where we extended the Trace Duration, animals show retention of previously learnt CR times (Figures 19-21), showcase complex blinks (Figure 19) without change to CR onset (Figure 20).</text:span></text:p>
      <text:p text:style-name="P196"><text:soft-page-break/><text:span text:style-name="T142">5. </text:span><text:span text:style-name="T141">We could also train animals on very long Trace durations (550 ms, and 750 ms), which have previously not been reported for head-fixed mice.</text:span></text:p>
      <text:p text:style-name="P196"><text:span text:style-name="T142">6.</text:span><text:span text:style-name="T140"> </text:span><text:span text:style-name="T141">Across all the single interval training experiments, the animals only produce one conditioned response, with time of peak adjusted relative to the timing of the US.</text:span></text:p>
      <text:p text:style-name="P157"><text:span text:style-name="T248">7.</text:span><text:span text:style-name="T145"> </text:span><text:span text:style-name="T139">C</text:span><text:span text:style-name="T145">omplex blinks were only obser</text:span><text:span text:style-name="T248">v</text:span><text:span text:style-name="T145">ed in animals trained to more than one trace interval.</text:span></text:p>
      <text:p text:style-name="P15"/>
      <text:p text:style-name="P15">- Line 2839: Again here it is important to clearly mention what has been standardized for 2-photon imaging -- both in the intro and in the discussion</text:p>
      <text:p text:style-name="P15"/>
      <text:p text:style-name="P101">Added a new section titled “Standardizing<text:span text:style-name="T309">8</text:span> combined behaviour and recording experiments” (to lines ~3<text:span text:style-name="T309">206</text:span>-3232) to help bring out the standardization.</text:p>
      <text:p text:style-name="P31"/>
      <text:p text:style-name="P217"><text:span text:style-name="T95">*** ADDED (to lines ~320</text:span><text:span text:style-name="T98">6</text:span><text:span text:style-name="T95">-323</text:span><text:span text:style-name="T98">8</text:span><text:span text:style-name="T95">):</text:span></text:p>
      <text:p text:style-name="P158"><text:span text:style-name="T60">We </text:span><text:span text:style-name="T61">have previously stated that studying the hippocampal CA1 time cells fire in reliable sequences under the TEC paradigm (Modi et al., 2014), and wished to develop the paradigm to more fully study time cells, </text:span><text:span text:style-name="T228">especially during the early or acquisition phase of training (sessions 1-7)</text:span><text:span text:style-name="T61">. </text:span><text:span text:style-name="T53">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span></text:p>
      <text:p text:style-name="P168">1) We focused on performing only one surgery, viz., head-bar implant and hippocampus to minimize surgery-induced trauma, rather than multiple surgery strategies.</text:p>
      <text:p text:style-name="P168">2) We incorporated a treadmill for the animals to run on during the experiments, at the potential cost of observing z-axis drift in the imaging.</text:p>
      <text:p text:style-name="P233"><text:span text:style-name="T53">3) </text:span><text:span text:style-name="T107">Imaging requires that the sample (experimental animals) be illuminated only by the excitation laser and that the sensor systems for the emitted photons receive only the photons from the excited sample. </text:span><text:span text:style-name="T53">We considered and designed the filter sets before our photomultiplier tube (PMT) in the emission path, to reject all IR and partially red frequencies, not just to protect the sensor from the excitation 2-</text:span><text:span text:style-name="T308">photon</text:span><text:span text:style-name="T53"> laser, but also the red/short IR illumination on the animal’s eye for the be</text:span>h<text:span text:style-name="T53">aviour camera.</text:span></text:p>
      <text:p text:style-name="P150"/>
      <text:p text:style-name="P149">Through our experiments, we were able to provide some evidence that somatosensory stimuli but not other neutral stimuli could trigger CA1 responses but the effect of behavioural training results in the development of CA1 responses to the CS, now <text:soft-page-break/>triggering a whole spatiotemporal sequence of activation. Altogether, we were able to observe preliminary results regarding the tuning, de-tuning and re-tuning of time cells to temporal fields during learning, as described in Chapter 3 – “Imaging”.</text:p>
      <text:p text:style-name="P70"/>
      <text:p text:style-name="P15">- Line 2924: This section comes very abruptly. I am not sure how it relates to the thesis work. The first two paragraphs the author has tried to build some narrative but it does not serve the purpose.</text:p>
      <text:p text:style-name="P102"/>
      <text:p text:style-name="P102">Additional sections added to Chapter 5 – “Discussion”.</text:p>
      <text:p text:style-name="P102"/>
      <text:p text:style-name="P61"><text:span text:style-name="T145">We use this section to emphasize that the brain continues to predict across different states and experiences, in an on-going effort. We use this narrative thread to link the essential summary of what the thesis has tried to achieve, </text:span><text:span text:style-name="T46">viz.</text:span><text:span text:style-name="T249">,</text:span></text:p>
      <text:p text:style-name="P61"/>
      <text:p text:style-name="P105">1) Standardized Behaviour – Trace Eye-Blink Conditioning (TEC) in head-fixed mice,</text:p>
      <text:p text:style-name="P63"><text:span text:style-name="T91">2) Standardized Imaging – Chronic 2p Calcium Imaging of hippocampal CA1, </text:span><text:span text:style-name="T45">in vivo</text:span><text:span text:style-name="T108">, and,</text:span></text:p>
      <text:p text:style-name="P143">3) Benchmarked Analysis – Multiple analysis algorithms for detecting time cells in physiological datas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4T09:32:39.452960888</meta:creation-date>
    <dc:date>2023-07-19T19:28:08.717285154</dc:date>
    <meta:editing-duration>P1DT9H30S</meta:editing-duration>
    <meta:editing-cycles>206</meta:editing-cycles>
    <meta:generator>LibreOffice/7.3.7.2$Linux_X86_64 LibreOffice_project/30$Build-2</meta:generator>
    <meta:document-statistic meta:table-count="0" meta:image-count="0" meta:object-count="0" meta:page-count="30" meta:paragraph-count="286" meta:word-count="9457" meta:character-count="60484" meta:non-whitespace-character-count="51268"/>
  </office:meta>
</office:document-meta>
</file>